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16370" table:default-cell-style-name="ce1"/>
        <table:table-row table:style-name="ro1">
          <table:table-cell office:value-type="string" table:style-name="ce1">
            <text:p>num_edges</text:p>
          </table:table-cell>
          <table:table-cell office:value-type="string" table:style-name="ce1">
            <text:p>density</text:p>
          </table:table-cell>
          <table:table-cell office:value-type="string" table:style-name="ce1">
            <text:p>avg_degree</text:p>
          </table:table-cell>
          <table:table-cell office:value-type="string" table:style-name="ce1">
            <text:p>percent_endpoints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second_eigen</text:p>
          </table:table-cell>
          <table:table-cell office:value-type="string" table:style-name="ce1">
            <text:p>unique_eigen</text:p>
          </table:table-cell>
          <table:table-cell office:value-type="string" table:style-name="ce1">
            <text:p>spectral_rad</text:p>
          </table:table-cell>
          <table:table-cell office:value-type="string" table:style-name="ce1">
            <text:p>link_impurity</text:p>
          </table:table-cell>
          <table:table-cell office:value-type="string" table:style-name="ce1">
            <text:p>neighborhood_impurity</text:p>
          </table:table-cell>
          <table:table-cell office:value-type="string" table:style-name="ce1">
            <text:p>avg_closeness</text:p>
          </table:table-cell>
          <table:table-cell office:value-type="string" table:style-name="ce1">
            <text:p>avg_clustering</text:p>
          </table:table-cell>
          <table:table-cell office:value-type="string" table:style-name="ce1">
            <text:p>small_worldness</text:p>
          </table:table-cell>
          <table:table-cell office:value-type="string" table:style-name="ce1">
            <text:p>near_native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00705963957501" table:style-name="ce1">
            <text:p>1.940070596</text:p>
          </table:table-cell>
          <table:table-cell office:value-type="float" office:value="70" table:style-name="ce1">
            <text:p>70</text:p>
          </table:table-cell>
          <table:table-cell office:value-type="float" office:value="1.94630145247946" table:style-name="ce1">
            <text:p>1.946301452</text:p>
          </table:table-cell>
          <table:table-cell office:value-type="float" office:value="0.952380952380952" table:style-name="ce1">
            <text:p>0.952380952</text:p>
          </table:table-cell>
          <table:table-cell office:value-type="float" office:value="2" table:style-name="ce1">
            <text:p>2</text:p>
          </table:table-cell>
          <table:table-cell office:value-type="float" office:value="0.22092068341210699" table:style-name="ce1">
            <text:p>0.220920683</text:p>
          </table:table-cell>
          <table:table-cell office:value-type="float" office:value="9.4047619047619102E-2" table:style-name="ce1">
            <text:p>0.0940476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1311391780704" table:style-name="ce1">
            <text:p>1.913113918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965517241379304" table:style-name="ce1">
            <text:p>0.939655172</text:p>
          </table:table-cell>
          <table:table-cell office:value-type="float" office:value="3" table:style-name="ce1">
            <text:p>3</text:p>
          </table:table-cell>
          <table:table-cell office:value-type="float" office:value="0.21544961337620899" table:style-name="ce1">
            <text:p>0.215449613</text:p>
          </table:table-cell>
          <table:table-cell office:value-type="float" office:value="0.13825396825396799" table:style-name="ce1">
            <text:p>0.1382539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93963116818335" table:style-name="ce1">
            <text:p>1.939631168</text:p>
          </table:table-cell>
          <table:table-cell office:value-type="float" office:value="70" table:style-name="ce1">
            <text:p>70</text:p>
          </table:table-cell>
          <table:table-cell office:value-type="float" office:value="1.95795014468261" table:style-name="ce1">
            <text:p>1.957950145</text:p>
          </table:table-cell>
          <table:table-cell office:value-type="float" office:value="0.94444444444444398" table:style-name="ce1">
            <text:p>0.944444444</text:p>
          </table:table-cell>
          <table:table-cell office:value-type="float" office:value="2" table:style-name="ce1">
            <text:p>2</text:p>
          </table:table-cell>
          <table:table-cell office:value-type="float" office:value="0.21200110284363899" table:style-name="ce1">
            <text:p>0.212001103</text:p>
          </table:table-cell>
          <table:table-cell office:value-type="float" office:value="0.11816326530612201" table:style-name="ce1">
            <text:p>0.1181632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0.99999999999" table:style-name="ce1">
            <text:p>4761</text:p>
          </table:table-cell>
          <table:table-cell office:value-type="float" office:value="1.90630421626177" table:style-name="ce1">
            <text:p>1.906304216</text:p>
          </table:table-cell>
          <table:table-cell office:value-type="float" office:value="70" table:style-name="ce1">
            <text:p>70</text:p>
          </table:table-cell>
          <table:table-cell office:value-type="float" office:value="1.9360381677441001" table:style-name="ce1">
            <text:p>1.936038168</text:p>
          </table:table-cell>
          <table:table-cell office:value-type="float" office:value="0.96363636363636396" table:style-name="ce1">
            <text:p>0.963636364</text:p>
          </table:table-cell>
          <table:table-cell office:value-type="float" office:value="3" table:style-name="ce1">
            <text:p>3</text:p>
          </table:table-cell>
          <table:table-cell office:value-type="float" office:value="0.227381784769078" table:style-name="ce1">
            <text:p>0.227381785</text:p>
          </table:table-cell>
          <table:table-cell office:value-type="float" office:value="0.105918367346939" table:style-name="ce1">
            <text:p>0.1059183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818779756246899" table:style-name="ce1">
            <text:p>1.88187797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913043478260905" table:style-name="ce1">
            <text:p>0.939130435</text:p>
          </table:table-cell>
          <table:table-cell office:value-type="float" office:value="3" table:style-name="ce1">
            <text:p>3</text:p>
          </table:table-cell>
          <table:table-cell office:value-type="float" office:value="0.205163022818137" table:style-name="ce1">
            <text:p>0.205163023</text:p>
          </table:table-cell>
          <table:table-cell office:value-type="float" office:value="0.134013605442177" table:style-name="ce1">
            <text:p>0.1340136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899.99999999999" table:style-name="ce1">
            <text:p>4900</text:p>
          </table:table-cell>
          <table:table-cell office:value-type="float" office:value="1.9400696626081" table:style-name="ce1">
            <text:p>1.940069663</text:p>
          </table:table-cell>
          <table:table-cell office:value-type="float" office:value="70" table:style-name="ce1">
            <text:p>70</text:p>
          </table:table-cell>
          <table:table-cell office:value-type="float" office:value="1.9473175688020601" table:style-name="ce1">
            <text:p>1.947317569</text:p>
          </table:table-cell>
          <table:table-cell office:value-type="float" office:value="0.95283018867924496" table:style-name="ce1">
            <text:p>0.952830189</text:p>
          </table:table-cell>
          <table:table-cell office:value-type="float" office:value="2" table:style-name="ce1">
            <text:p>2</text:p>
          </table:table-cell>
          <table:table-cell office:value-type="float" office:value="0.221805625334904" table:style-name="ce1">
            <text:p>0.221805625</text:p>
          </table:table-cell>
          <table:table-cell office:value-type="float" office:value="0.10670068027210899" table:style-name="ce1">
            <text:p>0.106700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.00000000001" table:style-name="ce1">
            <text:p>4900</text:p>
          </table:table-cell>
          <table:table-cell office:value-type="float" office:value="1.9396911880885399" table:style-name="ce1">
            <text:p>1.939691188</text:p>
          </table:table-cell>
          <table:table-cell office:value-type="float" office:value="70" table:style-name="ce1">
            <text:p>70</text:p>
          </table:table-cell>
          <table:table-cell office:value-type="float" office:value="1.95375580747653" table:style-name="ce1">
            <text:p>1.953755807</text:p>
          </table:table-cell>
          <table:table-cell office:value-type="float" office:value="0.94545454545454499" table:style-name="ce1">
            <text:p>0.945454545</text:p>
          </table:table-cell>
          <table:table-cell office:value-type="float" office:value="2" table:style-name="ce1">
            <text:p>2</text:p>
          </table:table-cell>
          <table:table-cell office:value-type="float" office:value="0.224224307422075" table:style-name="ce1">
            <text:p>0.224224307</text:p>
          </table:table-cell>
          <table:table-cell office:value-type="float" office:value="9.7176870748299296E-2" table:style-name="ce1">
            <text:p>0.0971768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62733499957701" table:style-name="ce1">
            <text:p>1.94627335</text:p>
          </table:table-cell>
          <table:table-cell office:value-type="float" office:value="70" table:style-name="ce1">
            <text:p>70</text:p>
          </table:table-cell>
          <table:table-cell office:value-type="float" office:value="1.9463223018811899" table:style-name="ce1">
            <text:p>1.946322302</text:p>
          </table:table-cell>
          <table:table-cell office:value-type="float" office:value="0.95098039215686303" table:style-name="ce1">
            <text:p>0.950980392</text:p>
          </table:table-cell>
          <table:table-cell office:value-type="float" office:value="2" table:style-name="ce1">
            <text:p>2</text:p>
          </table:table-cell>
          <table:table-cell office:value-type="float" office:value="0.21841838270147901" table:style-name="ce1">
            <text:p>0.218418383</text:p>
          </table:table-cell>
          <table:table-cell office:value-type="float" office:value="7.2142857142857106E-2" table:style-name="ce1">
            <text:p>0.0721428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9495402816935" table:style-name="ce1">
            <text:p>1.894954028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561983471074405" table:style-name="ce1">
            <text:p>0.925619835</text:p>
          </table:table-cell>
          <table:table-cell office:value-type="float" office:value="3" table:style-name="ce1">
            <text:p>3</text:p>
          </table:table-cell>
          <table:table-cell office:value-type="float" office:value="0.22381349769511599" table:style-name="ce1">
            <text:p>0.223813498</text:p>
          </table:table-cell>
          <table:table-cell office:value-type="float" office:value="0.16353741496598601" table:style-name="ce1">
            <text:p>0.1635374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153735118897399" table:style-name="ce1">
            <text:p>1.91537351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269230769230804" table:style-name="ce1">
            <text:p>0.932692308</text:p>
          </table:table-cell>
          <table:table-cell office:value-type="float" office:value="2" table:style-name="ce1">
            <text:p>2</text:p>
          </table:table-cell>
          <table:table-cell office:value-type="float" office:value="0.19187073734530899" table:style-name="ce1">
            <text:p>0.191870737</text:p>
          </table:table-cell>
          <table:table-cell office:value-type="float" office:value="0.15465986394557801" table:style-name="ce1">
            <text:p>0.1546598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204968944099403E-2" table:style-name="ce1">
            <text:p>0.04720496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0562214077448" table:style-name="ce1">
            <text:p>1.90562214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9824561403509" table:style-name="ce1">
            <text:p>0.929824561</text:p>
          </table:table-cell>
          <table:table-cell office:value-type="float" office:value="3" table:style-name="ce1">
            <text:p>3</text:p>
          </table:table-cell>
          <table:table-cell office:value-type="float" office:value="0.21396776330240999" table:style-name="ce1">
            <text:p>0.213967763</text:p>
          </table:table-cell>
          <table:table-cell office:value-type="float" office:value="0.15709750566893399" table:style-name="ce1">
            <text:p>0.15709750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003855392743501" table:style-name="ce1">
            <text:p>1.900385539</text:p>
          </table:table-cell>
          <table:table-cell office:value-type="float" office:value="70" table:style-name="ce1">
            <text:p>70</text:p>
          </table:table-cell>
          <table:table-cell office:value-type="float" office:value="1.9339212921901701" table:style-name="ce1">
            <text:p>1.933921292</text:p>
          </table:table-cell>
          <table:table-cell office:value-type="float" office:value="0.93388429752066104" table:style-name="ce1">
            <text:p>0.933884298</text:p>
          </table:table-cell>
          <table:table-cell office:value-type="float" office:value="3" table:style-name="ce1">
            <text:p>3</text:p>
          </table:table-cell>
          <table:table-cell office:value-type="float" office:value="0.24971690892451001" table:style-name="ce1">
            <text:p>0.249716909</text:p>
          </table:table-cell>
          <table:table-cell office:value-type="float" office:value="0.155748299319728" table:style-name="ce1">
            <text:p>0.1557482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.00000000001" table:style-name="ce1">
            <text:p>4489</text:p>
          </table:table-cell>
          <table:table-cell office:value-type="float" office:value="1.93969776076487" table:style-name="ce1">
            <text:p>1.939697761</text:p>
          </table:table-cell>
          <table:table-cell office:value-type="float" office:value="68" table:style-name="ce1">
            <text:p>68</text:p>
          </table:table-cell>
          <table:table-cell office:value-type="float" office:value="1.94891826989312" table:style-name="ce1">
            <text:p>1.94891827</text:p>
          </table:table-cell>
          <table:table-cell office:value-type="float" office:value="0.96078431372549" table:style-name="ce1">
            <text:p>0.960784314</text:p>
          </table:table-cell>
          <table:table-cell office:value-type="float" office:value="2" table:style-name="ce1">
            <text:p>2</text:p>
          </table:table-cell>
          <table:table-cell office:value-type="float" office:value="0.199576171885959" table:style-name="ce1">
            <text:p>0.199576172</text:p>
          </table:table-cell>
          <table:table-cell office:value-type="float" office:value="0.107482993197279" table:style-name="ce1">
            <text:p>0.10748299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967757970869" table:style-name="ce1">
            <text:p>1.93967758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5049504950495001" table:style-name="ce1">
            <text:p>0.95049505</text:p>
          </table:table-cell>
          <table:table-cell office:value-type="float" office:value="2" table:style-name="ce1">
            <text:p>2</text:p>
          </table:table-cell>
          <table:table-cell office:value-type="float" office:value="0.17985453678315699" table:style-name="ce1">
            <text:p>0.179854537</text:p>
          </table:table-cell>
          <table:table-cell office:value-type="float" office:value="0.115578231292517" table:style-name="ce1">
            <text:p>0.115578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.0931677018633499E-2" table:style-name="ce1">
            <text:p>0.05093167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8789860811338399" table:style-name="ce1">
            <text:p>1.87898608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308943089430897" table:style-name="ce1">
            <text:p>0.943089431</text:p>
          </table:table-cell>
          <table:table-cell office:value-type="float" office:value="3" table:style-name="ce1">
            <text:p>3</text:p>
          </table:table-cell>
          <table:table-cell office:value-type="float" office:value="0.210703604226323" table:style-name="ce1">
            <text:p>0.210703604</text:p>
          </table:table-cell>
          <table:table-cell office:value-type="float" office:value="0.159569160997732" table:style-name="ce1">
            <text:p>0.15956916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062421345029501" table:style-name="ce1">
            <text:p>1.906242135</text:p>
          </table:table-cell>
          <table:table-cell office:value-type="float" office:value="70" table:style-name="ce1">
            <text:p>70</text:p>
          </table:table-cell>
          <table:table-cell office:value-type="float" office:value="1.9348661590695699" table:style-name="ce1">
            <text:p>1.934866159</text:p>
          </table:table-cell>
          <table:table-cell office:value-type="float" office:value="0.96428571428571397" table:style-name="ce1">
            <text:p>0.964285714</text:p>
          </table:table-cell>
          <table:table-cell office:value-type="float" office:value="3" table:style-name="ce1">
            <text:p>3</text:p>
          </table:table-cell>
          <table:table-cell office:value-type="float" office:value="0.22774007569826599" table:style-name="ce1">
            <text:p>0.227740076</text:p>
          </table:table-cell>
          <table:table-cell office:value-type="float" office:value="0.11503401360544201" table:style-name="ce1">
            <text:p>0.1150340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96966606783601" table:style-name="ce1">
            <text:p>1.939696661</text:p>
          </table:table-cell>
          <table:table-cell office:value-type="float" office:value="70" table:style-name="ce1">
            <text:p>70</text:p>
          </table:table-cell>
          <table:table-cell office:value-type="float" office:value="1.94289813545511" table:style-name="ce1">
            <text:p>1.942898135</text:p>
          </table:table-cell>
          <table:table-cell office:value-type="float" office:value="0.95495495495495497" table:style-name="ce1">
            <text:p>0.954954955</text:p>
          </table:table-cell>
          <table:table-cell office:value-type="float" office:value="3" table:style-name="ce1">
            <text:p>3</text:p>
          </table:table-cell>
          <table:table-cell office:value-type="float" office:value="0.225493230097734" table:style-name="ce1">
            <text:p>0.22549323</text:p>
          </table:table-cell>
          <table:table-cell office:value-type="float" office:value="8.7380952380952406E-2" table:style-name="ce1">
            <text:p>0.087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993788819875802E-2" table:style-name="ce1">
            <text:p>0.0409937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929292929292895" table:style-name="ce1">
            <text:p>0.929292929</text:p>
          </table:table-cell>
          <table:table-cell office:value-type="float" office:value="2" table:style-name="ce1">
            <text:p>2</text:p>
          </table:table-cell>
          <table:table-cell office:value-type="float" office:value="0.17814914511570601" table:style-name="ce1">
            <text:p>0.178149145</text:p>
          </table:table-cell>
          <table:table-cell office:value-type="float" office:value="0.105544217687075" table:style-name="ce1">
            <text:p>0.1055442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577981651376196" table:style-name="ce1">
            <text:p>0.935779817</text:p>
          </table:table-cell>
          <table:table-cell office:value-type="float" office:value="2" table:style-name="ce1">
            <text:p>2</text:p>
          </table:table-cell>
          <table:table-cell office:value-type="float" office:value="0.18835347601608901" table:style-name="ce1">
            <text:p>0.188353476</text:p>
          </table:table-cell>
          <table:table-cell office:value-type="float" office:value="0.15197278911564599" table:style-name="ce1">
            <text:p>0.1519727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9689440993788803E-2" table:style-name="ce1">
            <text:p>0.04968944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847310072374199" table:style-name="ce1">
            <text:p>1.884731007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333333333333302" table:style-name="ce1">
            <text:p>0.933333333</text:p>
          </table:table-cell>
          <table:table-cell office:value-type="float" office:value="3" table:style-name="ce1">
            <text:p>3</text:p>
          </table:table-cell>
          <table:table-cell office:value-type="float" office:value="0.227476314191395" table:style-name="ce1">
            <text:p>0.227476314</text:p>
          </table:table-cell>
          <table:table-cell office:value-type="float" office:value="0.17427437641723401" table:style-name="ce1">
            <text:p>0.17427437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204968944099403E-2" table:style-name="ce1">
            <text:p>0.04720496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064781126869199" table:style-name="ce1">
            <text:p>1.906478113</text:p>
          </table:table-cell>
          <table:table-cell office:value-type="float" office:value="69" table:style-name="ce1">
            <text:p>69</text:p>
          </table:table-cell>
          <table:table-cell office:value-type="float" office:value="1.9148560267433301" table:style-name="ce1">
            <text:p>1.914856027</text:p>
          </table:table-cell>
          <table:table-cell office:value-type="float" office:value="0.94736842105263197" table:style-name="ce1">
            <text:p>0.947368421</text:p>
          </table:table-cell>
          <table:table-cell office:value-type="float" office:value="3" table:style-name="ce1">
            <text:p>3</text:p>
          </table:table-cell>
          <table:table-cell office:value-type="float" office:value="0.228310566741948" table:style-name="ce1">
            <text:p>0.228310567</text:p>
          </table:table-cell>
          <table:table-cell office:value-type="float" office:value="0.143390022675737" table:style-name="ce1">
            <text:p>0.1433900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2562027493605" table:style-name="ce1">
            <text:p>1.92562027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727272727272703" table:style-name="ce1">
            <text:p>0.927272727</text:p>
          </table:table-cell>
          <table:table-cell office:value-type="float" office:value="2" table:style-name="ce1">
            <text:p>2</text:p>
          </table:table-cell>
          <table:table-cell office:value-type="float" office:value="0.204496992664812" table:style-name="ce1">
            <text:p>0.204496993</text:p>
          </table:table-cell>
          <table:table-cell office:value-type="float" office:value="0.126496598639456" table:style-name="ce1">
            <text:p>0.1264965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396881362112099" table:style-name="ce1">
            <text:p>1.939688136</text:p>
          </table:table-cell>
          <table:table-cell office:value-type="float" office:value="68" table:style-name="ce1">
            <text:p>68</text:p>
          </table:table-cell>
          <table:table-cell office:value-type="float" office:value="1.95193491664389" table:style-name="ce1">
            <text:p>1.951934917</text:p>
          </table:table-cell>
          <table:table-cell office:value-type="float" office:value="0.95370370370370405" table:style-name="ce1">
            <text:p>0.953703704</text:p>
          </table:table-cell>
          <table:table-cell office:value-type="float" office:value="2" table:style-name="ce1">
            <text:p>2</text:p>
          </table:table-cell>
          <table:table-cell office:value-type="float" office:value="0.20965930522190199" table:style-name="ce1">
            <text:p>0.209659305</text:p>
          </table:table-cell>
          <table:table-cell office:value-type="float" office:value="0.108945578231293" table:style-name="ce1">
            <text:p>0.10894557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8520341855515701" table:style-name="ce1">
            <text:p>1.85203418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5041322314049603" table:style-name="ce1">
            <text:p>0.950413223</text:p>
          </table:table-cell>
          <table:table-cell office:value-type="float" office:value="3" table:style-name="ce1">
            <text:p>3</text:p>
          </table:table-cell>
          <table:table-cell office:value-type="float" office:value="0.22992933927914999" table:style-name="ce1">
            <text:p>0.229929339</text:p>
          </table:table-cell>
          <table:table-cell office:value-type="float" office:value="0.132687074829932" table:style-name="ce1">
            <text:p>0.1326870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67949317541" table:style-name="ce1">
            <text:p>1.93679493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380952380952397" table:style-name="ce1">
            <text:p>0.923809524</text:p>
          </table:table-cell>
          <table:table-cell office:value-type="float" office:value="2" table:style-name="ce1">
            <text:p>2</text:p>
          </table:table-cell>
          <table:table-cell office:value-type="float" office:value="0.191159665533877" table:style-name="ce1">
            <text:p>0.191159666</text:p>
          </table:table-cell>
          <table:table-cell office:value-type="float" office:value="0.111020408163265" table:style-name="ce1">
            <text:p>0.111020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88050889224882" table:style-name="ce1">
            <text:p>1.880508892</text:p>
          </table:table-cell>
          <table:table-cell office:value-type="float" office:value="70" table:style-name="ce1">
            <text:p>70</text:p>
          </table:table-cell>
          <table:table-cell office:value-type="float" office:value="1.93655021632927" table:style-name="ce1">
            <text:p>1.936550216</text:p>
          </table:table-cell>
          <table:table-cell office:value-type="float" office:value="0.96363636363636396" table:style-name="ce1">
            <text:p>0.963636364</text:p>
          </table:table-cell>
          <table:table-cell office:value-type="float" office:value="3" table:style-name="ce1">
            <text:p>3</text:p>
          </table:table-cell>
          <table:table-cell office:value-type="float" office:value="0.22833080874789599" table:style-name="ce1">
            <text:p>0.228330809</text:p>
          </table:table-cell>
          <table:table-cell office:value-type="float" office:value="0.11017006802721099" table:style-name="ce1">
            <text:p>0.1101700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6237239699626" table:style-name="ce1">
            <text:p>1.862372397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043478260869605" table:style-name="ce1">
            <text:p>0.930434783</text:p>
          </table:table-cell>
          <table:table-cell office:value-type="float" office:value="3" table:style-name="ce1">
            <text:p>3</text:p>
          </table:table-cell>
          <table:table-cell office:value-type="float" office:value="0.20845432401618" table:style-name="ce1">
            <text:p>0.208454324</text:p>
          </table:table-cell>
          <table:table-cell office:value-type="float" office:value="0.16255102040816299" table:style-name="ce1">
            <text:p>0.1625510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5773426683212" table:style-name="ce1">
            <text:p>1.857734267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2380952380952397" table:style-name="ce1">
            <text:p>0.923809524</text:p>
          </table:table-cell>
          <table:table-cell office:value-type="float" office:value="2" table:style-name="ce1">
            <text:p>2</text:p>
          </table:table-cell>
          <table:table-cell office:value-type="float" office:value="0.173157184844593" table:style-name="ce1">
            <text:p>0.173157185</text:p>
          </table:table-cell>
          <table:table-cell office:value-type="float" office:value="0.15748299319727899" table:style-name="ce1">
            <text:p>0.15748299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67025591088001" table:style-name="ce1">
            <text:p>1.936702559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636363636363595" table:style-name="ce1">
            <text:p>0.936363636</text:p>
          </table:table-cell>
          <table:table-cell office:value-type="float" office:value="2" table:style-name="ce1">
            <text:p>2</text:p>
          </table:table-cell>
          <table:table-cell office:value-type="float" office:value="0.210704937026575" table:style-name="ce1">
            <text:p>0.210704937</text:p>
          </table:table-cell>
          <table:table-cell office:value-type="float" office:value="0.13883219954648501" table:style-name="ce1">
            <text:p>0.13883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1133754650554" table:style-name="ce1">
            <text:p>1.911337547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2" table:style-name="ce1">
            <text:p>2</text:p>
          </table:table-cell>
          <table:table-cell office:value-type="float" office:value="0.192265730781808" table:style-name="ce1">
            <text:p>0.192265731</text:p>
          </table:table-cell>
          <table:table-cell office:value-type="float" office:value="0.15272108843537399" table:style-name="ce1">
            <text:p>0.15272108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899.99999999999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203883495145601" table:style-name="ce1">
            <text:p>0.932038835</text:p>
          </table:table-cell>
          <table:table-cell office:value-type="float" office:value="2" table:style-name="ce1">
            <text:p>2</text:p>
          </table:table-cell>
          <table:table-cell office:value-type="float" office:value="0.19231045517484199" table:style-name="ce1">
            <text:p>0.192310455</text:p>
          </table:table-cell>
          <table:table-cell office:value-type="float" office:value="0.14258503401360501" table:style-name="ce1">
            <text:p>0.1425850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1379149509432" table:style-name="ce1">
            <text:p>1.91379149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241379310344795" table:style-name="ce1">
            <text:p>0.922413793</text:p>
          </table:table-cell>
          <table:table-cell office:value-type="float" office:value="3" table:style-name="ce1">
            <text:p>3</text:p>
          </table:table-cell>
          <table:table-cell office:value-type="float" office:value="0.20888732915531599" table:style-name="ce1">
            <text:p>0.208887329</text:p>
          </table:table-cell>
          <table:table-cell office:value-type="float" office:value="0.17221088435374199" table:style-name="ce1">
            <text:p>0.17221088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971203400972" table:style-name="ce1">
            <text:p>1.939712034</text:p>
          </table:table-cell>
          <table:table-cell office:value-type="float" office:value="70" table:style-name="ce1">
            <text:p>70</text:p>
          </table:table-cell>
          <table:table-cell office:value-type="float" office:value="1.9463326647713399" table:style-name="ce1">
            <text:p>1.946332665</text:p>
          </table:table-cell>
          <table:table-cell office:value-type="float" office:value="0.95145631067961201" table:style-name="ce1">
            <text:p>0.951456311</text:p>
          </table:table-cell>
          <table:table-cell office:value-type="float" office:value="2" table:style-name="ce1">
            <text:p>2</text:p>
          </table:table-cell>
          <table:table-cell office:value-type="float" office:value="0.21464621167966" table:style-name="ce1">
            <text:p>0.214646212</text:p>
          </table:table-cell>
          <table:table-cell office:value-type="float" office:value="9.3775510204081605E-2" table:style-name="ce1">
            <text:p>0.093775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.00000000001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1964285714285698" table:style-name="ce1">
            <text:p>0.919642857</text:p>
          </table:table-cell>
          <table:table-cell office:value-type="float" office:value="2" table:style-name="ce1">
            <text:p>2</text:p>
          </table:table-cell>
          <table:table-cell office:value-type="float" office:value="0.18693240142984099" table:style-name="ce1">
            <text:p>0.186932401</text:p>
          </table:table-cell>
          <table:table-cell office:value-type="float" office:value="0.152993197278912" table:style-name="ce1">
            <text:p>0.15299319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721" table:style-name="ce1">
            <text:p>3721</text:p>
          </table:table-cell>
          <table:table-cell office:value-type="float" office:value="1.90572975277575" table:style-name="ce1">
            <text:p>1.905729753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0.93" table:style-name="ce1">
            <text:p>0.93</text:p>
          </table:table-cell>
          <table:table-cell office:value-type="float" office:value="2" table:style-name="ce1">
            <text:p>2</text:p>
          </table:table-cell>
          <table:table-cell office:value-type="float" office:value="0.17435947358569601" table:style-name="ce1">
            <text:p>0.174359474</text:p>
          </table:table-cell>
          <table:table-cell office:value-type="float" office:value="9.6507936507936501E-2" table:style-name="ce1">
            <text:p>0.096507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85294926788199" table:style-name="ce1">
            <text:p>1.948529493</text:p>
          </table:table-cell>
          <table:table-cell office:value-type="float" office:value="70" table:style-name="ce1">
            <text:p>70</text:p>
          </table:table-cell>
          <table:table-cell office:value-type="float" office:value="1.95133311543362" table:style-name="ce1">
            <text:p>1.951333115</text:p>
          </table:table-cell>
          <table:table-cell office:value-type="float" office:value="0.90909090909090895" table:style-name="ce1">
            <text:p>0.909090909</text:p>
          </table:table-cell>
          <table:table-cell office:value-type="float" office:value="2" table:style-name="ce1">
            <text:p>2</text:p>
          </table:table-cell>
          <table:table-cell office:value-type="float" office:value="0.212056207857304" table:style-name="ce1">
            <text:p>0.212056208</text:p>
          </table:table-cell>
          <table:table-cell office:value-type="float" office:value="8.7619047619047596E-2" table:style-name="ce1">
            <text:p>0.08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6853002070393402E-2" table:style-name="ce1">
            <text:p>0.03685300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5416857086783" table:style-name="ce1">
            <text:p>1.954168571</text:p>
          </table:table-cell>
          <table:table-cell office:value-type="float" office:value="67" table:style-name="ce1">
            <text:p>67</text:p>
          </table:table-cell>
          <table:table-cell office:value-type="float" office:value="2.0000000000000102" table:style-name="ce1">
            <text:p>2</text:p>
          </table:table-cell>
          <table:table-cell office:value-type="float" office:value="0.91011235955056202" table:style-name="ce1">
            <text:p>0.91011236</text:p>
          </table:table-cell>
          <table:table-cell office:value-type="float" office:value="2" table:style-name="ce1">
            <text:p>2</text:p>
          </table:table-cell>
          <table:table-cell office:value-type="float" office:value="0.17267739602892099" table:style-name="ce1">
            <text:p>0.172677396</text:p>
          </table:table-cell>
          <table:table-cell office:value-type="float" office:value="9.6836734693877602E-2" table:style-name="ce1">
            <text:p>0.096836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3623981631486" table:style-name="ce1">
            <text:p>1.936239816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0476190476190499" table:style-name="ce1">
            <text:p>0.904761905</text:p>
          </table:table-cell>
          <table:table-cell office:value-type="float" office:value="2" table:style-name="ce1">
            <text:p>2</text:p>
          </table:table-cell>
          <table:table-cell office:value-type="float" office:value="0.18827217667346799" table:style-name="ce1">
            <text:p>0.188272177</text:p>
          </table:table-cell>
          <table:table-cell office:value-type="float" office:value="7.2142857142857203E-2" table:style-name="ce1">
            <text:p>0.072142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343279589857401" table:style-name="ce1">
            <text:p>1.934327959</text:p>
          </table:table-cell>
          <table:table-cell office:value-type="float" office:value="67" table:style-name="ce1">
            <text:p>67</text:p>
          </table:table-cell>
          <table:table-cell office:value-type="float" office:value="1.9375538209163301" table:style-name="ce1">
            <text:p>1.937553821</text:p>
          </table:table-cell>
          <table:table-cell office:value-type="float" office:value="0.94642857142857095" table:style-name="ce1">
            <text:p>0.946428571</text:p>
          </table:table-cell>
          <table:table-cell office:value-type="float" office:value="3" table:style-name="ce1">
            <text:p>3</text:p>
          </table:table-cell>
          <table:table-cell office:value-type="float" office:value="0.23425694989816601" table:style-name="ce1">
            <text:p>0.23425695</text:p>
          </table:table-cell>
          <table:table-cell office:value-type="float" office:value="0.11065759637188199" table:style-name="ce1">
            <text:p>0.110657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4368530020703898E-2" table:style-name="ce1">
            <text:p>0.034368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096+0j)</text:p>
          </table:table-cell>
          <table:table-cell office:value-type="string" table:style-name="ce1">
            <text:p>(2+0j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(2+0j)</text:p>
          </table:table-cell>
          <table:table-cell office:value-type="float" office:value="0.90361445783132499" table:style-name="ce1">
            <text:p>0.903614458</text:p>
          </table:table-cell>
          <table:table-cell office:value-type="float" office:value="2" table:style-name="ce1">
            <text:p>2</text:p>
          </table:table-cell>
          <table:table-cell office:value-type="float" office:value="0.13499476714556599" table:style-name="ce1">
            <text:p>0.134994767</text:p>
          </table:table-cell>
          <table:table-cell office:value-type="float" office:value="8.6870748299319706E-2" table:style-name="ce1">
            <text:p>0.086870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3416149068323003E-2" table:style-name="ce1">
            <text:p>0.05341614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5983089706768" table:style-name="ce1">
            <text:p>1.859830897</text:p>
          </table:table-cell>
          <table:table-cell office:value-type="float" office:value="68" table:style-name="ce1">
            <text:p>68</text:p>
          </table:table-cell>
          <table:table-cell office:value-type="float" office:value="2.0000000000000102" table:style-name="ce1">
            <text:p>2</text:p>
          </table:table-cell>
          <table:table-cell office:value-type="float" office:value="0.90697674418604601" table:style-name="ce1">
            <text:p>0.906976744</text:p>
          </table:table-cell>
          <table:table-cell office:value-type="float" office:value="3" table:style-name="ce1">
            <text:p>3</text:p>
          </table:table-cell>
          <table:table-cell office:value-type="float" office:value="0.22577184211779799" table:style-name="ce1">
            <text:p>0.225771842</text:p>
          </table:table-cell>
          <table:table-cell office:value-type="float" office:value="0.12744897959183701" table:style-name="ce1">
            <text:p>0.127448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9275362318840603E-2" table:style-name="ce1">
            <text:p>0.04927536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136583771831299" table:style-name="ce1">
            <text:p>1.913658377</text:p>
          </table:table-cell>
          <table:table-cell office:value-type="float" office:value="68" table:style-name="ce1">
            <text:p>68</text:p>
          </table:table-cell>
          <table:table-cell office:value-type="float" office:value="1.96160433734141" table:style-name="ce1">
            <text:p>1.961604337</text:p>
          </table:table-cell>
          <table:table-cell office:value-type="float" office:value="0.89075630252100801" table:style-name="ce1">
            <text:p>0.890756303</text:p>
          </table:table-cell>
          <table:table-cell office:value-type="float" office:value="3" table:style-name="ce1">
            <text:p>3</text:p>
          </table:table-cell>
          <table:table-cell office:value-type="float" office:value="0.22316790739331099" table:style-name="ce1">
            <text:p>0.223167907</text:p>
          </table:table-cell>
          <table:table-cell office:value-type="float" office:value="0.18493815708101399" table:style-name="ce1">
            <text:p>0.184938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7681159420289899E-2" table:style-name="ce1">
            <text:p>0.03768115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4505494505494503" table:style-name="ce1">
            <text:p>0.945054945</text:p>
          </table:table-cell>
          <table:table-cell office:value-type="float" office:value="2" table:style-name="ce1">
            <text:p>2</text:p>
          </table:table-cell>
          <table:table-cell office:value-type="float" office:value="0.14941195938465399" table:style-name="ce1">
            <text:p>0.14941195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1.8453553639+0j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(2+0j)</text:p>
          </table:table-cell>
          <table:table-cell office:value-type="float" office:value="0.92156862745098" table:style-name="ce1">
            <text:p>0.921568627</text:p>
          </table:table-cell>
          <table:table-cell office:value-type="float" office:value="2" table:style-name="ce1">
            <text:p>2</text:p>
          </table:table-cell>
          <table:table-cell office:value-type="float" office:value="0.18473412242995901" table:style-name="ce1">
            <text:p>0.184734122</text:p>
          </table:table-cell>
          <table:table-cell office:value-type="float" office:value="0.110532879818594" table:style-name="ce1">
            <text:p>0.11053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9704605048883" table:style-name="ce1">
            <text:p>1.89704605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61165048543689" table:style-name="ce1">
            <text:p>0.961165049</text:p>
          </table:table-cell>
          <table:table-cell office:value-type="float" office:value="2" table:style-name="ce1">
            <text:p>2</text:p>
          </table:table-cell>
          <table:table-cell office:value-type="float" office:value="0.186709473127701" table:style-name="ce1">
            <text:p>0.186709473</text:p>
          </table:table-cell>
          <table:table-cell office:value-type="float" office:value="0.14486394557823101" table:style-name="ce1">
            <text:p>0.144863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6497184287192" table:style-name="ce1">
            <text:p>1.86497184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5041322314049603" table:style-name="ce1">
            <text:p>0.950413223</text:p>
          </table:table-cell>
          <table:table-cell office:value-type="float" office:value="3" table:style-name="ce1">
            <text:p>3</text:p>
          </table:table-cell>
          <table:table-cell office:value-type="float" office:value="0.24588272089511401" table:style-name="ce1">
            <text:p>0.245882721</text:p>
          </table:table-cell>
          <table:table-cell office:value-type="float" office:value="0.14529478458049899" table:style-name="ce1">
            <text:p>0.145294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8861283643892299E-2" table:style-name="ce1">
            <text:p>0.04886128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8748258221662899" table:style-name="ce1">
            <text:p>1.874825822</text:p>
          </table:table-cell>
          <table:table-cell office:value-type="float" office:value="70" table:style-name="ce1">
            <text:p>70</text:p>
          </table:table-cell>
          <table:table-cell office:value-type="float" office:value="1.92550300830281" table:style-name="ce1">
            <text:p>1.925503008</text:p>
          </table:table-cell>
          <table:table-cell office:value-type="float" office:value="0.94915254237288105" table:style-name="ce1">
            <text:p>0.949152542</text:p>
          </table:table-cell>
          <table:table-cell office:value-type="float" office:value="3" table:style-name="ce1">
            <text:p>3</text:p>
          </table:table-cell>
          <table:table-cell office:value-type="float" office:value="0.23858093106558101" table:style-name="ce1">
            <text:p>0.238580931</text:p>
          </table:table-cell>
          <table:table-cell office:value-type="float" office:value="0.10311791383219999" table:style-name="ce1">
            <text:p>0.103117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0625" table:style-name="ce1">
            <text:p>0.90625</text:p>
          </table:table-cell>
          <table:table-cell office:value-type="float" office:value="2" table:style-name="ce1">
            <text:p>2</text:p>
          </table:table-cell>
          <table:table-cell office:value-type="float" office:value="0.163365844114083" table:style-name="ce1">
            <text:p>0.163365844</text:p>
          </table:table-cell>
          <table:table-cell office:value-type="float" office:value="0.108390022675737" table:style-name="ce1">
            <text:p>0.108390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0.99999999999" table:style-name="ce1">
            <text:p>4761</text:p>
          </table:table-cell>
          <table:table-cell office:value-type="float" office:value="1.85746577649223" table:style-name="ce1">
            <text:p>1.85746577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75" table:style-name="ce1">
            <text:p>0.9375</text:p>
          </table:table-cell>
          <table:table-cell office:value-type="float" office:value="3" table:style-name="ce1">
            <text:p>3</text:p>
          </table:table-cell>
          <table:table-cell office:value-type="float" office:value="0.23451636129096601" table:style-name="ce1">
            <text:p>0.234516361</text:p>
          </table:table-cell>
          <table:table-cell office:value-type="float" office:value="0.13982993197278901" table:style-name="ce1">
            <text:p>0.139829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5900621118012403E-2" table:style-name="ce1">
            <text:p>0.05590062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4549319836398" table:style-name="ce1">
            <text:p>1.845493198</text:p>
          </table:table-cell>
          <table:table-cell office:value-type="float" office:value="69" table:style-name="ce1">
            <text:p>69</text:p>
          </table:table-cell>
          <table:table-cell office:value-type="float" office:value="1.88900230539414" table:style-name="ce1">
            <text:p>1.889002305</text:p>
          </table:table-cell>
          <table:table-cell office:value-type="float" office:value="0.94074074074074099" table:style-name="ce1">
            <text:p>0.940740741</text:p>
          </table:table-cell>
          <table:table-cell office:value-type="float" office:value="3" table:style-name="ce1">
            <text:p>3</text:p>
          </table:table-cell>
          <table:table-cell office:value-type="float" office:value="0.25009034118040102" table:style-name="ce1">
            <text:p>0.250090341</text:p>
          </table:table-cell>
          <table:table-cell office:value-type="float" office:value="0.16303854875283399" table:style-name="ce1">
            <text:p>0.163038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395977183954101" table:style-name="ce1">
            <text:p>1.939597718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2523364485981296" table:style-name="ce1">
            <text:p>0.925233645</text:p>
          </table:table-cell>
          <table:table-cell office:value-type="float" office:value="2" table:style-name="ce1">
            <text:p>2</text:p>
          </table:table-cell>
          <table:table-cell office:value-type="float" office:value="0.20106247654271001" table:style-name="ce1">
            <text:p>0.201062477</text:p>
          </table:table-cell>
          <table:table-cell office:value-type="float" office:value="0.127006802721088" table:style-name="ce1">
            <text:p>0.127006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509433962264197" table:style-name="ce1">
            <text:p>0.91509434</text:p>
          </table:table-cell>
          <table:table-cell office:value-type="float" office:value="2" table:style-name="ce1">
            <text:p>2</text:p>
          </table:table-cell>
          <table:table-cell office:value-type="float" office:value="0.17303002627719399" table:style-name="ce1">
            <text:p>0.173030026</text:p>
          </table:table-cell>
          <table:table-cell office:value-type="float" office:value="0.14190476190476201" table:style-name="ce1">
            <text:p>0.141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947944426699399" table:style-name="ce1">
            <text:p>1.89479444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1743119266054995" table:style-name="ce1">
            <text:p>0.917431193</text:p>
          </table:table-cell>
          <table:table-cell office:value-type="float" office:value="2" table:style-name="ce1">
            <text:p>2</text:p>
          </table:table-cell>
          <table:table-cell office:value-type="float" office:value="0.182645898443941" table:style-name="ce1">
            <text:p>0.182645898</text:p>
          </table:table-cell>
          <table:table-cell office:value-type="float" office:value="0.134149659863946" table:style-name="ce1">
            <text:p>0.134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369036288460899" table:style-name="ce1">
            <text:p>1.936903629</text:p>
          </table:table-cell>
          <table:table-cell office:value-type="float" office:value="66" table:style-name="ce1">
            <text:p>66</text:p>
          </table:table-cell>
          <table:table-cell office:value-type="float" office:value="1.99999999999999" table:style-name="ce1">
            <text:p>2</text:p>
          </table:table-cell>
          <table:table-cell office:value-type="float" office:value="0.93617021276595702" table:style-name="ce1">
            <text:p>0.936170213</text:p>
          </table:table-cell>
          <table:table-cell office:value-type="float" office:value="2" table:style-name="ce1">
            <text:p>2</text:p>
          </table:table-cell>
          <table:table-cell office:value-type="float" office:value="0.16310466350031899" table:style-name="ce1">
            <text:p>0.163104664</text:p>
          </table:table-cell>
          <table:table-cell office:value-type="float" office:value="0.101496598639456" table:style-name="ce1">
            <text:p>0.1014965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545454545454499" table:style-name="ce1">
            <text:p>0.945454545</text:p>
          </table:table-cell>
          <table:table-cell office:value-type="float" office:value="2" table:style-name="ce1">
            <text:p>2</text:p>
          </table:table-cell>
          <table:table-cell office:value-type="float" office:value="0.21115457809389701" table:style-name="ce1">
            <text:p>0.211154578</text:p>
          </table:table-cell>
          <table:table-cell office:value-type="float" office:value="0.149104308390023" table:style-name="ce1">
            <text:p>0.149104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4623655913978499" table:style-name="ce1">
            <text:p>0.946236559</text:p>
          </table:table-cell>
          <table:table-cell office:value-type="float" office:value="2" table:style-name="ce1">
            <text:p>2</text:p>
          </table:table-cell>
          <table:table-cell office:value-type="float" office:value="0.13513638430821501" table:style-name="ce1">
            <text:p>0.135136384</text:p>
          </table:table-cell>
          <table:table-cell office:value-type="float" office:value="7.5510204081632698E-2" table:style-name="ce1">
            <text:p>0.07551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.8447204968944099E-2" table:style-name="ce1">
            <text:p>0.04844720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006430688128" table:style-name="ce1">
            <text:p>1.940064307</text:p>
          </table:table-cell>
          <table:table-cell office:value-type="float" office:value="70" table:style-name="ce1">
            <text:p>70</text:p>
          </table:table-cell>
          <table:table-cell office:value-type="float" office:value="1.94129803126512" table:style-name="ce1">
            <text:p>1.941298031</text:p>
          </table:table-cell>
          <table:table-cell office:value-type="float" office:value="0.94017094017094005" table:style-name="ce1">
            <text:p>0.94017094</text:p>
          </table:table-cell>
          <table:table-cell office:value-type="float" office:value="3" table:style-name="ce1">
            <text:p>3</text:p>
          </table:table-cell>
          <table:table-cell office:value-type="float" office:value="0.22864332996893" table:style-name="ce1">
            <text:p>0.22864333</text:p>
          </table:table-cell>
          <table:table-cell office:value-type="float" office:value="0.13827664399093001" table:style-name="ce1">
            <text:p>0.138276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1.97569120706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2+0j)</text:p>
          </table:table-cell>
          <table:table-cell office:value-type="float" office:value="0.92307692307692302" table:style-name="ce1">
            <text:p>0.923076923</text:p>
          </table:table-cell>
          <table:table-cell office:value-type="float" office:value="2" table:style-name="ce1">
            <text:p>2</text:p>
          </table:table-cell>
          <table:table-cell office:value-type="float" office:value="0.17739201772034299" table:style-name="ce1">
            <text:p>0.177392018</text:p>
          </table:table-cell>
          <table:table-cell office:value-type="float" office:value="8.6326530612244906E-2" table:style-name="ce1">
            <text:p>0.0863265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761+0j)</text:p>
          </table:table-cell>
          <table:table-cell office:value-type="string" table:style-name="ce1">
            <text:p>(2+0j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(2+0j)</text:p>
          </table:table-cell>
          <table:table-cell office:value-type="float" office:value="0.92" table:style-name="ce1">
            <text:p>0.92</text:p>
          </table:table-cell>
          <table:table-cell office:value-type="float" office:value="2" table:style-name="ce1">
            <text:p>2</text:p>
          </table:table-cell>
          <table:table-cell office:value-type="float" office:value="0.17922983983496599" table:style-name="ce1">
            <text:p>0.17922984</text:p>
          </table:table-cell>
          <table:table-cell office:value-type="float" office:value="0.13360544217687101" table:style-name="ce1">
            <text:p>0.133605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4" table:style-name="ce1">
            <text:p>0.94</text:p>
          </table:table-cell>
          <table:table-cell office:value-type="float" office:value="2" table:style-name="ce1">
            <text:p>2</text:p>
          </table:table-cell>
          <table:table-cell office:value-type="float" office:value="0.181096005432267" table:style-name="ce1">
            <text:p>0.181096005</text:p>
          </table:table-cell>
          <table:table-cell office:value-type="float" office:value="9.4965986394557805E-2" table:style-name="ce1">
            <text:p>0.094965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096+0j)</text:p>
          </table:table-cell>
          <table:table-cell office:value-type="string" table:style-name="ce1">
            <text:p>(2-9.48171714654e-17j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(2+9.48171714654e-17j)</text:p>
          </table:table-cell>
          <table:table-cell office:value-type="float" office:value="0.93137254901960798" table:style-name="ce1">
            <text:p>0.931372549</text:p>
          </table:table-cell>
          <table:table-cell office:value-type="float" office:value="2" table:style-name="ce1">
            <text:p>2</text:p>
          </table:table-cell>
          <table:table-cell office:value-type="float" office:value="0.18444552929665201" table:style-name="ce1">
            <text:p>0.184445529</text:p>
          </table:table-cell>
          <table:table-cell office:value-type="float" office:value="0.14311791383219999" table:style-name="ce1">
            <text:p>0.143117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486741590363299" table:style-name="ce1">
            <text:p>1.948674159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0099009900990101" table:style-name="ce1">
            <text:p>0.900990099</text:p>
          </table:table-cell>
          <table:table-cell office:value-type="float" office:value="2" table:style-name="ce1">
            <text:p>2</text:p>
          </table:table-cell>
          <table:table-cell office:value-type="float" office:value="0.17686900688687901" table:style-name="ce1">
            <text:p>0.176869007</text:p>
          </table:table-cell>
          <table:table-cell office:value-type="float" office:value="0.104489795918367" table:style-name="ce1">
            <text:p>0.1044897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8959671696045799" table:style-name="ce1">
            <text:p>1.8959671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173913043478295" table:style-name="ce1">
            <text:p>0.92173913</text:p>
          </table:table-cell>
          <table:table-cell office:value-type="float" office:value="3" table:style-name="ce1">
            <text:p>3</text:p>
          </table:table-cell>
          <table:table-cell office:value-type="float" office:value="0.20337412072580499" table:style-name="ce1">
            <text:p>0.203374121</text:p>
          </table:table-cell>
          <table:table-cell office:value-type="float" office:value="0.13519274376417201" table:style-name="ce1">
            <text:p>0.135192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89420792315745" table:style-name="ce1">
            <text:p>1.89420792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548387096774199" table:style-name="ce1">
            <text:p>0.935483871</text:p>
          </table:table-cell>
          <table:table-cell office:value-type="float" office:value="2" table:style-name="ce1">
            <text:p>2</text:p>
          </table:table-cell>
          <table:table-cell office:value-type="float" office:value="0.17480358395902101" table:style-name="ce1">
            <text:p>0.174803584</text:p>
          </table:table-cell>
          <table:table-cell office:value-type="float" office:value="7.4965986394557801E-2" table:style-name="ce1">
            <text:p>0.074965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204968944099403E-2" table:style-name="ce1">
            <text:p>0.04720496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9142466071215101" table:style-name="ce1">
            <text:p>1.914246607</text:p>
          </table:table-cell>
          <table:table-cell office:value-type="float" office:value="70" table:style-name="ce1">
            <text:p>70</text:p>
          </table:table-cell>
          <table:table-cell office:value-type="float" office:value="1.9568628173942599" table:style-name="ce1">
            <text:p>1.956862817</text:p>
          </table:table-cell>
          <table:table-cell office:value-type="float" office:value="0.91228070175438603" table:style-name="ce1">
            <text:p>0.912280702</text:p>
          </table:table-cell>
          <table:table-cell office:value-type="float" office:value="2" table:style-name="ce1">
            <text:p>2</text:p>
          </table:table-cell>
          <table:table-cell office:value-type="float" office:value="0.215243320183065" table:style-name="ce1">
            <text:p>0.21524332</text:p>
          </table:table-cell>
          <table:table-cell office:value-type="float" office:value="0.172448979591837" table:style-name="ce1">
            <text:p>0.172448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.5486542443064203E-2" table:style-name="ce1">
            <text:p>0.05548654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7921633902343" table:style-name="ce1">
            <text:p>1.879216339</text:p>
          </table:table-cell>
          <table:table-cell office:value-type="float" office:value="70" table:style-name="ce1">
            <text:p>70</text:p>
          </table:table-cell>
          <table:table-cell office:value-type="float" office:value="1.8967838984350101" table:style-name="ce1">
            <text:p>1.896783898</text:p>
          </table:table-cell>
          <table:table-cell office:value-type="float" office:value="0.92537313432835799" table:style-name="ce1">
            <text:p>0.925373134</text:p>
          </table:table-cell>
          <table:table-cell office:value-type="float" office:value="3" table:style-name="ce1">
            <text:p>3</text:p>
          </table:table-cell>
          <table:table-cell office:value-type="float" office:value="0.265922040045598" table:style-name="ce1">
            <text:p>0.26592204</text:p>
          </table:table-cell>
          <table:table-cell office:value-type="float" office:value="0.162006802721089" table:style-name="ce1">
            <text:p>0.162006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1.9525223931751901" table:style-name="ce1">
            <text:p>1.952522393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5744680851063801" table:style-name="ce1">
            <text:p>0.957446809</text:p>
          </table:table-cell>
          <table:table-cell office:value-type="float" office:value="2" table:style-name="ce1">
            <text:p>2</text:p>
          </table:table-cell>
          <table:table-cell office:value-type="float" office:value="0.16389846489301901" table:style-name="ce1">
            <text:p>0.163898465</text:p>
          </table:table-cell>
          <table:table-cell office:value-type="float" office:value="0.101700680272109" table:style-name="ce1">
            <text:p>0.1017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8488158825503" table:style-name="ce1">
            <text:p>1.884881588</text:p>
          </table:table-cell>
          <table:table-cell office:value-type="float" office:value="66" table:style-name="ce1">
            <text:p>66</text:p>
          </table:table-cell>
          <table:table-cell office:value-type="float" office:value="1.9000036492529999" table:style-name="ce1">
            <text:p>1.900003649</text:p>
          </table:table-cell>
          <table:table-cell office:value-type="float" office:value="0.934579439252336" table:style-name="ce1">
            <text:p>0.934579439</text:p>
          </table:table-cell>
          <table:table-cell office:value-type="float" office:value="2" table:style-name="ce1">
            <text:p>2</text:p>
          </table:table-cell>
          <table:table-cell office:value-type="float" office:value="0.20172281790205401" table:style-name="ce1">
            <text:p>0.201722818</text:p>
          </table:table-cell>
          <table:table-cell office:value-type="float" office:value="0.181530612244898" table:style-name="ce1">
            <text:p>0.181530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7883978725189" table:style-name="ce1">
            <text:p>1.878839787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1588785046729004" table:style-name="ce1">
            <text:p>0.91588785</text:p>
          </table:table-cell>
          <table:table-cell office:value-type="float" office:value="2" table:style-name="ce1">
            <text:p>2</text:p>
          </table:table-cell>
          <table:table-cell office:value-type="float" office:value="0.19656086268890499" table:style-name="ce1">
            <text:p>0.196560863</text:p>
          </table:table-cell>
          <table:table-cell office:value-type="float" office:value="9.7891156462585102E-2" table:style-name="ce1">
            <text:p>0.097891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8.9999999999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3577981651376196" table:style-name="ce1">
            <text:p>0.935779817</text:p>
          </table:table-cell>
          <table:table-cell office:value-type="float" office:value="2" table:style-name="ce1">
            <text:p>2</text:p>
          </table:table-cell>
          <table:table-cell office:value-type="float" office:value="0.19400263919929001" table:style-name="ce1">
            <text:p>0.194002639</text:p>
          </table:table-cell>
          <table:table-cell office:value-type="float" office:value="0.15643990929705201" table:style-name="ce1">
            <text:p>0.1564399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.3540372670807402E-2" table:style-name="ce1">
            <text:p>0.03354037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969" table:style-name="ce1">
            <text:p>3969</text:p>
          </table:table-cell>
          <table:table-cell office:value-type="float" office:value="1.9354657786441101" table:style-name="ce1">
            <text:p>1.935465779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0.87654320987654299" table:style-name="ce1">
            <text:p>0.87654321</text:p>
          </table:table-cell>
          <table:table-cell office:value-type="float" office:value="2" table:style-name="ce1">
            <text:p>2</text:p>
          </table:table-cell>
          <table:table-cell office:value-type="float" office:value="0.1320722730477" table:style-name="ce1">
            <text:p>0.132072273</text:p>
          </table:table-cell>
          <table:table-cell office:value-type="float" office:value="7.1768707482993202E-2" table:style-name="ce1">
            <text:p>0.0717687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4368530020703898E-2" table:style-name="ce1">
            <text:p>0.034368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096+0j)</text:p>
          </table:table-cell>
          <table:table-cell office:value-type="string" table:style-name="ce1">
            <text:p>(2+0j)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(2+0j)</text:p>
          </table:table-cell>
          <table:table-cell office:value-type="float" office:value="0.95180722891566305" table:style-name="ce1">
            <text:p>0.951807229</text:p>
          </table:table-cell>
          <table:table-cell office:value-type="float" office:value="2" table:style-name="ce1">
            <text:p>2</text:p>
          </table:table-cell>
          <table:table-cell office:value-type="float" office:value="0.10047324837506801" table:style-name="ce1">
            <text:p>0.100473248</text:p>
          </table:table-cell>
          <table:table-cell office:value-type="float" office:value="7.1904761904761902E-2" table:style-name="ce1">
            <text:p>0.071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225+0j)</text:p>
          </table:table-cell>
          <table:table-cell office:value-type="string" table:style-name="ce1">
            <text:p>(2+0j)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(2+0j)</text:p>
          </table:table-cell>
          <table:table-cell office:value-type="float" office:value="0.82727272727272705" table:style-name="ce1">
            <text:p>0.827272727</text:p>
          </table:table-cell>
          <table:table-cell office:value-type="float" office:value="2" table:style-name="ce1">
            <text:p>2</text:p>
          </table:table-cell>
          <table:table-cell office:value-type="float" office:value="0.17966044044409901" table:style-name="ce1">
            <text:p>0.17966044</text:p>
          </table:table-cell>
          <table:table-cell office:value-type="float" office:value="7.6734693877550997E-2" table:style-name="ce1">
            <text:p>0.076734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3518518518518501" table:style-name="ce1">
            <text:p>0.935185185</text:p>
          </table:table-cell>
          <table:table-cell office:value-type="float" office:value="2" table:style-name="ce1">
            <text:p>2</text:p>
          </table:table-cell>
          <table:table-cell office:value-type="float" office:value="0.18076264853502999" table:style-name="ce1">
            <text:p>0.180762649</text:p>
          </table:table-cell>
          <table:table-cell office:value-type="float" office:value="8.6598639455782306E-2" table:style-name="ce1">
            <text:p>0.086598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117647058823495" table:style-name="ce1">
            <text:p>0.941176471</text:p>
          </table:table-cell>
          <table:table-cell office:value-type="float" office:value="2" table:style-name="ce1">
            <text:p>2</text:p>
          </table:table-cell>
          <table:table-cell office:value-type="float" office:value="0.17950651985784999" table:style-name="ce1">
            <text:p>0.17950652</text:p>
          </table:table-cell>
          <table:table-cell office:value-type="float" office:value="9.8197278911564601E-2" table:style-name="ce1">
            <text:p>0.0981972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57359032308099" table:style-name="ce1">
            <text:p>1.945735903</text:p>
          </table:table-cell>
          <table:table-cell office:value-type="float" office:value="70" table:style-name="ce1">
            <text:p>70</text:p>
          </table:table-cell>
          <table:table-cell office:value-type="float" office:value="1.9626846512102101" table:style-name="ce1">
            <text:p>1.962684651</text:p>
          </table:table-cell>
          <table:table-cell office:value-type="float" office:value="0.93269230769230804" table:style-name="ce1">
            <text:p>0.932692308</text:p>
          </table:table-cell>
          <table:table-cell office:value-type="float" office:value="2" table:style-name="ce1">
            <text:p>2</text:p>
          </table:table-cell>
          <table:table-cell office:value-type="float" office:value="0.19489738753590799" table:style-name="ce1">
            <text:p>0.194897388</text:p>
          </table:table-cell>
          <table:table-cell office:value-type="float" office:value="0.13666666666666699" table:style-name="ce1">
            <text:p>0.136666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987097749796" table:style-name="ce1">
            <text:p>1.898709775</text:p>
          </table:table-cell>
          <table:table-cell office:value-type="float" office:value="68" table:style-name="ce1">
            <text:p>68</text:p>
          </table:table-cell>
          <table:table-cell office:value-type="float" office:value="2.0000000000000102" table:style-name="ce1">
            <text:p>2</text:p>
          </table:table-cell>
          <table:table-cell office:value-type="float" office:value="0.92173913043478295" table:style-name="ce1">
            <text:p>0.92173913</text:p>
          </table:table-cell>
          <table:table-cell office:value-type="float" office:value="3" table:style-name="ce1">
            <text:p>3</text:p>
          </table:table-cell>
          <table:table-cell office:value-type="float" office:value="0.21231763733758" table:style-name="ce1">
            <text:p>0.212317637</text:p>
          </table:table-cell>
          <table:table-cell office:value-type="float" office:value="0.14489795918367299" table:style-name="ce1">
            <text:p>0.144897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357077904967199" table:style-name="ce1">
            <text:p>1.93570779</text:p>
          </table:table-cell>
          <table:table-cell office:value-type="float" office:value="68" table:style-name="ce1">
            <text:p>68</text:p>
          </table:table-cell>
          <table:table-cell office:value-type="float" office:value="1.968688723751" table:style-name="ce1">
            <text:p>1.968688724</text:p>
          </table:table-cell>
          <table:table-cell office:value-type="float" office:value="0.89719626168224298" table:style-name="ce1">
            <text:p>0.897196262</text:p>
          </table:table-cell>
          <table:table-cell office:value-type="float" office:value="2" table:style-name="ce1">
            <text:p>2</text:p>
          </table:table-cell>
          <table:table-cell office:value-type="float" office:value="0.20669769857867401" table:style-name="ce1">
            <text:p>0.206697699</text:p>
          </table:table-cell>
          <table:table-cell office:value-type="float" office:value="8.6859410430839001E-2" table:style-name="ce1">
            <text:p>0.08685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0165631469979299E-2" table:style-name="ce1">
            <text:p>0.04016563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277543873285199" table:style-name="ce1">
            <text:p>1.927754387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865979381443299" table:style-name="ce1">
            <text:p>0.865979381</text:p>
          </table:table-cell>
          <table:table-cell office:value-type="float" office:value="2" table:style-name="ce1">
            <text:p>2</text:p>
          </table:table-cell>
          <table:table-cell office:value-type="float" office:value="0.198154568241794" table:style-name="ce1">
            <text:p>0.198154568</text:p>
          </table:table-cell>
          <table:table-cell office:value-type="float" office:value="5.0952380952380999E-2" table:style-name="ce1">
            <text:p>0.050952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1.86505277417058" table:style-name="ce1">
            <text:p>1.865052774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4285714285714295" table:style-name="ce1">
            <text:p>0.942857143</text:p>
          </table:table-cell>
          <table:table-cell office:value-type="float" office:value="2" table:style-name="ce1">
            <text:p>2</text:p>
          </table:table-cell>
          <table:table-cell office:value-type="float" office:value="0.176937255522956" table:style-name="ce1">
            <text:p>0.176937256</text:p>
          </table:table-cell>
          <table:table-cell office:value-type="float" office:value="7.4931972789115703E-2" table:style-name="ce1">
            <text:p>0.074931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988119589886201" table:style-name="ce1">
            <text:p>1.898811959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156862745098" table:style-name="ce1">
            <text:p>0.921568627</text:p>
          </table:table-cell>
          <table:table-cell office:value-type="float" office:value="2" table:style-name="ce1">
            <text:p>2</text:p>
          </table:table-cell>
          <table:table-cell office:value-type="float" office:value="0.162755623986995" table:style-name="ce1">
            <text:p>0.162755624</text:p>
          </table:table-cell>
          <table:table-cell office:value-type="float" office:value="0.136836734693878" table:style-name="ce1">
            <text:p>0.136836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993788819875802E-2" table:style-name="ce1">
            <text:p>0.0409937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19191919191919" table:style-name="ce1">
            <text:p>0.919191919</text:p>
          </table:table-cell>
          <table:table-cell office:value-type="float" office:value="2" table:style-name="ce1">
            <text:p>2</text:p>
          </table:table-cell>
          <table:table-cell office:value-type="float" office:value="0.16310168694899399" table:style-name="ce1">
            <text:p>0.163101687</text:p>
          </table:table-cell>
          <table:table-cell office:value-type="float" office:value="9.9863945578231306E-2" table:style-name="ce1">
            <text:p>0.099863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0718716068936" table:style-name="ce1">
            <text:p>1.907187161</text:p>
          </table:table-cell>
          <table:table-cell office:value-type="float" office:value="67" table:style-name="ce1">
            <text:p>67</text:p>
          </table:table-cell>
          <table:table-cell office:value-type="float" office:value="1.9489506079932599" table:style-name="ce1">
            <text:p>1.948950608</text:p>
          </table:table-cell>
          <table:table-cell office:value-type="float" office:value="0.92857142857142905" table:style-name="ce1">
            <text:p>0.928571429</text:p>
          </table:table-cell>
          <table:table-cell office:value-type="float" office:value="2" table:style-name="ce1">
            <text:p>2</text:p>
          </table:table-cell>
          <table:table-cell office:value-type="float" office:value="0.201836825040802" table:style-name="ce1">
            <text:p>0.201836825</text:p>
          </table:table-cell>
          <table:table-cell office:value-type="float" office:value="8.4353741496598605E-2" table:style-name="ce1">
            <text:p>0.0843537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7267080745341602E-2" table:style-name="ce1">
            <text:p>0.03726708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.00000000001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5555555555555605" table:style-name="ce1">
            <text:p>0.955555556</text:p>
          </table:table-cell>
          <table:table-cell office:value-type="float" office:value="2" table:style-name="ce1">
            <text:p>2</text:p>
          </table:table-cell>
          <table:table-cell office:value-type="float" office:value="0.171599010946031" table:style-name="ce1">
            <text:p>0.171599011</text:p>
          </table:table-cell>
          <table:table-cell office:value-type="float" office:value="0.13013605442176901" table:style-name="ce1">
            <text:p>0.130136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9399585921325001E-2" table:style-name="ce1">
            <text:p>0.02939958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844" table:style-name="ce1">
            <text:p>3844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0.90140845070422504" table:style-name="ce1">
            <text:p>0.901408451</text:p>
          </table:table-cell>
          <table:table-cell office:value-type="float" office:value="1" table:style-name="ce1">
            <text:p>1</text:p>
          </table:table-cell>
          <table:table-cell office:value-type="float" office:value="0.109718909380249" table:style-name="ce1">
            <text:p>0.109718909</text:p>
          </table:table-cell>
          <table:table-cell office:value-type="float" office:value="5.1904761904761898E-2" table:style-name="ce1">
            <text:p>0.051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693693693693703" table:style-name="ce1">
            <text:p>0.936936937</text:p>
          </table:table-cell>
          <table:table-cell office:value-type="float" office:value="2" table:style-name="ce1">
            <text:p>2</text:p>
          </table:table-cell>
          <table:table-cell office:value-type="float" office:value="0.18441145932046499" table:style-name="ce1">
            <text:p>0.184411459</text:p>
          </table:table-cell>
          <table:table-cell office:value-type="float" office:value="0.20010204081632699" table:style-name="ce1">
            <text:p>0.2001020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642857142857095" table:style-name="ce1">
            <text:p>0.946428571</text:p>
          </table:table-cell>
          <table:table-cell office:value-type="float" office:value="3" table:style-name="ce1">
            <text:p>3</text:p>
          </table:table-cell>
          <table:table-cell office:value-type="float" office:value="0.191118296840634" table:style-name="ce1">
            <text:p>0.191118297</text:p>
          </table:table-cell>
          <table:table-cell office:value-type="float" office:value="0.14165532879818599" table:style-name="ce1">
            <text:p>0.141655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178270191927901" table:style-name="ce1">
            <text:p>1.81782701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0990990990991005" table:style-name="ce1">
            <text:p>0.90990991</text:p>
          </table:table-cell>
          <table:table-cell office:value-type="float" office:value="2" table:style-name="ce1">
            <text:p>2</text:p>
          </table:table-cell>
          <table:table-cell office:value-type="float" office:value="0.185983379119154" table:style-name="ce1">
            <text:p>0.185983379</text:p>
          </table:table-cell>
          <table:table-cell office:value-type="float" office:value="0.14646258503401399" table:style-name="ce1">
            <text:p>0.146462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6790890269151099E-2" table:style-name="ce1">
            <text:p>0.046790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8395500729616401" table:style-name="ce1">
            <text:p>1.83955007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035398230088505" table:style-name="ce1">
            <text:p>0.920353982</text:p>
          </table:table-cell>
          <table:table-cell office:value-type="float" office:value="2" table:style-name="ce1">
            <text:p>2</text:p>
          </table:table-cell>
          <table:table-cell office:value-type="float" office:value="0.20801633782755999" table:style-name="ce1">
            <text:p>0.208016338</text:p>
          </table:table-cell>
          <table:table-cell office:value-type="float" office:value="0.14297052154195" table:style-name="ce1">
            <text:p>0.142970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2928697685397" table:style-name="ce1">
            <text:p>1.92928697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3269230769230804" table:style-name="ce1">
            <text:p>0.932692308</text:p>
          </table:table-cell>
          <table:table-cell office:value-type="float" office:value="2" table:style-name="ce1">
            <text:p>2</text:p>
          </table:table-cell>
          <table:table-cell office:value-type="float" office:value="0.18133432399532101" table:style-name="ce1">
            <text:p>0.181334324</text:p>
          </table:table-cell>
          <table:table-cell office:value-type="float" office:value="0.126655328798186" table:style-name="ce1">
            <text:p>0.126655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1575446330507" table:style-name="ce1">
            <text:p>1.91575446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913043478260905" table:style-name="ce1">
            <text:p>0.939130435</text:p>
          </table:table-cell>
          <table:table-cell office:value-type="float" office:value="3" table:style-name="ce1">
            <text:p>3</text:p>
          </table:table-cell>
          <table:table-cell office:value-type="float" office:value="0.21819746848841301" table:style-name="ce1">
            <text:p>0.218197468</text:p>
          </table:table-cell>
          <table:table-cell office:value-type="float" office:value="0.14733560090702999" table:style-name="ce1">
            <text:p>0.147335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266544905104901" table:style-name="ce1">
            <text:p>1.92665449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1743119266054995" table:style-name="ce1">
            <text:p>0.917431193</text:p>
          </table:table-cell>
          <table:table-cell office:value-type="float" office:value="2" table:style-name="ce1">
            <text:p>2</text:p>
          </table:table-cell>
          <table:table-cell office:value-type="float" office:value="0.208428957669614" table:style-name="ce1">
            <text:p>0.208428958</text:p>
          </table:table-cell>
          <table:table-cell office:value-type="float" office:value="0.138843537414966" table:style-name="ce1">
            <text:p>0.138843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560002035369899" table:style-name="ce1">
            <text:p>1.956000204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2" table:style-name="ce1">
            <text:p>2</text:p>
          </table:table-cell>
          <table:table-cell office:value-type="float" office:value="0.170583533491693" table:style-name="ce1">
            <text:p>0.170583533</text:p>
          </table:table-cell>
          <table:table-cell office:value-type="float" office:value="0.161972789115646" table:style-name="ce1">
            <text:p>0.161972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4782608695652202E-2" table:style-name="ce1">
            <text:p>0.03478260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602348826551801" table:style-name="ce1">
            <text:p>1.96023488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0476190476190499" table:style-name="ce1">
            <text:p>0.904761905</text:p>
          </table:table-cell>
          <table:table-cell office:value-type="float" office:value="2" table:style-name="ce1">
            <text:p>2</text:p>
          </table:table-cell>
          <table:table-cell office:value-type="float" office:value="0.13172524698291199" table:style-name="ce1">
            <text:p>0.131725247</text:p>
          </table:table-cell>
          <table:table-cell office:value-type="float" office:value="7.8571428571428598E-2" table:style-name="ce1">
            <text:p>0.07857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1.93684358983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1.94013787827+0j)</text:p>
          </table:table-cell>
          <table:table-cell office:value-type="float" office:value="0.95327102803738295" table:style-name="ce1">
            <text:p>0.953271028</text:p>
          </table:table-cell>
          <table:table-cell office:value-type="float" office:value="2" table:style-name="ce1">
            <text:p>2</text:p>
          </table:table-cell>
          <table:table-cell office:value-type="float" office:value="0.212908713070113" table:style-name="ce1">
            <text:p>0.212908713</text:p>
          </table:table-cell>
          <table:table-cell office:value-type="float" office:value="8.9047619047619E-2" table:style-name="ce1">
            <text:p>0.089047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.00000000001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31034482758621" table:style-name="ce1">
            <text:p>0.931034483</text:p>
          </table:table-cell>
          <table:table-cell office:value-type="float" office:value="3" table:style-name="ce1">
            <text:p>3</text:p>
          </table:table-cell>
          <table:table-cell office:value-type="float" office:value="0.215437505941248" table:style-name="ce1">
            <text:p>0.215437506</text:p>
          </table:table-cell>
          <table:table-cell office:value-type="float" office:value="8.2857142857142893E-2" table:style-name="ce1">
            <text:p>0.082857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0343522729236" table:style-name="ce1">
            <text:p>1.903435227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5370370370370405" table:style-name="ce1">
            <text:p>0.953703704</text:p>
          </table:table-cell>
          <table:table-cell office:value-type="float" office:value="2" table:style-name="ce1">
            <text:p>2</text:p>
          </table:table-cell>
          <table:table-cell office:value-type="float" office:value="0.19860089748446499" table:style-name="ce1">
            <text:p>0.198600897</text:p>
          </table:table-cell>
          <table:table-cell office:value-type="float" office:value="0.17013605442176899" table:style-name="ce1">
            <text:p>0.170136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8343193993499" table:style-name="ce1">
            <text:p>1.939834319</text:p>
          </table:table-cell>
          <table:table-cell office:value-type="float" office:value="70" table:style-name="ce1">
            <text:p>70</text:p>
          </table:table-cell>
          <table:table-cell office:value-type="float" office:value="1.96152499083598" table:style-name="ce1">
            <text:p>1.961524991</text:p>
          </table:table-cell>
          <table:table-cell office:value-type="float" office:value="0.93577981651376196" table:style-name="ce1">
            <text:p>0.935779817</text:p>
          </table:table-cell>
          <table:table-cell office:value-type="float" office:value="2" table:style-name="ce1">
            <text:p>2</text:p>
          </table:table-cell>
          <table:table-cell office:value-type="float" office:value="0.21339182712910301" table:style-name="ce1">
            <text:p>0.213391827</text:p>
          </table:table-cell>
          <table:table-cell office:value-type="float" office:value="0.166904761904762" table:style-name="ce1">
            <text:p>0.166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939323274864599" table:style-name="ce1">
            <text:p>1.893932327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4782608695652204" table:style-name="ce1">
            <text:p>0.947826087</text:p>
          </table:table-cell>
          <table:table-cell office:value-type="float" office:value="3" table:style-name="ce1">
            <text:p>3</text:p>
          </table:table-cell>
          <table:table-cell office:value-type="float" office:value="0.20351571777577401" table:style-name="ce1">
            <text:p>0.203515718</text:p>
          </table:table-cell>
          <table:table-cell office:value-type="float" office:value="0.184421768707483" table:style-name="ce1">
            <text:p>0.1844217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579474224672999" table:style-name="ce1">
            <text:p>1.95794742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1262135922330101" table:style-name="ce1">
            <text:p>0.912621359</text:p>
          </table:table-cell>
          <table:table-cell office:value-type="float" office:value="2" table:style-name="ce1">
            <text:p>2</text:p>
          </table:table-cell>
          <table:table-cell office:value-type="float" office:value="0.17930312354436001" table:style-name="ce1">
            <text:p>0.179303124</text:p>
          </table:table-cell>
          <table:table-cell office:value-type="float" office:value="6.9149659863945598E-2" table:style-name="ce1">
            <text:p>0.069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4405434248984" table:style-name="ce1">
            <text:p>1.94405434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588785046729004" table:style-name="ce1">
            <text:p>0.91588785</text:p>
          </table:table-cell>
          <table:table-cell office:value-type="float" office:value="2" table:style-name="ce1">
            <text:p>2</text:p>
          </table:table-cell>
          <table:table-cell office:value-type="float" office:value="0.17150715496667199" table:style-name="ce1">
            <text:p>0.171507155</text:p>
          </table:table-cell>
          <table:table-cell office:value-type="float" office:value="7.5022675736961503E-2" table:style-name="ce1">
            <text:p>0.075022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600" table:style-name="ce1">
            <text:p>3600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0.90816326530612201" table:style-name="ce1">
            <text:p>0.908163265</text:p>
          </table:table-cell>
          <table:table-cell office:value-type="float" office:value="2" table:style-name="ce1">
            <text:p>2</text:p>
          </table:table-cell>
          <table:table-cell office:value-type="float" office:value="0.171738290222685" table:style-name="ce1">
            <text:p>0.17173829</text:p>
          </table:table-cell>
          <table:table-cell office:value-type="float" office:value="0.13632653061224501" table:style-name="ce1">
            <text:p>0.1363265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3954451345755698E-2" table:style-name="ce1">
            <text:p>0.03395445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373274013900601" table:style-name="ce1">
            <text:p>1.93732740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0243902439024404" table:style-name="ce1">
            <text:p>0.902439024</text:p>
          </table:table-cell>
          <table:table-cell office:value-type="float" office:value="2" table:style-name="ce1">
            <text:p>2</text:p>
          </table:table-cell>
          <table:table-cell office:value-type="float" office:value="0.15207067616606601" table:style-name="ce1">
            <text:p>0.152070676</text:p>
          </table:table-cell>
          <table:table-cell office:value-type="float" office:value="6.8095238095238098E-2" table:style-name="ce1">
            <text:p>0.068095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844" table:style-name="ce1">
            <text:p>3844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0.92307692307692302" table:style-name="ce1">
            <text:p>0.923076923</text:p>
          </table:table-cell>
          <table:table-cell office:value-type="float" office:value="2" table:style-name="ce1">
            <text:p>2</text:p>
          </table:table-cell>
          <table:table-cell office:value-type="float" office:value="0.18596119930903501" table:style-name="ce1">
            <text:p>0.185961199</text:p>
          </table:table-cell>
          <table:table-cell office:value-type="float" office:value="0.113707482993197" table:style-name="ce1">
            <text:p>0.113707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9005737303250101" table:style-name="ce1">
            <text:p>1.90057373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0909090909090895" table:style-name="ce1">
            <text:p>0.909090909</text:p>
          </table:table-cell>
          <table:table-cell office:value-type="float" office:value="2" table:style-name="ce1">
            <text:p>2</text:p>
          </table:table-cell>
          <table:table-cell office:value-type="float" office:value="0.15340235394674101" table:style-name="ce1">
            <text:p>0.153402354</text:p>
          </table:table-cell>
          <table:table-cell office:value-type="float" office:value="0.15284786641929499" table:style-name="ce1">
            <text:p>0.152847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07407407407407" table:style-name="ce1">
            <text:p>0.907407407</text:p>
          </table:table-cell>
          <table:table-cell office:value-type="float" office:value="2" table:style-name="ce1">
            <text:p>2</text:p>
          </table:table-cell>
          <table:table-cell office:value-type="float" office:value="0.19964154283294999" table:style-name="ce1">
            <text:p>0.199641543</text:p>
          </table:table-cell>
          <table:table-cell office:value-type="float" office:value="0.123877551020408" table:style-name="ce1">
            <text:p>0.123877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156536425781701" table:style-name="ce1">
            <text:p>1.915653643</text:p>
          </table:table-cell>
          <table:table-cell office:value-type="float" office:value="66" table:style-name="ce1">
            <text:p>66</text:p>
          </table:table-cell>
          <table:table-cell office:value-type="float" office:value="1.9415237792492901" table:style-name="ce1">
            <text:p>1.941523779</text:p>
          </table:table-cell>
          <table:table-cell office:value-type="float" office:value="0.92727272727272703" table:style-name="ce1">
            <text:p>0.927272727</text:p>
          </table:table-cell>
          <table:table-cell office:value-type="float" office:value="2" table:style-name="ce1">
            <text:p>2</text:p>
          </table:table-cell>
          <table:table-cell office:value-type="float" office:value="0.19591742460643399" table:style-name="ce1">
            <text:p>0.195917425</text:p>
          </table:table-cell>
          <table:table-cell office:value-type="float" office:value="0.115850340136054" table:style-name="ce1">
            <text:p>0.11585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.00000000001" table:style-name="ce1">
            <text:p>4356</text:p>
          </table:table-cell>
          <table:table-cell office:value-type="float" office:value="1.9600315306134699" table:style-name="ce1">
            <text:p>1.96003153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0217391304347805" table:style-name="ce1">
            <text:p>0.902173913</text:p>
          </table:table-cell>
          <table:table-cell office:value-type="float" office:value="2" table:style-name="ce1">
            <text:p>2</text:p>
          </table:table-cell>
          <table:table-cell office:value-type="float" office:value="0.16143704741017401" table:style-name="ce1">
            <text:p>0.161437047</text:p>
          </table:table-cell>
          <table:table-cell office:value-type="float" office:value="5.5238095238095197E-2" table:style-name="ce1">
            <text:p>0.055238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.00000000001" table:style-name="ce1">
            <text:p>4356</text:p>
          </table:table-cell>
          <table:table-cell office:value-type="float" office:value="1.9086922555271399" table:style-name="ce1">
            <text:p>1.908692256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4285714285714295" table:style-name="ce1">
            <text:p>0.942857143</text:p>
          </table:table-cell>
          <table:table-cell office:value-type="float" office:value="2" table:style-name="ce1">
            <text:p>2</text:p>
          </table:table-cell>
          <table:table-cell office:value-type="float" office:value="0.17853210253044299" table:style-name="ce1">
            <text:p>0.178532103</text:p>
          </table:table-cell>
          <table:table-cell office:value-type="float" office:value="0.13306122448979599" table:style-name="ce1">
            <text:p>0.13306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89814814814814803" table:style-name="ce1">
            <text:p>0.898148148</text:p>
          </table:table-cell>
          <table:table-cell office:value-type="float" office:value="2" table:style-name="ce1">
            <text:p>2</text:p>
          </table:table-cell>
          <table:table-cell office:value-type="float" office:value="0.209427807213864" table:style-name="ce1">
            <text:p>0.209427807</text:p>
          </table:table-cell>
          <table:table-cell office:value-type="float" office:value="0.10738095238095199" table:style-name="ce1">
            <text:p>0.107380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2597214703774" table:style-name="ce1">
            <text:p>1.925972147</text:p>
          </table:table-cell>
          <table:table-cell office:value-type="float" office:value="69" table:style-name="ce1">
            <text:p>69</text:p>
          </table:table-cell>
          <table:table-cell office:value-type="float" office:value="1.9404695981334901" table:style-name="ce1">
            <text:p>1.940469598</text:p>
          </table:table-cell>
          <table:table-cell office:value-type="float" office:value="0.94339622641509402" table:style-name="ce1">
            <text:p>0.943396226</text:p>
          </table:table-cell>
          <table:table-cell office:value-type="float" office:value="2" table:style-name="ce1">
            <text:p>2</text:p>
          </table:table-cell>
          <table:table-cell office:value-type="float" office:value="0.20979144693273" table:style-name="ce1">
            <text:p>0.209791447</text:p>
          </table:table-cell>
          <table:table-cell office:value-type="float" office:value="0.146598639455782" table:style-name="ce1">
            <text:p>0.146598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878053266536901" table:style-name="ce1">
            <text:p>1.887805327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88043478260869601" table:style-name="ce1">
            <text:p>0.880434783</text:p>
          </table:table-cell>
          <table:table-cell office:value-type="float" office:value="2" table:style-name="ce1">
            <text:p>2</text:p>
          </table:table-cell>
          <table:table-cell office:value-type="float" office:value="0.15205469097454399" table:style-name="ce1">
            <text:p>0.152054691</text:p>
          </table:table-cell>
          <table:table-cell office:value-type="float" office:value="0.173299319727891" table:style-name="ce1">
            <text:p>0.17329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069306930693096" table:style-name="ce1">
            <text:p>0.930693069</text:p>
          </table:table-cell>
          <table:table-cell office:value-type="float" office:value="2" table:style-name="ce1">
            <text:p>2</text:p>
          </table:table-cell>
          <table:table-cell office:value-type="float" office:value="0.18132949958056699" table:style-name="ce1">
            <text:p>0.1813295</text:p>
          </table:table-cell>
          <table:table-cell office:value-type="float" office:value="0.120816326530612" table:style-name="ce1">
            <text:p>0.120816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63399338976199" table:style-name="ce1">
            <text:p>1.936339934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518518518518501" table:style-name="ce1">
            <text:p>0.935185185</text:p>
          </table:table-cell>
          <table:table-cell office:value-type="float" office:value="2" table:style-name="ce1">
            <text:p>2</text:p>
          </table:table-cell>
          <table:table-cell office:value-type="float" office:value="0.18334389728370101" table:style-name="ce1">
            <text:p>0.183343897</text:p>
          </table:table-cell>
          <table:table-cell office:value-type="float" office:value="0.13183673469387799" table:style-name="ce1">
            <text:p>0.131836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5833333333333304" table:style-name="ce1">
            <text:p>0.958333333</text:p>
          </table:table-cell>
          <table:table-cell office:value-type="float" office:value="2" table:style-name="ce1">
            <text:p>2</text:p>
          </table:table-cell>
          <table:table-cell office:value-type="float" office:value="0.17659235438221799" table:style-name="ce1">
            <text:p>0.176592354</text:p>
          </table:table-cell>
          <table:table-cell office:value-type="float" office:value="0.10387755102040799" table:style-name="ce1">
            <text:p>0.103877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6438923395445098E-2" table:style-name="ce1">
            <text:p>0.03643892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489+0j)</text:p>
          </table:table-cell>
          <table:table-cell office:value-type="string" table:style-name="ce1">
            <text:p>(1.96280437785+0j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(2+0j)</text:p>
          </table:table-cell>
          <table:table-cell office:value-type="float" office:value="0.92045454545454497" table:style-name="ce1">
            <text:p>0.920454545</text:p>
          </table:table-cell>
          <table:table-cell office:value-type="float" office:value="2" table:style-name="ce1">
            <text:p>2</text:p>
          </table:table-cell>
          <table:table-cell office:value-type="float" office:value="0.15657549323825401" table:style-name="ce1">
            <text:p>0.156575493</text:p>
          </table:table-cell>
          <table:table-cell office:value-type="float" office:value="7.2074829931972798E-2" table:style-name="ce1">
            <text:p>0.07207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3681841668912" table:style-name="ce1">
            <text:p>1.93681841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34782608695652" table:style-name="ce1">
            <text:p>0.934782609</text:p>
          </table:table-cell>
          <table:table-cell office:value-type="float" office:value="2" table:style-name="ce1">
            <text:p>2</text:p>
          </table:table-cell>
          <table:table-cell office:value-type="float" office:value="0.160205064637198" table:style-name="ce1">
            <text:p>0.160205065</text:p>
          </table:table-cell>
          <table:table-cell office:value-type="float" office:value="9.7074829931972806E-2" table:style-name="ce1">
            <text:p>0.09707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635817469771101" table:style-name="ce1">
            <text:p>1.86358174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1836734693877498" table:style-name="ce1">
            <text:p>0.918367347</text:p>
          </table:table-cell>
          <table:table-cell office:value-type="float" office:value="2" table:style-name="ce1">
            <text:p>2</text:p>
          </table:table-cell>
          <table:table-cell office:value-type="float" office:value="0.14772538497134099" table:style-name="ce1">
            <text:p>0.147725385</text:p>
          </table:table-cell>
          <table:table-cell office:value-type="float" office:value="0.12816326530612199" table:style-name="ce1">
            <text:p>0.128163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3545089599116" table:style-name="ce1">
            <text:p>1.935450896</text:p>
          </table:table-cell>
          <table:table-cell office:value-type="float" office:value="69" table:style-name="ce1">
            <text:p>69</text:p>
          </table:table-cell>
          <table:table-cell office:value-type="float" office:value="1.96028984238074" table:style-name="ce1">
            <text:p>1.960289842</text:p>
          </table:table-cell>
          <table:table-cell office:value-type="float" office:value="0.93333333333333302" table:style-name="ce1">
            <text:p>0.933333333</text:p>
          </table:table-cell>
          <table:table-cell office:value-type="float" office:value="2" table:style-name="ce1">
            <text:p>2</text:p>
          </table:table-cell>
          <table:table-cell office:value-type="float" office:value="0.200857481643403" table:style-name="ce1">
            <text:p>0.200857482</text:p>
          </table:table-cell>
          <table:table-cell office:value-type="float" office:value="0.121224489795918" table:style-name="ce1">
            <text:p>0.12122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89401701750489" table:style-name="ce1">
            <text:p>1.89401701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1509433962264197" table:style-name="ce1">
            <text:p>0.91509434</text:p>
          </table:table-cell>
          <table:table-cell office:value-type="float" office:value="2" table:style-name="ce1">
            <text:p>2</text:p>
          </table:table-cell>
          <table:table-cell office:value-type="float" office:value="0.167974992816281" table:style-name="ce1">
            <text:p>0.167974993</text:p>
          </table:table-cell>
          <table:table-cell office:value-type="float" office:value="9.7619047619047605E-2" table:style-name="ce1">
            <text:p>0.09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87161665873141" table:style-name="ce1">
            <text:p>1.871616659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4230769230769196" table:style-name="ce1">
            <text:p>0.942307692</text:p>
          </table:table-cell>
          <table:table-cell office:value-type="float" office:value="2" table:style-name="ce1">
            <text:p>2</text:p>
          </table:table-cell>
          <table:table-cell office:value-type="float" office:value="0.20179171290627099" table:style-name="ce1">
            <text:p>0.201791713</text:p>
          </table:table-cell>
          <table:table-cell office:value-type="float" office:value="0.15761904761904799" table:style-name="ce1">
            <text:p>0.15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3126293995859202E-2" table:style-name="ce1">
            <text:p>0.03312629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969" table:style-name="ce1">
            <text:p>3969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0.88749999999999996" table:style-name="ce1">
            <text:p>0.8875</text:p>
          </table:table-cell>
          <table:table-cell office:value-type="float" office:value="2" table:style-name="ce1">
            <text:p>2</text:p>
          </table:table-cell>
          <table:table-cell office:value-type="float" office:value="0.12526637161654899" table:style-name="ce1">
            <text:p>0.125266372</text:p>
          </table:table-cell>
          <table:table-cell office:value-type="float" office:value="5.9149659863945603E-2" table:style-name="ce1">
            <text:p>0.059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8879112345309701" table:style-name="ce1">
            <text:p>1.887911235</text:p>
          </table:table-cell>
          <table:table-cell office:value-type="float" office:value="70" table:style-name="ce1">
            <text:p>70</text:p>
          </table:table-cell>
          <table:table-cell office:value-type="float" office:value="1.9187898385855" table:style-name="ce1">
            <text:p>1.918789839</text:p>
          </table:table-cell>
          <table:table-cell office:value-type="float" office:value="0.90082644628099195" table:style-name="ce1">
            <text:p>0.900826446</text:p>
          </table:table-cell>
          <table:table-cell office:value-type="float" office:value="3" table:style-name="ce1">
            <text:p>3</text:p>
          </table:table-cell>
          <table:table-cell office:value-type="float" office:value="0.23107596206737399" table:style-name="ce1">
            <text:p>0.231075962</text:p>
          </table:table-cell>
          <table:table-cell office:value-type="float" office:value="0.156428571428572" table:style-name="ce1">
            <text:p>0.156428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0384615384615397" table:style-name="ce1">
            <text:p>0.903846154</text:p>
          </table:table-cell>
          <table:table-cell office:value-type="float" office:value="2" table:style-name="ce1">
            <text:p>2</text:p>
          </table:table-cell>
          <table:table-cell office:value-type="float" office:value="0.17007719006752101" table:style-name="ce1">
            <text:p>0.17007719</text:p>
          </table:table-cell>
          <table:table-cell office:value-type="float" office:value="0.128083900226757" table:style-name="ce1">
            <text:p>0.12808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92956267564686" table:style-name="ce1">
            <text:p>1.92956267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333333333333302" table:style-name="ce1">
            <text:p>0.933333333</text:p>
          </table:table-cell>
          <table:table-cell office:value-type="float" office:value="2" table:style-name="ce1">
            <text:p>2</text:p>
          </table:table-cell>
          <table:table-cell office:value-type="float" office:value="0.19538841778705099" table:style-name="ce1">
            <text:p>0.195388418</text:p>
          </table:table-cell>
          <table:table-cell office:value-type="float" office:value="9.4478458049886693E-2" table:style-name="ce1">
            <text:p>0.094478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9506061778072199" table:style-name="ce1">
            <text:p>1.950606178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2708333333333304" table:style-name="ce1">
            <text:p>0.927083333</text:p>
          </table:table-cell>
          <table:table-cell office:value-type="float" office:value="2" table:style-name="ce1">
            <text:p>2</text:p>
          </table:table-cell>
          <table:table-cell office:value-type="float" office:value="0.17735506870600701" table:style-name="ce1">
            <text:p>0.177355069</text:p>
          </table:table-cell>
          <table:table-cell office:value-type="float" office:value="5.3333333333333302E-2" table:style-name="ce1">
            <text:p>0.053333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354363181313401" table:style-name="ce1">
            <text:p>1.935436318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233009708737901" table:style-name="ce1">
            <text:p>0.922330097</text:p>
          </table:table-cell>
          <table:table-cell office:value-type="float" office:value="2" table:style-name="ce1">
            <text:p>2</text:p>
          </table:table-cell>
          <table:table-cell office:value-type="float" office:value="0.19401348582734901" table:style-name="ce1">
            <text:p>0.194013486</text:p>
          </table:table-cell>
          <table:table-cell office:value-type="float" office:value="0.17897959183673501" table:style-name="ce1">
            <text:p>0.178979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241379310344795" table:style-name="ce1">
            <text:p>0.922413793</text:p>
          </table:table-cell>
          <table:table-cell office:value-type="float" office:value="3" table:style-name="ce1">
            <text:p>3</text:p>
          </table:table-cell>
          <table:table-cell office:value-type="float" office:value="0.18582629014471" table:style-name="ce1">
            <text:p>0.18582629</text:p>
          </table:table-cell>
          <table:table-cell office:value-type="float" office:value="0.11234693877551" table:style-name="ce1">
            <text:p>0.112346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4782608695652202E-2" table:style-name="ce1">
            <text:p>0.03478260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0.90476190476190499" table:style-name="ce1">
            <text:p>0.904761905</text:p>
          </table:table-cell>
          <table:table-cell office:value-type="float" office:value="2" table:style-name="ce1">
            <text:p>2</text:p>
          </table:table-cell>
          <table:table-cell office:value-type="float" office:value="0.15110093395149901" table:style-name="ce1">
            <text:p>0.151100934</text:p>
          </table:table-cell>
          <table:table-cell office:value-type="float" office:value="4.6054421768707499E-2" table:style-name="ce1">
            <text:p>0.046054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.00000000001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3548387096774199" table:style-name="ce1">
            <text:p>0.935483871</text:p>
          </table:table-cell>
          <table:table-cell office:value-type="float" office:value="2" table:style-name="ce1">
            <text:p>2</text:p>
          </table:table-cell>
          <table:table-cell office:value-type="float" office:value="0.17867356618594901" table:style-name="ce1">
            <text:p>0.178673566</text:p>
          </table:table-cell>
          <table:table-cell office:value-type="float" office:value="7.5238095238095298E-2" table:style-name="ce1">
            <text:p>0.075238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592592592592604" table:style-name="ce1">
            <text:p>0.925925926</text:p>
          </table:table-cell>
          <table:table-cell office:value-type="float" office:value="2" table:style-name="ce1">
            <text:p>2</text:p>
          </table:table-cell>
          <table:table-cell office:value-type="float" office:value="0.17003364827185499" table:style-name="ce1">
            <text:p>0.170033648</text:p>
          </table:table-cell>
          <table:table-cell office:value-type="float" office:value="0.14190476190476201" table:style-name="ce1">
            <text:p>0.141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91044597790309" table:style-name="ce1">
            <text:p>1.910445978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4230769230769196" table:style-name="ce1">
            <text:p>0.942307692</text:p>
          </table:table-cell>
          <table:table-cell office:value-type="float" office:value="2" table:style-name="ce1">
            <text:p>2</text:p>
          </table:table-cell>
          <table:table-cell office:value-type="float" office:value="0.18621007044141499" table:style-name="ce1">
            <text:p>0.18621007</text:p>
          </table:table-cell>
          <table:table-cell office:value-type="float" office:value="9.9455782312925206E-2" table:style-name="ce1">
            <text:p>0.0994557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.00000000001" table:style-name="ce1">
            <text:p>4356</text:p>
          </table:table-cell>
          <table:table-cell office:value-type="float" office:value="1.9063135630285299" table:style-name="ce1">
            <text:p>1.906313563</text:p>
          </table:table-cell>
          <table:table-cell office:value-type="float" office:value="67" table:style-name="ce1">
            <text:p>67</text:p>
          </table:table-cell>
          <table:table-cell office:value-type="float" office:value="1.93755780264191" table:style-name="ce1">
            <text:p>1.937557803</text:p>
          </table:table-cell>
          <table:table-cell office:value-type="float" office:value="0.91588785046729004" table:style-name="ce1">
            <text:p>0.91588785</text:p>
          </table:table-cell>
          <table:table-cell office:value-type="float" office:value="2" table:style-name="ce1">
            <text:p>2</text:p>
          </table:table-cell>
          <table:table-cell office:value-type="float" office:value="0.206520921616037" table:style-name="ce1">
            <text:p>0.206520922</text:p>
          </table:table-cell>
          <table:table-cell office:value-type="float" office:value="0.111768707482993" table:style-name="ce1">
            <text:p>0.1117687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555223686581599" table:style-name="ce1">
            <text:p>1.85552236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518518518518501" table:style-name="ce1">
            <text:p>0.935185185</text:p>
          </table:table-cell>
          <table:table-cell office:value-type="float" office:value="2" table:style-name="ce1">
            <text:p>2</text:p>
          </table:table-cell>
          <table:table-cell office:value-type="float" office:value="0.19016056024714201" table:style-name="ce1">
            <text:p>0.19016056</text:p>
          </table:table-cell>
          <table:table-cell office:value-type="float" office:value="0.131224489795918" table:style-name="ce1">
            <text:p>0.13122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8609195717096501" table:style-name="ce1">
            <text:p>1.86091957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660550458715596" table:style-name="ce1">
            <text:p>0.926605505</text:p>
          </table:table-cell>
          <table:table-cell office:value-type="float" office:value="2" table:style-name="ce1">
            <text:p>2</text:p>
          </table:table-cell>
          <table:table-cell office:value-type="float" office:value="0.215093856624885" table:style-name="ce1">
            <text:p>0.215093857</text:p>
          </table:table-cell>
          <table:table-cell office:value-type="float" office:value="0.13873015873015901" table:style-name="ce1">
            <text:p>0.138730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5332718801587" table:style-name="ce1">
            <text:p>1.953327188</text:p>
          </table:table-cell>
          <table:table-cell office:value-type="float" office:value="69" table:style-name="ce1">
            <text:p>69</text:p>
          </table:table-cell>
          <table:table-cell office:value-type="float" office:value="1.96393524711139" table:style-name="ce1">
            <text:p>1.963935247</text:p>
          </table:table-cell>
          <table:table-cell office:value-type="float" office:value="0.92380952380952397" table:style-name="ce1">
            <text:p>0.923809524</text:p>
          </table:table-cell>
          <table:table-cell office:value-type="float" office:value="2" table:style-name="ce1">
            <text:p>2</text:p>
          </table:table-cell>
          <table:table-cell office:value-type="float" office:value="0.20774163646084701" table:style-name="ce1">
            <text:p>0.207741636</text:p>
          </table:table-cell>
          <table:table-cell office:value-type="float" office:value="0.114829931972789" table:style-name="ce1">
            <text:p>0.114829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.00000000001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89090909090909098" table:style-name="ce1">
            <text:p>0.890909091</text:p>
          </table:table-cell>
          <table:table-cell office:value-type="float" office:value="2" table:style-name="ce1">
            <text:p>2</text:p>
          </table:table-cell>
          <table:table-cell office:value-type="float" office:value="0.192202591732239" table:style-name="ce1">
            <text:p>0.192202592</text:p>
          </table:table-cell>
          <table:table-cell office:value-type="float" office:value="0.118741496598639" table:style-name="ce1">
            <text:p>0.118741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993788819875802E-2" table:style-name="ce1">
            <text:p>0.0409937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5997462082964" table:style-name="ce1">
            <text:p>1.95997462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4949494949494995" table:style-name="ce1">
            <text:p>0.949494949</text:p>
          </table:table-cell>
          <table:table-cell office:value-type="float" office:value="2" table:style-name="ce1">
            <text:p>2</text:p>
          </table:table-cell>
          <table:table-cell office:value-type="float" office:value="0.178991639058975" table:style-name="ce1">
            <text:p>0.178991639</text:p>
          </table:table-cell>
          <table:table-cell office:value-type="float" office:value="0.114557823129252" table:style-name="ce1">
            <text:p>0.114557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135198468098999" table:style-name="ce1">
            <text:p>1.913519847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" table:style-name="ce1">
            <text:p>0.93</text:p>
          </table:table-cell>
          <table:table-cell office:value-type="float" office:value="2" table:style-name="ce1">
            <text:p>2</text:p>
          </table:table-cell>
          <table:table-cell office:value-type="float" office:value="0.15138607334477" table:style-name="ce1">
            <text:p>0.151386073</text:p>
          </table:table-cell>
          <table:table-cell office:value-type="float" office:value="8.0952380952380998E-2" table:style-name="ce1">
            <text:p>0.080952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1489361702127703" table:style-name="ce1">
            <text:p>0.914893617</text:p>
          </table:table-cell>
          <table:table-cell office:value-type="float" office:value="2" table:style-name="ce1">
            <text:p>2</text:p>
          </table:table-cell>
          <table:table-cell office:value-type="float" office:value="0.16976577501933601" table:style-name="ce1">
            <text:p>0.169765775</text:p>
          </table:table-cell>
          <table:table-cell office:value-type="float" office:value="0.12673469387755101" table:style-name="ce1">
            <text:p>0.126734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80579681777199" table:style-name="ce1">
            <text:p>1.93805796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88793103448275901" table:style-name="ce1">
            <text:p>0.887931034</text:p>
          </table:table-cell>
          <table:table-cell office:value-type="float" office:value="2" table:style-name="ce1">
            <text:p>2</text:p>
          </table:table-cell>
          <table:table-cell office:value-type="float" office:value="0.22048357918254199" table:style-name="ce1">
            <text:p>0.220483579</text:p>
          </table:table-cell>
          <table:table-cell office:value-type="float" office:value="0.110602968460111" table:style-name="ce1">
            <text:p>0.110602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0816326530612201" table:style-name="ce1">
            <text:p>0.908163265</text:p>
          </table:table-cell>
          <table:table-cell office:value-type="float" office:value="2" table:style-name="ce1">
            <text:p>2</text:p>
          </table:table-cell>
          <table:table-cell office:value-type="float" office:value="0.176921429610571" table:style-name="ce1">
            <text:p>0.17692143</text:p>
          </table:table-cell>
          <table:table-cell office:value-type="float" office:value="0.107142857142857" table:style-name="ce1">
            <text:p>0.107142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.3830227743271203E-2" table:style-name="ce1">
            <text:p>0.05383022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429158922314199" table:style-name="ce1">
            <text:p>1.842915892</text:p>
          </table:table-cell>
          <table:table-cell office:value-type="float" office:value="69" table:style-name="ce1">
            <text:p>69</text:p>
          </table:table-cell>
          <table:table-cell office:value-type="float" office:value="1.90977564244619" table:style-name="ce1">
            <text:p>1.909775642</text:p>
          </table:table-cell>
          <table:table-cell office:value-type="float" office:value="0.92307692307692302" table:style-name="ce1">
            <text:p>0.923076923</text:p>
          </table:table-cell>
          <table:table-cell office:value-type="float" office:value="3" table:style-name="ce1">
            <text:p>3</text:p>
          </table:table-cell>
          <table:table-cell office:value-type="float" office:value="0.240136024652192" table:style-name="ce1">
            <text:p>0.240136025</text:p>
          </table:table-cell>
          <table:table-cell office:value-type="float" office:value="0.147414965986395" table:style-name="ce1">
            <text:p>0.1474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761+0j)</text:p>
          </table:table-cell>
          <table:table-cell office:value-type="string" table:style-name="ce1">
            <text:p>(2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2+0j)</text:p>
          </table:table-cell>
          <table:table-cell office:value-type="float" office:value="0.93069306930693096" table:style-name="ce1">
            <text:p>0.930693069</text:p>
          </table:table-cell>
          <table:table-cell office:value-type="float" office:value="2" table:style-name="ce1">
            <text:p>2</text:p>
          </table:table-cell>
          <table:table-cell office:value-type="float" office:value="0.18303763878344601" table:style-name="ce1">
            <text:p>0.183037639</text:p>
          </table:table-cell>
          <table:table-cell office:value-type="float" office:value="0.108537414965986" table:style-name="ce1">
            <text:p>0.108537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555202947747" table:style-name="ce1">
            <text:p>1.935552029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396226415094297" table:style-name="ce1">
            <text:p>0.933962264</text:p>
          </table:table-cell>
          <table:table-cell office:value-type="float" office:value="2" table:style-name="ce1">
            <text:p>2</text:p>
          </table:table-cell>
          <table:table-cell office:value-type="float" office:value="0.199958544022973" table:style-name="ce1">
            <text:p>0.199958544</text:p>
          </table:table-cell>
          <table:table-cell office:value-type="float" office:value="0.13863945578231299" table:style-name="ce1">
            <text:p>0.138639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3126293995859202E-2" table:style-name="ce1">
            <text:p>0.03312629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0.91249999999999998" table:style-name="ce1">
            <text:p>0.9125</text:p>
          </table:table-cell>
          <table:table-cell office:value-type="float" office:value="2" table:style-name="ce1">
            <text:p>2</text:p>
          </table:table-cell>
          <table:table-cell office:value-type="float" office:value="0.15065662295672" table:style-name="ce1">
            <text:p>0.150656623</text:p>
          </table:table-cell>
          <table:table-cell office:value-type="float" office:value="8.5170068027210902E-2" table:style-name="ce1">
            <text:p>0.08517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4027519461369" table:style-name="ce1">
            <text:p>1.940275195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473118279569899" table:style-name="ce1">
            <text:p>0.924731183</text:p>
          </table:table-cell>
          <table:table-cell office:value-type="float" office:value="2" table:style-name="ce1">
            <text:p>2</text:p>
          </table:table-cell>
          <table:table-cell office:value-type="float" office:value="0.15748722983234401" table:style-name="ce1">
            <text:p>0.15748723</text:p>
          </table:table-cell>
          <table:table-cell office:value-type="float" office:value="0.11326530612244901" table:style-name="ce1">
            <text:p>0.113265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7681159420289899E-2" table:style-name="ce1">
            <text:p>0.03768115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307692307692302" table:style-name="ce1">
            <text:p>0.923076923</text:p>
          </table:table-cell>
          <table:table-cell office:value-type="float" office:value="2" table:style-name="ce1">
            <text:p>2</text:p>
          </table:table-cell>
          <table:table-cell office:value-type="float" office:value="0.168493136149723" table:style-name="ce1">
            <text:p>0.168493136</text:p>
          </table:table-cell>
          <table:table-cell office:value-type="float" office:value="6.9523809523809502E-2" table:style-name="ce1">
            <text:p>0.06952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1891891891891897" table:style-name="ce1">
            <text:p>0.918918919</text:p>
          </table:table-cell>
          <table:table-cell office:value-type="float" office:value="2" table:style-name="ce1">
            <text:p>2</text:p>
          </table:table-cell>
          <table:table-cell office:value-type="float" office:value="0.19379982581192801" table:style-name="ce1">
            <text:p>0.193799826</text:p>
          </table:table-cell>
          <table:table-cell office:value-type="float" office:value="0.12823129251700699" table:style-name="ce1">
            <text:p>0.128231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727272727272703" table:style-name="ce1">
            <text:p>0.927272727</text:p>
          </table:table-cell>
          <table:table-cell office:value-type="float" office:value="2" table:style-name="ce1">
            <text:p>2</text:p>
          </table:table-cell>
          <table:table-cell office:value-type="float" office:value="0.200893512956512" table:style-name="ce1">
            <text:p>0.200893513</text:p>
          </table:table-cell>
          <table:table-cell office:value-type="float" office:value="0.167619047619048" table:style-name="ce1">
            <text:p>0.16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9088324313521401" table:style-name="ce1">
            <text:p>1.908832431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0566037735849103" table:style-name="ce1">
            <text:p>0.905660377</text:p>
          </table:table-cell>
          <table:table-cell office:value-type="float" office:value="2" table:style-name="ce1">
            <text:p>2</text:p>
          </table:table-cell>
          <table:table-cell office:value-type="float" office:value="0.18899163879563499" table:style-name="ce1">
            <text:p>0.188991639</text:p>
          </table:table-cell>
          <table:table-cell office:value-type="float" office:value="0.106598639455782" table:style-name="ce1">
            <text:p>0.106598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2561891122639" table:style-name="ce1">
            <text:p>1.925618911</text:p>
          </table:table-cell>
          <table:table-cell office:value-type="float" office:value="66" table:style-name="ce1">
            <text:p>66</text:p>
          </table:table-cell>
          <table:table-cell office:value-type="float" office:value="2.0000000000000102" table:style-name="ce1">
            <text:p>2</text:p>
          </table:table-cell>
          <table:table-cell office:value-type="float" office:value="0.91346153846153799" table:style-name="ce1">
            <text:p>0.913461538</text:p>
          </table:table-cell>
          <table:table-cell office:value-type="float" office:value="2" table:style-name="ce1">
            <text:p>2</text:p>
          </table:table-cell>
          <table:table-cell office:value-type="float" office:value="0.17913126929017401" table:style-name="ce1">
            <text:p>0.179131269</text:p>
          </table:table-cell>
          <table:table-cell office:value-type="float" office:value="0.12683673469387799" table:style-name="ce1">
            <text:p>0.126836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0.95652173913043503" table:style-name="ce1">
            <text:p>0.956521739</text:p>
          </table:table-cell>
          <table:table-cell office:value-type="float" office:value="3" table:style-name="ce1">
            <text:p>3</text:p>
          </table:table-cell>
          <table:table-cell office:value-type="float" office:value="0.207657753310521" table:style-name="ce1">
            <text:p>0.207657753</text:p>
          </table:table-cell>
          <table:table-cell office:value-type="float" office:value="0.15064625850340099" table:style-name="ce1">
            <text:p>0.1506462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3319165094001" table:style-name="ce1">
            <text:p>1.939331917</text:p>
          </table:table-cell>
          <table:table-cell office:value-type="float" office:value="70" table:style-name="ce1">
            <text:p>70</text:p>
          </table:table-cell>
          <table:table-cell office:value-type="float" office:value="1.9503931764784199" table:style-name="ce1">
            <text:p>1.950393176</text:p>
          </table:table-cell>
          <table:table-cell office:value-type="float" office:value="0.92473118279569899" table:style-name="ce1">
            <text:p>0.924731183</text:p>
          </table:table-cell>
          <table:table-cell office:value-type="float" office:value="2" table:style-name="ce1">
            <text:p>2</text:p>
          </table:table-cell>
          <table:table-cell office:value-type="float" office:value="0.20315055009271901" table:style-name="ce1">
            <text:p>0.20315055</text:p>
          </table:table-cell>
          <table:table-cell office:value-type="float" office:value="6.2925170068027197E-2" table:style-name="ce1">
            <text:p>0.06292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74337052445" table:style-name="ce1">
            <text:p>1.939743371</text:p>
          </table:table-cell>
          <table:table-cell office:value-type="float" office:value="70" table:style-name="ce1">
            <text:p>70</text:p>
          </table:table-cell>
          <table:table-cell office:value-type="float" office:value="1.9416048838062101" table:style-name="ce1">
            <text:p>1.941604884</text:p>
          </table:table-cell>
          <table:table-cell office:value-type="float" office:value="0.94285714285714295" table:style-name="ce1">
            <text:p>0.942857143</text:p>
          </table:table-cell>
          <table:table-cell office:value-type="float" office:value="2" table:style-name="ce1">
            <text:p>2</text:p>
          </table:table-cell>
          <table:table-cell office:value-type="float" office:value="0.20672775607709101" table:style-name="ce1">
            <text:p>0.206727756</text:p>
          </table:table-cell>
          <table:table-cell office:value-type="float" office:value="0.137687074829932" table:style-name="ce1">
            <text:p>0.137687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3877551020408201" table:style-name="ce1">
            <text:p>0.93877551</text:p>
          </table:table-cell>
          <table:table-cell office:value-type="float" office:value="2" table:style-name="ce1">
            <text:p>2</text:p>
          </table:table-cell>
          <table:table-cell office:value-type="float" office:value="0.17500026332415" table:style-name="ce1">
            <text:p>0.175000263</text:p>
          </table:table-cell>
          <table:table-cell office:value-type="float" office:value="7.1020408163265297E-2" table:style-name="ce1">
            <text:p>0.07102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4.99999999999" table:style-name="ce1">
            <text:p>4225</text:p>
          </table:table-cell>
          <table:table-cell office:value-type="float" office:value="1.892189015931" table:style-name="ce1">
            <text:p>1.892189016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0099009900990101" table:style-name="ce1">
            <text:p>0.900990099</text:p>
          </table:table-cell>
          <table:table-cell office:value-type="float" office:value="2" table:style-name="ce1">
            <text:p>2</text:p>
          </table:table-cell>
          <table:table-cell office:value-type="float" office:value="0.17787007325816001" table:style-name="ce1">
            <text:p>0.177870073</text:p>
          </table:table-cell>
          <table:table-cell office:value-type="float" office:value="0.11884353741496601" table:style-name="ce1">
            <text:p>0.118843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9337474120082802E-2" table:style-name="ce1">
            <text:p>0.03933747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578947368421004" table:style-name="ce1">
            <text:p>0.915789474</text:p>
          </table:table-cell>
          <table:table-cell office:value-type="float" office:value="2" table:style-name="ce1">
            <text:p>2</text:p>
          </table:table-cell>
          <table:table-cell office:value-type="float" office:value="0.17710587026768301" table:style-name="ce1">
            <text:p>0.17710587</text:p>
          </table:table-cell>
          <table:table-cell office:value-type="float" office:value="5.38095238095238E-2" table:style-name="ce1">
            <text:p>0.053809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3639446184584" table:style-name="ce1">
            <text:p>1.93639446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4174757281553401" table:style-name="ce1">
            <text:p>0.941747573</text:p>
          </table:table-cell>
          <table:table-cell office:value-type="float" office:value="2" table:style-name="ce1">
            <text:p>2</text:p>
          </table:table-cell>
          <table:table-cell office:value-type="float" office:value="0.18578525550205399" table:style-name="ce1">
            <text:p>0.185785256</text:p>
          </table:table-cell>
          <table:table-cell office:value-type="float" office:value="0.13792517006802699" table:style-name="ce1">
            <text:p>0.13792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063356347768601" table:style-name="ce1">
            <text:p>1.90633563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0825688073394495" table:style-name="ce1">
            <text:p>0.908256881</text:p>
          </table:table-cell>
          <table:table-cell office:value-type="float" office:value="2" table:style-name="ce1">
            <text:p>2</text:p>
          </table:table-cell>
          <table:table-cell office:value-type="float" office:value="0.194495774416829" table:style-name="ce1">
            <text:p>0.194495774</text:p>
          </table:table-cell>
          <table:table-cell office:value-type="float" office:value="7.6360544217687107E-2" table:style-name="ce1">
            <text:p>0.076360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9275362318840603E-2" table:style-name="ce1">
            <text:p>0.04927536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1284899512506" table:style-name="ce1">
            <text:p>1.912848995</text:p>
          </table:table-cell>
          <table:table-cell office:value-type="float" office:value="70" table:style-name="ce1">
            <text:p>70</text:p>
          </table:table-cell>
          <table:table-cell office:value-type="float" office:value="1.9592586662637901" table:style-name="ce1">
            <text:p>1.959258666</text:p>
          </table:table-cell>
          <table:table-cell office:value-type="float" office:value="0.92436974789916004" table:style-name="ce1">
            <text:p>0.924369748</text:p>
          </table:table-cell>
          <table:table-cell office:value-type="float" office:value="3" table:style-name="ce1">
            <text:p>3</text:p>
          </table:table-cell>
          <table:table-cell office:value-type="float" office:value="0.22692810080423101" table:style-name="ce1">
            <text:p>0.226928101</text:p>
          </table:table-cell>
          <table:table-cell office:value-type="float" office:value="0.143514739229025" table:style-name="ce1">
            <text:p>0.1435147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304347826086996" table:style-name="ce1">
            <text:p>0.913043478</text:p>
          </table:table-cell>
          <table:table-cell office:value-type="float" office:value="2" table:style-name="ce1">
            <text:p>2</text:p>
          </table:table-cell>
          <table:table-cell office:value-type="float" office:value="0.143647063123407" table:style-name="ce1">
            <text:p>0.143647063</text:p>
          </table:table-cell>
          <table:table-cell office:value-type="float" office:value="0.132721088435374" table:style-name="ce1">
            <text:p>0.132721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6168006993799" table:style-name="ce1">
            <text:p>1.93961680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444444444444398" table:style-name="ce1">
            <text:p>0.944444444</text:p>
          </table:table-cell>
          <table:table-cell office:value-type="float" office:value="2" table:style-name="ce1">
            <text:p>2</text:p>
          </table:table-cell>
          <table:table-cell office:value-type="float" office:value="0.200285589448293" table:style-name="ce1">
            <text:p>0.200285589</text:p>
          </table:table-cell>
          <table:table-cell office:value-type="float" office:value="0.12359410430839" table:style-name="ce1">
            <text:p>0.123594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0660641895621" table:style-name="ce1">
            <text:p>1.906606419</text:p>
          </table:table-cell>
          <table:table-cell office:value-type="float" office:value="70" table:style-name="ce1">
            <text:p>70</text:p>
          </table:table-cell>
          <table:table-cell office:value-type="float" office:value="1.9354168997249199" table:style-name="ce1">
            <text:p>1.9354169</text:p>
          </table:table-cell>
          <table:table-cell office:value-type="float" office:value="0.93965517241379304" table:style-name="ce1">
            <text:p>0.939655172</text:p>
          </table:table-cell>
          <table:table-cell office:value-type="float" office:value="3" table:style-name="ce1">
            <text:p>3</text:p>
          </table:table-cell>
          <table:table-cell office:value-type="float" office:value="0.22764745828833999" table:style-name="ce1">
            <text:p>0.227647458</text:p>
          </table:table-cell>
          <table:table-cell office:value-type="float" office:value="0.14165532879818599" table:style-name="ce1">
            <text:p>0.141655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9337474120082802E-2" table:style-name="ce1">
            <text:p>0.03933747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414911243505" table:style-name="ce1">
            <text:p>1.941491124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2631578947368398" table:style-name="ce1">
            <text:p>0.926315789</text:p>
          </table:table-cell>
          <table:table-cell office:value-type="float" office:value="2" table:style-name="ce1">
            <text:p>2</text:p>
          </table:table-cell>
          <table:table-cell office:value-type="float" office:value="0.16254570768182899" table:style-name="ce1">
            <text:p>0.162545708</text:p>
          </table:table-cell>
          <table:table-cell office:value-type="float" office:value="7.6598639455782297E-2" table:style-name="ce1">
            <text:p>0.076598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2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2+0j)</text:p>
          </table:table-cell>
          <table:table-cell office:value-type="float" office:value="0.93203883495145601" table:style-name="ce1">
            <text:p>0.932038835</text:p>
          </table:table-cell>
          <table:table-cell office:value-type="float" office:value="2" table:style-name="ce1">
            <text:p>2</text:p>
          </table:table-cell>
          <table:table-cell office:value-type="float" office:value="0.162014929037582" table:style-name="ce1">
            <text:p>0.162014929</text:p>
          </table:table-cell>
          <table:table-cell office:value-type="float" office:value="0.16666666666666699" table:style-name="ce1">
            <text:p>0.166666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0217391304347805" table:style-name="ce1">
            <text:p>0.902173913</text:p>
          </table:table-cell>
          <table:table-cell office:value-type="float" office:value="2" table:style-name="ce1">
            <text:p>2</text:p>
          </table:table-cell>
          <table:table-cell office:value-type="float" office:value="0.163100563579055" table:style-name="ce1">
            <text:p>0.163100564</text:p>
          </table:table-cell>
          <table:table-cell office:value-type="float" office:value="7.2585034013605401E-2" table:style-name="ce1">
            <text:p>0.072585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13766813517399" table:style-name="ce1">
            <text:p>1.93137668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396226415094297" table:style-name="ce1">
            <text:p>0.933962264</text:p>
          </table:table-cell>
          <table:table-cell office:value-type="float" office:value="2" table:style-name="ce1">
            <text:p>2</text:p>
          </table:table-cell>
          <table:table-cell office:value-type="float" office:value="0.16558976334336301" table:style-name="ce1">
            <text:p>0.165589763</text:p>
          </table:table-cell>
          <table:table-cell office:value-type="float" office:value="0.12625850340136099" table:style-name="ce1">
            <text:p>0.126258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8861283643892299E-2" table:style-name="ce1">
            <text:p>0.04886128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89830508474576298" table:style-name="ce1">
            <text:p>0.898305085</text:p>
          </table:table-cell>
          <table:table-cell office:value-type="float" office:value="3" table:style-name="ce1">
            <text:p>3</text:p>
          </table:table-cell>
          <table:table-cell office:value-type="float" office:value="0.20603715061497599" table:style-name="ce1">
            <text:p>0.206037151</text:p>
          </table:table-cell>
          <table:table-cell office:value-type="float" office:value="0.14933621933621899" table:style-name="ce1">
            <text:p>0.1493362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969" table:style-name="ce1">
            <text:p>3969</text:p>
          </table:table-cell>
          <table:table-cell office:value-type="float" office:value="1.9449588022737501" table:style-name="ce1">
            <text:p>1.944958802</text:p>
          </table:table-cell>
          <table:table-cell office:value-type="float" office:value="64" table:style-name="ce1">
            <text:p>64</text:p>
          </table:table-cell>
          <table:table-cell office:value-type="float" office:value="1.94710050366857" table:style-name="ce1">
            <text:p>1.947100504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2" table:style-name="ce1">
            <text:p>2</text:p>
          </table:table-cell>
          <table:table-cell office:value-type="float" office:value="0.19167820148867901" table:style-name="ce1">
            <text:p>0.191678201</text:p>
          </table:table-cell>
          <table:table-cell office:value-type="float" office:value="0.10274376417233599" table:style-name="ce1">
            <text:p>0.102743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2+0j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(2+0j)</text:p>
          </table:table-cell>
          <table:table-cell office:value-type="float" office:value="0.91304347826086996" table:style-name="ce1">
            <text:p>0.913043478</text:p>
          </table:table-cell>
          <table:table-cell office:value-type="float" office:value="2" table:style-name="ce1">
            <text:p>2</text:p>
          </table:table-cell>
          <table:table-cell office:value-type="float" office:value="0.15202301301830201" table:style-name="ce1">
            <text:p>0.152023013</text:p>
          </table:table-cell>
          <table:table-cell office:value-type="float" office:value="0.15323129251700701" table:style-name="ce1">
            <text:p>0.153231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float" office:value="2" table:style-name="ce1">
            <text:p>2</text:p>
          </table:table-cell>
          <table:table-cell office:value-type="float" office:value="0.16741852031985699" table:style-name="ce1">
            <text:p>0.16741852</text:p>
          </table:table-cell>
          <table:table-cell office:value-type="float" office:value="7.2312925170068001E-2" table:style-name="ce1">
            <text:p>0.072312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204968944099403E-2" table:style-name="ce1">
            <text:p>0.04720496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2105263157894701" table:style-name="ce1">
            <text:p>0.921052632</text:p>
          </table:table-cell>
          <table:table-cell office:value-type="float" office:value="3" table:style-name="ce1">
            <text:p>3</text:p>
          </table:table-cell>
          <table:table-cell office:value-type="float" office:value="0.19029593009453699" table:style-name="ce1">
            <text:p>0.19029593</text:p>
          </table:table-cell>
          <table:table-cell office:value-type="float" office:value="0.152278911564626" table:style-name="ce1">
            <text:p>0.152278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9275362318840603E-2" table:style-name="ce1">
            <text:p>0.04927536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030596313450401" table:style-name="ce1">
            <text:p>1.903059631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88235294117647101" table:style-name="ce1">
            <text:p>0.882352941</text:p>
          </table:table-cell>
          <table:table-cell office:value-type="float" office:value="3" table:style-name="ce1">
            <text:p>3</text:p>
          </table:table-cell>
          <table:table-cell office:value-type="float" office:value="0.20580397198061001" table:style-name="ce1">
            <text:p>0.205803972</text:p>
          </table:table-cell>
          <table:table-cell office:value-type="float" office:value="0.17493197278911601" table:style-name="ce1">
            <text:p>0.174931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900+0j)</text:p>
          </table:table-cell>
          <table:table-cell office:value-type="string" table:style-name="ce1">
            <text:p>(1.90289445799+0j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(2+0j)</text:p>
          </table:table-cell>
          <table:table-cell office:value-type="float" office:value="0.91304347826086996" table:style-name="ce1">
            <text:p>0.913043478</text:p>
          </table:table-cell>
          <table:table-cell office:value-type="float" office:value="3" table:style-name="ce1">
            <text:p>3</text:p>
          </table:table-cell>
          <table:table-cell office:value-type="float" office:value="0.221416530997088" table:style-name="ce1">
            <text:p>0.221416531</text:p>
          </table:table-cell>
          <table:table-cell office:value-type="float" office:value="0.13057101628530199" table:style-name="ce1">
            <text:p>0.13057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993788819875802E-2" table:style-name="ce1">
            <text:p>0.0409937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0909090909090895" table:style-name="ce1">
            <text:p>0.909090909</text:p>
          </table:table-cell>
          <table:table-cell office:value-type="float" office:value="2" table:style-name="ce1">
            <text:p>2</text:p>
          </table:table-cell>
          <table:table-cell office:value-type="float" office:value="0.19297429993175999" table:style-name="ce1">
            <text:p>0.1929743</text:p>
          </table:table-cell>
          <table:table-cell office:value-type="float" office:value="5.8435374149659901E-2" table:style-name="ce1">
            <text:p>0.058435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0816326530612201" table:style-name="ce1">
            <text:p>0.908163265</text:p>
          </table:table-cell>
          <table:table-cell office:value-type="float" office:value="2" table:style-name="ce1">
            <text:p>2</text:p>
          </table:table-cell>
          <table:table-cell office:value-type="float" office:value="0.17118208433295801" table:style-name="ce1">
            <text:p>0.171182084</text:p>
          </table:table-cell>
          <table:table-cell office:value-type="float" office:value="0.15578231292517" table:style-name="ce1">
            <text:p>0.1557823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891723709091099" table:style-name="ce1">
            <text:p>1.889172371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0384615384615397" table:style-name="ce1">
            <text:p>0.903846154</text:p>
          </table:table-cell>
          <table:table-cell office:value-type="float" office:value="2" table:style-name="ce1">
            <text:p>2</text:p>
          </table:table-cell>
          <table:table-cell office:value-type="float" office:value="0.186762456639574" table:style-name="ce1">
            <text:p>0.186762457</text:p>
          </table:table-cell>
          <table:table-cell office:value-type="float" office:value="0.14221088435374099" table:style-name="ce1">
            <text:p>0.1422108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1588785046729004" table:style-name="ce1">
            <text:p>0.91588785</text:p>
          </table:table-cell>
          <table:table-cell office:value-type="float" office:value="2" table:style-name="ce1">
            <text:p>2</text:p>
          </table:table-cell>
          <table:table-cell office:value-type="float" office:value="0.181487061693275" table:style-name="ce1">
            <text:p>0.181487062</text:p>
          </table:table-cell>
          <table:table-cell office:value-type="float" office:value="9.7324263038548797E-2" table:style-name="ce1">
            <text:p>0.0973242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761+0j)</text:p>
          </table:table-cell>
          <table:table-cell office:value-type="string" table:style-name="ce1">
            <text:p>(2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2+0j)</text:p>
          </table:table-cell>
          <table:table-cell office:value-type="float" office:value="0.92553191489361697" table:style-name="ce1">
            <text:p>0.925531915</text:p>
          </table:table-cell>
          <table:table-cell office:value-type="float" office:value="2" table:style-name="ce1">
            <text:p>2</text:p>
          </table:table-cell>
          <table:table-cell office:value-type="float" office:value="0.14280392078923901" table:style-name="ce1">
            <text:p>0.142803921</text:p>
          </table:table-cell>
          <table:table-cell office:value-type="float" office:value="0.113469387755102" table:style-name="ce1">
            <text:p>0.113469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6790890269151099E-2" table:style-name="ce1">
            <text:p>0.046790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027492542541999" table:style-name="ce1">
            <text:p>1.902749254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3805309734513298" table:style-name="ce1">
            <text:p>0.938053097</text:p>
          </table:table-cell>
          <table:table-cell office:value-type="float" office:value="3" table:style-name="ce1">
            <text:p>3</text:p>
          </table:table-cell>
          <table:table-cell office:value-type="float" office:value="0.21203649454920301" table:style-name="ce1">
            <text:p>0.212036495</text:p>
          </table:table-cell>
          <table:table-cell office:value-type="float" office:value="0.16097505668934201" table:style-name="ce1">
            <text:p>0.160975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9312264131472" table:style-name="ce1">
            <text:p>1.893122641</text:p>
          </table:table-cell>
          <table:table-cell office:value-type="float" office:value="68" table:style-name="ce1">
            <text:p>68</text:p>
          </table:table-cell>
          <table:table-cell office:value-type="float" office:value="1.95453664333945" table:style-name="ce1">
            <text:p>1.954536643</text:p>
          </table:table-cell>
          <table:table-cell office:value-type="float" office:value="0.95041322314049603" table:style-name="ce1">
            <text:p>0.950413223</text:p>
          </table:table-cell>
          <table:table-cell office:value-type="float" office:value="3" table:style-name="ce1">
            <text:p>3</text:p>
          </table:table-cell>
          <table:table-cell office:value-type="float" office:value="0.22539238525312799" table:style-name="ce1">
            <text:p>0.225392385</text:p>
          </table:table-cell>
          <table:table-cell office:value-type="float" office:value="0.176995464852608" table:style-name="ce1">
            <text:p>0.176995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.00000000001" table:style-name="ce1">
            <text:p>4225</text:p>
          </table:table-cell>
          <table:table-cell office:value-type="float" office:value="1.95193954492685" table:style-name="ce1">
            <text:p>1.951939545</text:p>
          </table:table-cell>
          <table:table-cell office:value-type="float" office:value="64" table:style-name="ce1">
            <text:p>64</text:p>
          </table:table-cell>
          <table:table-cell office:value-type="float" office:value="1.9654766352941899" table:style-name="ce1">
            <text:p>1.965476635</text:p>
          </table:table-cell>
          <table:table-cell office:value-type="float" office:value="0.90291262135922301" table:style-name="ce1">
            <text:p>0.902912621</text:p>
          </table:table-cell>
          <table:table-cell office:value-type="float" office:value="2" table:style-name="ce1">
            <text:p>2</text:p>
          </table:table-cell>
          <table:table-cell office:value-type="float" office:value="0.19469020224817199" table:style-name="ce1">
            <text:p>0.194690202</text:p>
          </table:table-cell>
          <table:table-cell office:value-type="float" office:value="9.8922902494331097E-2" table:style-name="ce1">
            <text:p>0.098922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1770533267524" table:style-name="ce1">
            <text:p>1.917705333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0.91489361702127703" table:style-name="ce1">
            <text:p>0.914893617</text:p>
          </table:table-cell>
          <table:table-cell office:value-type="float" office:value="2" table:style-name="ce1">
            <text:p>2</text:p>
          </table:table-cell>
          <table:table-cell office:value-type="float" office:value="0.17872313986729199" table:style-name="ce1">
            <text:p>0.17872314</text:p>
          </table:table-cell>
          <table:table-cell office:value-type="float" office:value="6.4761904761904798E-2" table:style-name="ce1">
            <text:p>0.064761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2233009708737901" table:style-name="ce1">
            <text:p>0.922330097</text:p>
          </table:table-cell>
          <table:table-cell office:value-type="float" office:value="2" table:style-name="ce1">
            <text:p>2</text:p>
          </table:table-cell>
          <table:table-cell office:value-type="float" office:value="0.165875674309685" table:style-name="ce1">
            <text:p>0.165875674</text:p>
          </table:table-cell>
          <table:table-cell office:value-type="float" office:value="0.10040816326530599" table:style-name="ce1">
            <text:p>0.100408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203883495145601" table:style-name="ce1">
            <text:p>0.932038835</text:p>
          </table:table-cell>
          <table:table-cell office:value-type="float" office:value="2" table:style-name="ce1">
            <text:p>2</text:p>
          </table:table-cell>
          <table:table-cell office:value-type="float" office:value="0.204888889975257" table:style-name="ce1">
            <text:p>0.20488889</text:p>
          </table:table-cell>
          <table:table-cell office:value-type="float" office:value="0.131972789115646" table:style-name="ce1">
            <text:p>0.131972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9689440993788803E-2" table:style-name="ce1">
            <text:p>0.04968944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525867208167399" table:style-name="ce1">
            <text:p>1.852586721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3" table:style-name="ce1">
            <text:p>3</text:p>
          </table:table-cell>
          <table:table-cell office:value-type="float" office:value="0.22672665686795401" table:style-name="ce1">
            <text:p>0.226726657</text:p>
          </table:table-cell>
          <table:table-cell office:value-type="float" office:value="0.14292517006802699" table:style-name="ce1">
            <text:p>0.14292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3965517241379304" table:style-name="ce1">
            <text:p>0.939655172</text:p>
          </table:table-cell>
          <table:table-cell office:value-type="float" office:value="3" table:style-name="ce1">
            <text:p>3</text:p>
          </table:table-cell>
          <table:table-cell office:value-type="float" office:value="0.20739438633680701" table:style-name="ce1">
            <text:p>0.207394386</text:p>
          </table:table-cell>
          <table:table-cell office:value-type="float" office:value="0.13996598639455801" table:style-name="ce1">
            <text:p>0.139965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6024844720496899E-2" table:style-name="ce1">
            <text:p>0.03602484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4.99999999999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88505747126436796" table:style-name="ce1">
            <text:p>0.885057471</text:p>
          </table:table-cell>
          <table:table-cell office:value-type="float" office:value="2" table:style-name="ce1">
            <text:p>2</text:p>
          </table:table-cell>
          <table:table-cell office:value-type="float" office:value="0.13565415761808" table:style-name="ce1">
            <text:p>0.135654158</text:p>
          </table:table-cell>
          <table:table-cell office:value-type="float" office:value="8.3333333333333398E-2" table:style-name="ce1">
            <text:p>0.083333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9689440993788803E-2" table:style-name="ce1">
            <text:p>0.04968944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88333333333333297" table:style-name="ce1">
            <text:p>0.883333333</text:p>
          </table:table-cell>
          <table:table-cell office:value-type="float" office:value="3" table:style-name="ce1">
            <text:p>3</text:p>
          </table:table-cell>
          <table:table-cell office:value-type="float" office:value="0.22594816362818401" table:style-name="ce1">
            <text:p>0.225948164</text:p>
          </table:table-cell>
          <table:table-cell office:value-type="float" office:value="0.14207482993197301" table:style-name="ce1">
            <text:p>0.14207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006906699527499" table:style-name="ce1">
            <text:p>1.90069067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07407407407407" table:style-name="ce1">
            <text:p>0.907407407</text:p>
          </table:table-cell>
          <table:table-cell office:value-type="float" office:value="2" table:style-name="ce1">
            <text:p>2</text:p>
          </table:table-cell>
          <table:table-cell office:value-type="float" office:value="0.19082717194770801" table:style-name="ce1">
            <text:p>0.190827172</text:p>
          </table:table-cell>
          <table:table-cell office:value-type="float" office:value="0.10504535147392299" table:style-name="ce1">
            <text:p>0.105045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012139144408" table:style-name="ce1">
            <text:p>1.901213914</text:p>
          </table:table-cell>
          <table:table-cell office:value-type="float" office:value="69" table:style-name="ce1">
            <text:p>69</text:p>
          </table:table-cell>
          <table:table-cell office:value-type="float" office:value="1.9136501444432401" table:style-name="ce1">
            <text:p>1.913650144</text:p>
          </table:table-cell>
          <table:table-cell office:value-type="float" office:value="0.92561983471074405" table:style-name="ce1">
            <text:p>0.925619835</text:p>
          </table:table-cell>
          <table:table-cell office:value-type="float" office:value="3" table:style-name="ce1">
            <text:p>3</text:p>
          </table:table-cell>
          <table:table-cell office:value-type="float" office:value="0.231250633397757" table:style-name="ce1">
            <text:p>0.231250633</text:p>
          </table:table-cell>
          <table:table-cell office:value-type="float" office:value="0.131292517006803" table:style-name="ce1">
            <text:p>0.131292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1.90947188145866" table:style-name="ce1">
            <text:p>1.909471881</text:p>
          </table:table-cell>
          <table:table-cell office:value-type="float" office:value="65" table:style-name="ce1">
            <text:p>65</text:p>
          </table:table-cell>
          <table:table-cell office:value-type="float" office:value="1.95859769139814" table:style-name="ce1">
            <text:p>1.958597691</text:p>
          </table:table-cell>
          <table:table-cell office:value-type="float" office:value="0.95145631067961201" table:style-name="ce1">
            <text:p>0.951456311</text:p>
          </table:table-cell>
          <table:table-cell office:value-type="float" office:value="2" table:style-name="ce1">
            <text:p>2</text:p>
          </table:table-cell>
          <table:table-cell office:value-type="float" office:value="0.20231751531641801" table:style-name="ce1">
            <text:p>0.202317515</text:p>
          </table:table-cell>
          <table:table-cell office:value-type="float" office:value="0.114331065759637" table:style-name="ce1">
            <text:p>0.114331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.00000000001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2523364485981296" table:style-name="ce1">
            <text:p>0.925233645</text:p>
          </table:table-cell>
          <table:table-cell office:value-type="float" office:value="2" table:style-name="ce1">
            <text:p>2</text:p>
          </table:table-cell>
          <table:table-cell office:value-type="float" office:value="0.19876160689102901" table:style-name="ce1">
            <text:p>0.198761607</text:p>
          </table:table-cell>
          <table:table-cell office:value-type="float" office:value="0.145170068027211" table:style-name="ce1">
            <text:p>0.14517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68149831466" table:style-name="ce1">
            <text:p>1.939681498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660550458715596" table:style-name="ce1">
            <text:p>0.926605505</text:p>
          </table:table-cell>
          <table:table-cell office:value-type="float" office:value="2" table:style-name="ce1">
            <text:p>2</text:p>
          </table:table-cell>
          <table:table-cell office:value-type="float" office:value="0.19343312234679899" table:style-name="ce1">
            <text:p>0.193433122</text:p>
          </table:table-cell>
          <table:table-cell office:value-type="float" office:value="0.107482993197279" table:style-name="ce1">
            <text:p>0.1074829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900+0j)</text:p>
          </table:table-cell>
          <table:table-cell office:value-type="string" table:style-name="ce1">
            <text:p>(2+0j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(2+0j)</text:p>
          </table:table-cell>
          <table:table-cell office:value-type="float" office:value="0.91" table:style-name="ce1">
            <text:p>0.91</text:p>
          </table:table-cell>
          <table:table-cell office:value-type="float" office:value="2" table:style-name="ce1">
            <text:p>2</text:p>
          </table:table-cell>
          <table:table-cell office:value-type="float" office:value="0.167006523219771" table:style-name="ce1">
            <text:p>0.167006523</text:p>
          </table:table-cell>
          <table:table-cell office:value-type="float" office:value="9.1700680272108898E-2" table:style-name="ce1">
            <text:p>0.0917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2" table:style-name="ce1">
            <text:p>2</text:p>
          </table:table-cell>
          <table:table-cell office:value-type="float" office:value="0.144213780954523" table:style-name="ce1">
            <text:p>0.144213781</text:p>
          </table:table-cell>
          <table:table-cell office:value-type="float" office:value="9.6666666666666595E-2" table:style-name="ce1">
            <text:p>0.096666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.00000000001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523364485981296" table:style-name="ce1">
            <text:p>0.925233645</text:p>
          </table:table-cell>
          <table:table-cell office:value-type="float" office:value="2" table:style-name="ce1">
            <text:p>2</text:p>
          </table:table-cell>
          <table:table-cell office:value-type="float" office:value="0.20335123628017601" table:style-name="ce1">
            <text:p>0.203351236</text:p>
          </table:table-cell>
          <table:table-cell office:value-type="float" office:value="0.14122448979591801" table:style-name="ce1">
            <text:p>0.14122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844" table:style-name="ce1">
            <text:p>3844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0.91891891891891897" table:style-name="ce1">
            <text:p>0.918918919</text:p>
          </table:table-cell>
          <table:table-cell office:value-type="float" office:value="2" table:style-name="ce1">
            <text:p>2</text:p>
          </table:table-cell>
          <table:table-cell office:value-type="float" office:value="0.18408064633075799" table:style-name="ce1">
            <text:p>0.184080646</text:p>
          </table:table-cell>
          <table:table-cell office:value-type="float" office:value="0.114149659863946" table:style-name="ce1">
            <text:p>0.114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.00000000001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34782608695652" table:style-name="ce1">
            <text:p>0.934782609</text:p>
          </table:table-cell>
          <table:table-cell office:value-type="float" office:value="2" table:style-name="ce1">
            <text:p>2</text:p>
          </table:table-cell>
          <table:table-cell office:value-type="float" office:value="0.158671795645657" table:style-name="ce1">
            <text:p>0.158671796</text:p>
          </table:table-cell>
          <table:table-cell office:value-type="float" office:value="8.7619047619047596E-2" table:style-name="ce1">
            <text:p>0.08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number-rows-repeated="1048375" table:style-name="ro1">
          <table:table-cell table:number-columns-repeated="16384"/>
        </table:table-row>
      </table:table>
      <table:table table:name="POS" table:style-name="ta1">
        <table:table-column table:style-name="co14" table:number-columns-repeated="14" table:default-cell-style-name="ce1"/>
        <table:table-column table:style-name="co13" table:number-columns-repeated="16370" table:default-cell-style-name="ce1"/>
        <table:table-row table:style-name="ro1">
          <table:table-cell office:value-type="string" table:style-name="ce1">
            <text:p>num_edges</text:p>
          </table:table-cell>
          <table:table-cell office:value-type="string" table:style-name="ce1">
            <text:p>density</text:p>
          </table:table-cell>
          <table:table-cell office:value-type="string" table:style-name="ce1">
            <text:p>avg_degree</text:p>
          </table:table-cell>
          <table:table-cell office:value-type="string" table:style-name="ce1">
            <text:p>percent_endpoints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second_eigen</text:p>
          </table:table-cell>
          <table:table-cell office:value-type="string" table:style-name="ce1">
            <text:p>unique_eigen</text:p>
          </table:table-cell>
          <table:table-cell office:value-type="string" table:style-name="ce1">
            <text:p>spectral_rad</text:p>
          </table:table-cell>
          <table:table-cell office:value-type="string" table:style-name="ce1">
            <text:p>link_impurity</text:p>
          </table:table-cell>
          <table:table-cell office:value-type="string" table:style-name="ce1">
            <text:p>neighborhood_impurity</text:p>
          </table:table-cell>
          <table:table-cell office:value-type="string" table:style-name="ce1">
            <text:p>avg_closeness</text:p>
          </table:table-cell>
          <table:table-cell office:value-type="string" table:style-name="ce1">
            <text:p>avg_clustering</text:p>
          </table:table-cell>
          <table:table-cell office:value-type="string" table:style-name="ce1">
            <text:p>small_worldness</text:p>
          </table:table-cell>
          <table:table-cell office:value-type="string" table:style-name="ce1">
            <text:p>near_native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00705963957501" table:style-name="ce1">
            <text:p>1.940070596</text:p>
          </table:table-cell>
          <table:table-cell office:value-type="float" office:value="70" table:style-name="ce1">
            <text:p>70</text:p>
          </table:table-cell>
          <table:table-cell office:value-type="float" office:value="1.94630145247946" table:style-name="ce1">
            <text:p>1.946301452</text:p>
          </table:table-cell>
          <table:table-cell office:value-type="float" office:value="0.952380952380952" table:style-name="ce1">
            <text:p>0.952380952</text:p>
          </table:table-cell>
          <table:table-cell office:value-type="float" office:value="2" table:style-name="ce1">
            <text:p>2</text:p>
          </table:table-cell>
          <table:table-cell office:value-type="float" office:value="0.22092068341210699" table:style-name="ce1">
            <text:p>0.220920683</text:p>
          </table:table-cell>
          <table:table-cell office:value-type="float" office:value="9.4047619047619102E-2" table:style-name="ce1">
            <text:p>0.0940476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1311391780704" table:style-name="ce1">
            <text:p>1.913113918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965517241379304" table:style-name="ce1">
            <text:p>0.939655172</text:p>
          </table:table-cell>
          <table:table-cell office:value-type="float" office:value="3" table:style-name="ce1">
            <text:p>3</text:p>
          </table:table-cell>
          <table:table-cell office:value-type="float" office:value="0.21544961337620899" table:style-name="ce1">
            <text:p>0.215449613</text:p>
          </table:table-cell>
          <table:table-cell office:value-type="float" office:value="0.13825396825396799" table:style-name="ce1">
            <text:p>0.1382539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93963116818335" table:style-name="ce1">
            <text:p>1.939631168</text:p>
          </table:table-cell>
          <table:table-cell office:value-type="float" office:value="70" table:style-name="ce1">
            <text:p>70</text:p>
          </table:table-cell>
          <table:table-cell office:value-type="float" office:value="1.95795014468261" table:style-name="ce1">
            <text:p>1.957950145</text:p>
          </table:table-cell>
          <table:table-cell office:value-type="float" office:value="0.94444444444444398" table:style-name="ce1">
            <text:p>0.944444444</text:p>
          </table:table-cell>
          <table:table-cell office:value-type="float" office:value="2" table:style-name="ce1">
            <text:p>2</text:p>
          </table:table-cell>
          <table:table-cell office:value-type="float" office:value="0.21200110284363899" table:style-name="ce1">
            <text:p>0.212001103</text:p>
          </table:table-cell>
          <table:table-cell office:value-type="float" office:value="0.11816326530612201" table:style-name="ce1">
            <text:p>0.1181632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0.99999999999" table:style-name="ce1">
            <text:p>4761</text:p>
          </table:table-cell>
          <table:table-cell office:value-type="float" office:value="1.90630421626177" table:style-name="ce1">
            <text:p>1.906304216</text:p>
          </table:table-cell>
          <table:table-cell office:value-type="float" office:value="70" table:style-name="ce1">
            <text:p>70</text:p>
          </table:table-cell>
          <table:table-cell office:value-type="float" office:value="1.9360381677441001" table:style-name="ce1">
            <text:p>1.936038168</text:p>
          </table:table-cell>
          <table:table-cell office:value-type="float" office:value="0.96363636363636396" table:style-name="ce1">
            <text:p>0.963636364</text:p>
          </table:table-cell>
          <table:table-cell office:value-type="float" office:value="3" table:style-name="ce1">
            <text:p>3</text:p>
          </table:table-cell>
          <table:table-cell office:value-type="float" office:value="0.227381784769078" table:style-name="ce1">
            <text:p>0.227381785</text:p>
          </table:table-cell>
          <table:table-cell office:value-type="float" office:value="0.105918367346939" table:style-name="ce1">
            <text:p>0.1059183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818779756246899" table:style-name="ce1">
            <text:p>1.88187797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913043478260905" table:style-name="ce1">
            <text:p>0.939130435</text:p>
          </table:table-cell>
          <table:table-cell office:value-type="float" office:value="3" table:style-name="ce1">
            <text:p>3</text:p>
          </table:table-cell>
          <table:table-cell office:value-type="float" office:value="0.205163022818137" table:style-name="ce1">
            <text:p>0.205163023</text:p>
          </table:table-cell>
          <table:table-cell office:value-type="float" office:value="0.134013605442177" table:style-name="ce1">
            <text:p>0.1340136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899.99999999999" table:style-name="ce1">
            <text:p>4900</text:p>
          </table:table-cell>
          <table:table-cell office:value-type="float" office:value="1.9400696626081" table:style-name="ce1">
            <text:p>1.940069663</text:p>
          </table:table-cell>
          <table:table-cell office:value-type="float" office:value="70" table:style-name="ce1">
            <text:p>70</text:p>
          </table:table-cell>
          <table:table-cell office:value-type="float" office:value="1.9473175688020601" table:style-name="ce1">
            <text:p>1.947317569</text:p>
          </table:table-cell>
          <table:table-cell office:value-type="float" office:value="0.95283018867924496" table:style-name="ce1">
            <text:p>0.952830189</text:p>
          </table:table-cell>
          <table:table-cell office:value-type="float" office:value="2" table:style-name="ce1">
            <text:p>2</text:p>
          </table:table-cell>
          <table:table-cell office:value-type="float" office:value="0.221805625334904" table:style-name="ce1">
            <text:p>0.221805625</text:p>
          </table:table-cell>
          <table:table-cell office:value-type="float" office:value="0.10670068027210899" table:style-name="ce1">
            <text:p>0.106700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.00000000001" table:style-name="ce1">
            <text:p>4900</text:p>
          </table:table-cell>
          <table:table-cell office:value-type="float" office:value="1.9396911880885399" table:style-name="ce1">
            <text:p>1.939691188</text:p>
          </table:table-cell>
          <table:table-cell office:value-type="float" office:value="70" table:style-name="ce1">
            <text:p>70</text:p>
          </table:table-cell>
          <table:table-cell office:value-type="float" office:value="1.95375580747653" table:style-name="ce1">
            <text:p>1.953755807</text:p>
          </table:table-cell>
          <table:table-cell office:value-type="float" office:value="0.94545454545454499" table:style-name="ce1">
            <text:p>0.945454545</text:p>
          </table:table-cell>
          <table:table-cell office:value-type="float" office:value="2" table:style-name="ce1">
            <text:p>2</text:p>
          </table:table-cell>
          <table:table-cell office:value-type="float" office:value="0.224224307422075" table:style-name="ce1">
            <text:p>0.224224307</text:p>
          </table:table-cell>
          <table:table-cell office:value-type="float" office:value="9.7176870748299296E-2" table:style-name="ce1">
            <text:p>0.0971768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62733499957701" table:style-name="ce1">
            <text:p>1.94627335</text:p>
          </table:table-cell>
          <table:table-cell office:value-type="float" office:value="70" table:style-name="ce1">
            <text:p>70</text:p>
          </table:table-cell>
          <table:table-cell office:value-type="float" office:value="1.9463223018811899" table:style-name="ce1">
            <text:p>1.946322302</text:p>
          </table:table-cell>
          <table:table-cell office:value-type="float" office:value="0.95098039215686303" table:style-name="ce1">
            <text:p>0.950980392</text:p>
          </table:table-cell>
          <table:table-cell office:value-type="float" office:value="2" table:style-name="ce1">
            <text:p>2</text:p>
          </table:table-cell>
          <table:table-cell office:value-type="float" office:value="0.21841838270147901" table:style-name="ce1">
            <text:p>0.218418383</text:p>
          </table:table-cell>
          <table:table-cell office:value-type="float" office:value="7.2142857142857106E-2" table:style-name="ce1">
            <text:p>0.0721428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9495402816935" table:style-name="ce1">
            <text:p>1.894954028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561983471074405" table:style-name="ce1">
            <text:p>0.925619835</text:p>
          </table:table-cell>
          <table:table-cell office:value-type="float" office:value="3" table:style-name="ce1">
            <text:p>3</text:p>
          </table:table-cell>
          <table:table-cell office:value-type="float" office:value="0.22381349769511599" table:style-name="ce1">
            <text:p>0.223813498</text:p>
          </table:table-cell>
          <table:table-cell office:value-type="float" office:value="0.16353741496598601" table:style-name="ce1">
            <text:p>0.1635374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153735118897399" table:style-name="ce1">
            <text:p>1.91537351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269230769230804" table:style-name="ce1">
            <text:p>0.932692308</text:p>
          </table:table-cell>
          <table:table-cell office:value-type="float" office:value="2" table:style-name="ce1">
            <text:p>2</text:p>
          </table:table-cell>
          <table:table-cell office:value-type="float" office:value="0.19187073734530899" table:style-name="ce1">
            <text:p>0.191870737</text:p>
          </table:table-cell>
          <table:table-cell office:value-type="float" office:value="0.15465986394557801" table:style-name="ce1">
            <text:p>0.1546598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204968944099403E-2" table:style-name="ce1">
            <text:p>0.04720496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0562214077448" table:style-name="ce1">
            <text:p>1.90562214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9824561403509" table:style-name="ce1">
            <text:p>0.929824561</text:p>
          </table:table-cell>
          <table:table-cell office:value-type="float" office:value="3" table:style-name="ce1">
            <text:p>3</text:p>
          </table:table-cell>
          <table:table-cell office:value-type="float" office:value="0.21396776330240999" table:style-name="ce1">
            <text:p>0.213967763</text:p>
          </table:table-cell>
          <table:table-cell office:value-type="float" office:value="0.15709750566893399" table:style-name="ce1">
            <text:p>0.15709750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003855392743501" table:style-name="ce1">
            <text:p>1.900385539</text:p>
          </table:table-cell>
          <table:table-cell office:value-type="float" office:value="70" table:style-name="ce1">
            <text:p>70</text:p>
          </table:table-cell>
          <table:table-cell office:value-type="float" office:value="1.9339212921901701" table:style-name="ce1">
            <text:p>1.933921292</text:p>
          </table:table-cell>
          <table:table-cell office:value-type="float" office:value="0.93388429752066104" table:style-name="ce1">
            <text:p>0.933884298</text:p>
          </table:table-cell>
          <table:table-cell office:value-type="float" office:value="3" table:style-name="ce1">
            <text:p>3</text:p>
          </table:table-cell>
          <table:table-cell office:value-type="float" office:value="0.24971690892451001" table:style-name="ce1">
            <text:p>0.249716909</text:p>
          </table:table-cell>
          <table:table-cell office:value-type="float" office:value="0.155748299319728" table:style-name="ce1">
            <text:p>0.1557482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.00000000001" table:style-name="ce1">
            <text:p>4489</text:p>
          </table:table-cell>
          <table:table-cell office:value-type="float" office:value="1.93969776076487" table:style-name="ce1">
            <text:p>1.939697761</text:p>
          </table:table-cell>
          <table:table-cell office:value-type="float" office:value="68" table:style-name="ce1">
            <text:p>68</text:p>
          </table:table-cell>
          <table:table-cell office:value-type="float" office:value="1.94891826989312" table:style-name="ce1">
            <text:p>1.94891827</text:p>
          </table:table-cell>
          <table:table-cell office:value-type="float" office:value="0.96078431372549" table:style-name="ce1">
            <text:p>0.960784314</text:p>
          </table:table-cell>
          <table:table-cell office:value-type="float" office:value="2" table:style-name="ce1">
            <text:p>2</text:p>
          </table:table-cell>
          <table:table-cell office:value-type="float" office:value="0.199576171885959" table:style-name="ce1">
            <text:p>0.199576172</text:p>
          </table:table-cell>
          <table:table-cell office:value-type="float" office:value="0.107482993197279" table:style-name="ce1">
            <text:p>0.10748299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967757970869" table:style-name="ce1">
            <text:p>1.93967758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5049504950495001" table:style-name="ce1">
            <text:p>0.95049505</text:p>
          </table:table-cell>
          <table:table-cell office:value-type="float" office:value="2" table:style-name="ce1">
            <text:p>2</text:p>
          </table:table-cell>
          <table:table-cell office:value-type="float" office:value="0.17985453678315699" table:style-name="ce1">
            <text:p>0.179854537</text:p>
          </table:table-cell>
          <table:table-cell office:value-type="float" office:value="0.115578231292517" table:style-name="ce1">
            <text:p>0.115578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.0931677018633499E-2" table:style-name="ce1">
            <text:p>0.05093167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8789860811338399" table:style-name="ce1">
            <text:p>1.87898608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308943089430897" table:style-name="ce1">
            <text:p>0.943089431</text:p>
          </table:table-cell>
          <table:table-cell office:value-type="float" office:value="3" table:style-name="ce1">
            <text:p>3</text:p>
          </table:table-cell>
          <table:table-cell office:value-type="float" office:value="0.210703604226323" table:style-name="ce1">
            <text:p>0.210703604</text:p>
          </table:table-cell>
          <table:table-cell office:value-type="float" office:value="0.159569160997732" table:style-name="ce1">
            <text:p>0.15956916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062421345029501" table:style-name="ce1">
            <text:p>1.906242135</text:p>
          </table:table-cell>
          <table:table-cell office:value-type="float" office:value="70" table:style-name="ce1">
            <text:p>70</text:p>
          </table:table-cell>
          <table:table-cell office:value-type="float" office:value="1.9348661590695699" table:style-name="ce1">
            <text:p>1.934866159</text:p>
          </table:table-cell>
          <table:table-cell office:value-type="float" office:value="0.96428571428571397" table:style-name="ce1">
            <text:p>0.964285714</text:p>
          </table:table-cell>
          <table:table-cell office:value-type="float" office:value="3" table:style-name="ce1">
            <text:p>3</text:p>
          </table:table-cell>
          <table:table-cell office:value-type="float" office:value="0.22774007569826599" table:style-name="ce1">
            <text:p>0.227740076</text:p>
          </table:table-cell>
          <table:table-cell office:value-type="float" office:value="0.11503401360544201" table:style-name="ce1">
            <text:p>0.1150340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96966606783601" table:style-name="ce1">
            <text:p>1.939696661</text:p>
          </table:table-cell>
          <table:table-cell office:value-type="float" office:value="70" table:style-name="ce1">
            <text:p>70</text:p>
          </table:table-cell>
          <table:table-cell office:value-type="float" office:value="1.94289813545511" table:style-name="ce1">
            <text:p>1.942898135</text:p>
          </table:table-cell>
          <table:table-cell office:value-type="float" office:value="0.95495495495495497" table:style-name="ce1">
            <text:p>0.954954955</text:p>
          </table:table-cell>
          <table:table-cell office:value-type="float" office:value="3" table:style-name="ce1">
            <text:p>3</text:p>
          </table:table-cell>
          <table:table-cell office:value-type="float" office:value="0.225493230097734" table:style-name="ce1">
            <text:p>0.22549323</text:p>
          </table:table-cell>
          <table:table-cell office:value-type="float" office:value="8.7380952380952406E-2" table:style-name="ce1">
            <text:p>0.087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993788819875802E-2" table:style-name="ce1">
            <text:p>0.0409937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929292929292895" table:style-name="ce1">
            <text:p>0.929292929</text:p>
          </table:table-cell>
          <table:table-cell office:value-type="float" office:value="2" table:style-name="ce1">
            <text:p>2</text:p>
          </table:table-cell>
          <table:table-cell office:value-type="float" office:value="0.17814914511570601" table:style-name="ce1">
            <text:p>0.178149145</text:p>
          </table:table-cell>
          <table:table-cell office:value-type="float" office:value="0.105544217687075" table:style-name="ce1">
            <text:p>0.1055442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577981651376196" table:style-name="ce1">
            <text:p>0.935779817</text:p>
          </table:table-cell>
          <table:table-cell office:value-type="float" office:value="2" table:style-name="ce1">
            <text:p>2</text:p>
          </table:table-cell>
          <table:table-cell office:value-type="float" office:value="0.18835347601608901" table:style-name="ce1">
            <text:p>0.188353476</text:p>
          </table:table-cell>
          <table:table-cell office:value-type="float" office:value="0.15197278911564599" table:style-name="ce1">
            <text:p>0.1519727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9689440993788803E-2" table:style-name="ce1">
            <text:p>0.04968944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847310072374199" table:style-name="ce1">
            <text:p>1.884731007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333333333333302" table:style-name="ce1">
            <text:p>0.933333333</text:p>
          </table:table-cell>
          <table:table-cell office:value-type="float" office:value="3" table:style-name="ce1">
            <text:p>3</text:p>
          </table:table-cell>
          <table:table-cell office:value-type="float" office:value="0.227476314191395" table:style-name="ce1">
            <text:p>0.227476314</text:p>
          </table:table-cell>
          <table:table-cell office:value-type="float" office:value="0.17427437641723401" table:style-name="ce1">
            <text:p>0.17427437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204968944099403E-2" table:style-name="ce1">
            <text:p>0.04720496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064781126869199" table:style-name="ce1">
            <text:p>1.906478113</text:p>
          </table:table-cell>
          <table:table-cell office:value-type="float" office:value="69" table:style-name="ce1">
            <text:p>69</text:p>
          </table:table-cell>
          <table:table-cell office:value-type="float" office:value="1.9148560267433301" table:style-name="ce1">
            <text:p>1.914856027</text:p>
          </table:table-cell>
          <table:table-cell office:value-type="float" office:value="0.94736842105263197" table:style-name="ce1">
            <text:p>0.947368421</text:p>
          </table:table-cell>
          <table:table-cell office:value-type="float" office:value="3" table:style-name="ce1">
            <text:p>3</text:p>
          </table:table-cell>
          <table:table-cell office:value-type="float" office:value="0.228310566741948" table:style-name="ce1">
            <text:p>0.228310567</text:p>
          </table:table-cell>
          <table:table-cell office:value-type="float" office:value="0.143390022675737" table:style-name="ce1">
            <text:p>0.1433900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2562027493605" table:style-name="ce1">
            <text:p>1.92562027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727272727272703" table:style-name="ce1">
            <text:p>0.927272727</text:p>
          </table:table-cell>
          <table:table-cell office:value-type="float" office:value="2" table:style-name="ce1">
            <text:p>2</text:p>
          </table:table-cell>
          <table:table-cell office:value-type="float" office:value="0.204496992664812" table:style-name="ce1">
            <text:p>0.204496993</text:p>
          </table:table-cell>
          <table:table-cell office:value-type="float" office:value="0.126496598639456" table:style-name="ce1">
            <text:p>0.1264965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396881362112099" table:style-name="ce1">
            <text:p>1.939688136</text:p>
          </table:table-cell>
          <table:table-cell office:value-type="float" office:value="68" table:style-name="ce1">
            <text:p>68</text:p>
          </table:table-cell>
          <table:table-cell office:value-type="float" office:value="1.95193491664389" table:style-name="ce1">
            <text:p>1.951934917</text:p>
          </table:table-cell>
          <table:table-cell office:value-type="float" office:value="0.95370370370370405" table:style-name="ce1">
            <text:p>0.953703704</text:p>
          </table:table-cell>
          <table:table-cell office:value-type="float" office:value="2" table:style-name="ce1">
            <text:p>2</text:p>
          </table:table-cell>
          <table:table-cell office:value-type="float" office:value="0.20965930522190199" table:style-name="ce1">
            <text:p>0.209659305</text:p>
          </table:table-cell>
          <table:table-cell office:value-type="float" office:value="0.108945578231293" table:style-name="ce1">
            <text:p>0.10894557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8520341855515701" table:style-name="ce1">
            <text:p>1.85203418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5041322314049603" table:style-name="ce1">
            <text:p>0.950413223</text:p>
          </table:table-cell>
          <table:table-cell office:value-type="float" office:value="3" table:style-name="ce1">
            <text:p>3</text:p>
          </table:table-cell>
          <table:table-cell office:value-type="float" office:value="0.22992933927914999" table:style-name="ce1">
            <text:p>0.229929339</text:p>
          </table:table-cell>
          <table:table-cell office:value-type="float" office:value="0.132687074829932" table:style-name="ce1">
            <text:p>0.1326870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67949317541" table:style-name="ce1">
            <text:p>1.93679493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380952380952397" table:style-name="ce1">
            <text:p>0.923809524</text:p>
          </table:table-cell>
          <table:table-cell office:value-type="float" office:value="2" table:style-name="ce1">
            <text:p>2</text:p>
          </table:table-cell>
          <table:table-cell office:value-type="float" office:value="0.191159665533877" table:style-name="ce1">
            <text:p>0.191159666</text:p>
          </table:table-cell>
          <table:table-cell office:value-type="float" office:value="0.111020408163265" table:style-name="ce1">
            <text:p>0.111020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88050889224882" table:style-name="ce1">
            <text:p>1.880508892</text:p>
          </table:table-cell>
          <table:table-cell office:value-type="float" office:value="70" table:style-name="ce1">
            <text:p>70</text:p>
          </table:table-cell>
          <table:table-cell office:value-type="float" office:value="1.93655021632927" table:style-name="ce1">
            <text:p>1.936550216</text:p>
          </table:table-cell>
          <table:table-cell office:value-type="float" office:value="0.96363636363636396" table:style-name="ce1">
            <text:p>0.963636364</text:p>
          </table:table-cell>
          <table:table-cell office:value-type="float" office:value="3" table:style-name="ce1">
            <text:p>3</text:p>
          </table:table-cell>
          <table:table-cell office:value-type="float" office:value="0.22833080874789599" table:style-name="ce1">
            <text:p>0.228330809</text:p>
          </table:table-cell>
          <table:table-cell office:value-type="float" office:value="0.11017006802721099" table:style-name="ce1">
            <text:p>0.1101700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6237239699626" table:style-name="ce1">
            <text:p>1.862372397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043478260869605" table:style-name="ce1">
            <text:p>0.930434783</text:p>
          </table:table-cell>
          <table:table-cell office:value-type="float" office:value="3" table:style-name="ce1">
            <text:p>3</text:p>
          </table:table-cell>
          <table:table-cell office:value-type="float" office:value="0.20845432401618" table:style-name="ce1">
            <text:p>0.208454324</text:p>
          </table:table-cell>
          <table:table-cell office:value-type="float" office:value="0.16255102040816299" table:style-name="ce1">
            <text:p>0.1625510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5773426683212" table:style-name="ce1">
            <text:p>1.857734267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2380952380952397" table:style-name="ce1">
            <text:p>0.923809524</text:p>
          </table:table-cell>
          <table:table-cell office:value-type="float" office:value="2" table:style-name="ce1">
            <text:p>2</text:p>
          </table:table-cell>
          <table:table-cell office:value-type="float" office:value="0.173157184844593" table:style-name="ce1">
            <text:p>0.173157185</text:p>
          </table:table-cell>
          <table:table-cell office:value-type="float" office:value="0.15748299319727899" table:style-name="ce1">
            <text:p>0.15748299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67025591088001" table:style-name="ce1">
            <text:p>1.936702559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636363636363595" table:style-name="ce1">
            <text:p>0.936363636</text:p>
          </table:table-cell>
          <table:table-cell office:value-type="float" office:value="2" table:style-name="ce1">
            <text:p>2</text:p>
          </table:table-cell>
          <table:table-cell office:value-type="float" office:value="0.210704937026575" table:style-name="ce1">
            <text:p>0.210704937</text:p>
          </table:table-cell>
          <table:table-cell office:value-type="float" office:value="0.13883219954648501" table:style-name="ce1">
            <text:p>0.13883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1133754650554" table:style-name="ce1">
            <text:p>1.911337547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2" table:style-name="ce1">
            <text:p>2</text:p>
          </table:table-cell>
          <table:table-cell office:value-type="float" office:value="0.192265730781808" table:style-name="ce1">
            <text:p>0.192265731</text:p>
          </table:table-cell>
          <table:table-cell office:value-type="float" office:value="0.15272108843537399" table:style-name="ce1">
            <text:p>0.15272108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899.99999999999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203883495145601" table:style-name="ce1">
            <text:p>0.932038835</text:p>
          </table:table-cell>
          <table:table-cell office:value-type="float" office:value="2" table:style-name="ce1">
            <text:p>2</text:p>
          </table:table-cell>
          <table:table-cell office:value-type="float" office:value="0.19231045517484199" table:style-name="ce1">
            <text:p>0.192310455</text:p>
          </table:table-cell>
          <table:table-cell office:value-type="float" office:value="0.14258503401360501" table:style-name="ce1">
            <text:p>0.1425850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1379149509432" table:style-name="ce1">
            <text:p>1.91379149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241379310344795" table:style-name="ce1">
            <text:p>0.922413793</text:p>
          </table:table-cell>
          <table:table-cell office:value-type="float" office:value="3" table:style-name="ce1">
            <text:p>3</text:p>
          </table:table-cell>
          <table:table-cell office:value-type="float" office:value="0.20888732915531599" table:style-name="ce1">
            <text:p>0.208887329</text:p>
          </table:table-cell>
          <table:table-cell office:value-type="float" office:value="0.17221088435374199" table:style-name="ce1">
            <text:p>0.17221088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971203400972" table:style-name="ce1">
            <text:p>1.939712034</text:p>
          </table:table-cell>
          <table:table-cell office:value-type="float" office:value="70" table:style-name="ce1">
            <text:p>70</text:p>
          </table:table-cell>
          <table:table-cell office:value-type="float" office:value="1.9463326647713399" table:style-name="ce1">
            <text:p>1.946332665</text:p>
          </table:table-cell>
          <table:table-cell office:value-type="float" office:value="0.95145631067961201" table:style-name="ce1">
            <text:p>0.951456311</text:p>
          </table:table-cell>
          <table:table-cell office:value-type="float" office:value="2" table:style-name="ce1">
            <text:p>2</text:p>
          </table:table-cell>
          <table:table-cell office:value-type="float" office:value="0.21464621167966" table:style-name="ce1">
            <text:p>0.214646212</text:p>
          </table:table-cell>
          <table:table-cell office:value-type="float" office:value="9.3775510204081605E-2" table:style-name="ce1">
            <text:p>0.093775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.00000000001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1964285714285698" table:style-name="ce1">
            <text:p>0.919642857</text:p>
          </table:table-cell>
          <table:table-cell office:value-type="float" office:value="2" table:style-name="ce1">
            <text:p>2</text:p>
          </table:table-cell>
          <table:table-cell office:value-type="float" office:value="0.18693240142984099" table:style-name="ce1">
            <text:p>0.186932401</text:p>
          </table:table-cell>
          <table:table-cell office:value-type="float" office:value="0.152993197278912" table:style-name="ce1">
            <text:p>0.15299319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110.26470588235294" table:formula="of:=AVERAGE([.A2:.A35])" table:style-name="ce2">
            <text:p>110.2647059</text:p>
          </table:table-cell>
          <table:table-cell office:value-type="float" office:value="4.5658263305322133E-2" table:formula="of:=AVERAGE([.B2:.B35])" table:style-name="ce2">
            <text:p>0.045658263</text:p>
          </table:table-cell>
          <table:table-cell office:value-type="float" office:value="1" table:formula="of:=AVERAGE([.C2:.C35])" table:style-name="ce2">
            <text:p>1</text:p>
          </table:table-cell>
          <table:table-cell office:value-type="float" office:value="1.4285714285714294E-2" table:formula="of:=AVERAGE([.D2:.D35])" table:style-name="ce2">
            <text:p>0.014285714</text:p>
          </table:table-cell>
          <table:table-cell office:value-type="float" office:value="4810.7058823529424" table:formula="of:=AVERAGE([.E2:.E35])" table:style-name="ce2">
            <text:p>4810.705882</text:p>
          </table:table-cell>
          <table:table-cell office:value-type="float" office:value="1.9227992162068968" table:formula="of:=AVERAGE([.F2:.F35])" table:style-name="ce2">
            <text:p>1.922799216</text:p>
          </table:table-cell>
          <table:table-cell office:value-type="float" office:value="69.705882352941174" table:formula="of:=AVERAGE([.G2:.G35])" table:style-name="ce2">
            <text:p>69.70588235</text:p>
          </table:table-cell>
          <table:table-cell office:value-type="float" office:value="1.9764106801224046" table:formula="of:=AVERAGE([.H2:.H35])" table:style-name="ce2">
            <text:p>1.97641068</text:p>
          </table:table-cell>
          <table:table-cell office:value-type="float" office:value="0.94063468840361253" table:formula="of:=AVERAGE([.I2:.I35])" table:style-name="ce2">
            <text:p>0.940634688</text:p>
          </table:table-cell>
          <table:table-cell office:value-type="float" office:value="2.4411764705882355" table:formula="of:=AVERAGE([.J2:.J35])" table:style-name="ce2">
            <text:p>2.441176471</text:p>
          </table:table-cell>
          <table:table-cell office:value-type="float" office:value="0.21003897753700004" table:formula="of:=AVERAGE([.K2:.K35])" table:style-name="ce2">
            <text:p>0.210038978</text:p>
          </table:table-cell>
          <table:table-cell office:value-type="float" office:value="0.13000466853408027" table:formula="of:=AVERAGE([.L2:.L35])" table:style-name="ce2">
            <text:p>0.130004669</text:p>
          </table:table-cell>
          <table:table-cell office:value-type="float" office:value="0" table:formula="of:=AVERAGE([.M2:.M35])" table:style-name="ce2">
            <text:p>0</text:p>
          </table:table-cell>
          <table:table-cell office:value-type="string" table:style-name="ce1">
            <text:p>MEAN</text:p>
          </table:table-cell>
          <table:table-cell table:number-columns-repeated="16370"/>
        </table:table-row>
        <table:table-row table:style-name="ro1">
          <table:table-cell office:value-type="float" office:value="6.42112433999384" table:formula="of:=STDEV([.A2:.A35])" table:style-name="ce1">
            <text:p>6.42112434</text:p>
          </table:table-cell>
          <table:table-cell office:value-type="float" office:value="2.6588506583825472E-3" table:formula="of:=STDEV([.B2:.B35])" table:style-name="ce1">
            <text:p>0.002658851</text:p>
          </table:table-cell>
          <table:table-cell office:value-type="float" office:value="0" table:formula="of:=STDEV([.C2:.C35])" table:style-name="ce1">
            <text:p>0</text:p>
          </table:table-cell>
          <table:table-cell office:value-type="float" office:value="5.2824330214461842E-18" table:formula="of:=STDEV([.D2:.D35])" table:style-name="ce1">
            <text:p>5.28243E-18</text:p>
          </table:table-cell>
          <table:table-cell office:value-type="float" office:value="130.48941194984286" table:formula="of:=STDEV([.E2:.E35])" table:style-name="ce1">
            <text:p>130.4894119</text:p>
          </table:table-cell>
          <table:table-cell office:value-type="float" office:value="3.8867161652639648E-2" table:formula="of:=STDEV([.F2:.F35])" table:style-name="ce1">
            <text:p>0.038867162</text:p>
          </table:table-cell>
          <table:table-cell office:value-type="float" office:value="0.62906432511603283" table:formula="of:=STDEV([.G2:.G35])" table:style-name="ce1">
            <text:p>0.629064325</text:p>
          </table:table-cell>
          <table:table-cell office:value-type="float" office:value="2.9420246771901061E-2" table:formula="of:=STDEV([.H2:.H35])" table:style-name="ce1">
            <text:p>0.029420247</text:p>
          </table:table-cell>
          <table:table-cell office:value-type="float" office:value="1.3640299756548917E-2" table:formula="of:=STDEV([.I2:.I35])" table:style-name="ce1">
            <text:p>0.0136403</text:p>
          </table:table-cell>
          <table:table-cell office:value-type="float" office:value="0.50399473726137811" table:formula="of:=STDEV([.J2:.J35])" table:style-name="ce1">
            <text:p>0.503994737</text:p>
          </table:table-cell>
          <table:table-cell office:value-type="float" office:value="1.7719414315933629E-2" table:formula="of:=STDEV([.K2:.K35])" table:style-name="ce1">
            <text:p>0.017719414</text:p>
          </table:table-cell>
          <table:table-cell office:value-type="float" office:value="2.7220282871166221E-2" table:formula="of:=STDEV([.L2:.L35])" table:style-name="ce1">
            <text:p>0.027220283</text:p>
          </table:table-cell>
          <table:table-cell office:value-type="float" office:value="0" table:formula="of:=STDEV([.M2:.M35])" table:style-name="ce1">
            <text:p>0</text:p>
          </table:table-cell>
          <table:table-cell table:number-columns-repeated="16371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NEG" table:style-name="ta1">
        <table:table-column table:style-name="co14" table:number-columns-repeated="14" table:default-cell-style-name="ce1"/>
        <table:table-column table:style-name="co13" table:number-columns-repeated="16370" table:default-cell-style-name="ce1"/>
        <table:table-row table:style-name="ro1">
          <table:table-cell office:value-type="string" table:style-name="ce1">
            <text:p>num_edges</text:p>
          </table:table-cell>
          <table:table-cell office:value-type="string" table:style-name="ce1">
            <text:p>density</text:p>
          </table:table-cell>
          <table:table-cell office:value-type="string" table:style-name="ce1">
            <text:p>avg_degree</text:p>
          </table:table-cell>
          <table:table-cell office:value-type="string" table:style-name="ce1">
            <text:p>percent_endpoints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second_eigen</text:p>
          </table:table-cell>
          <table:table-cell office:value-type="string" table:style-name="ce1">
            <text:p>unique_eigen</text:p>
          </table:table-cell>
          <table:table-cell office:value-type="string" table:style-name="ce1">
            <text:p>spectral_rad</text:p>
          </table:table-cell>
          <table:table-cell office:value-type="string" table:style-name="ce1">
            <text:p>link_impurity</text:p>
          </table:table-cell>
          <table:table-cell office:value-type="string" table:style-name="ce1">
            <text:p>neighborhood_impurity</text:p>
          </table:table-cell>
          <table:table-cell office:value-type="string" table:style-name="ce1">
            <text:p>avg_closeness</text:p>
          </table:table-cell>
          <table:table-cell office:value-type="string" table:style-name="ce1">
            <text:p>avg_clustering</text:p>
          </table:table-cell>
          <table:table-cell office:value-type="string" table:style-name="ce1">
            <text:p>small_worldness</text:p>
          </table:table-cell>
          <table:table-cell office:value-type="string" table:style-name="ce1">
            <text:p>near_native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721" table:style-name="ce1">
            <text:p>3721</text:p>
          </table:table-cell>
          <table:table-cell office:value-type="float" office:value="1.90572975277575" table:style-name="ce1">
            <text:p>1.905729753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0.93" table:style-name="ce1">
            <text:p>0.93</text:p>
          </table:table-cell>
          <table:table-cell office:value-type="float" office:value="2" table:style-name="ce1">
            <text:p>2</text:p>
          </table:table-cell>
          <table:table-cell office:value-type="float" office:value="0.17435947358569601" table:style-name="ce1">
            <text:p>0.174359474</text:p>
          </table:table-cell>
          <table:table-cell office:value-type="float" office:value="9.6507936507936501E-2" table:style-name="ce1">
            <text:p>0.096507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85294926788199" table:style-name="ce1">
            <text:p>1.948529493</text:p>
          </table:table-cell>
          <table:table-cell office:value-type="float" office:value="70" table:style-name="ce1">
            <text:p>70</text:p>
          </table:table-cell>
          <table:table-cell office:value-type="float" office:value="1.95133311543362" table:style-name="ce1">
            <text:p>1.951333115</text:p>
          </table:table-cell>
          <table:table-cell office:value-type="float" office:value="0.90909090909090895" table:style-name="ce1">
            <text:p>0.909090909</text:p>
          </table:table-cell>
          <table:table-cell office:value-type="float" office:value="2" table:style-name="ce1">
            <text:p>2</text:p>
          </table:table-cell>
          <table:table-cell office:value-type="float" office:value="0.212056207857304" table:style-name="ce1">
            <text:p>0.212056208</text:p>
          </table:table-cell>
          <table:table-cell office:value-type="float" office:value="8.7619047619047596E-2" table:style-name="ce1">
            <text:p>0.08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6853002070393402E-2" table:style-name="ce1">
            <text:p>0.03685300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5416857086783" table:style-name="ce1">
            <text:p>1.954168571</text:p>
          </table:table-cell>
          <table:table-cell office:value-type="float" office:value="67" table:style-name="ce1">
            <text:p>67</text:p>
          </table:table-cell>
          <table:table-cell office:value-type="float" office:value="2.0000000000000102" table:style-name="ce1">
            <text:p>2</text:p>
          </table:table-cell>
          <table:table-cell office:value-type="float" office:value="0.91011235955056202" table:style-name="ce1">
            <text:p>0.91011236</text:p>
          </table:table-cell>
          <table:table-cell office:value-type="float" office:value="2" table:style-name="ce1">
            <text:p>2</text:p>
          </table:table-cell>
          <table:table-cell office:value-type="float" office:value="0.17267739602892099" table:style-name="ce1">
            <text:p>0.172677396</text:p>
          </table:table-cell>
          <table:table-cell office:value-type="float" office:value="9.6836734693877602E-2" table:style-name="ce1">
            <text:p>0.096836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3623981631486" table:style-name="ce1">
            <text:p>1.936239816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0476190476190499" table:style-name="ce1">
            <text:p>0.904761905</text:p>
          </table:table-cell>
          <table:table-cell office:value-type="float" office:value="2" table:style-name="ce1">
            <text:p>2</text:p>
          </table:table-cell>
          <table:table-cell office:value-type="float" office:value="0.18827217667346799" table:style-name="ce1">
            <text:p>0.188272177</text:p>
          </table:table-cell>
          <table:table-cell office:value-type="float" office:value="7.2142857142857203E-2" table:style-name="ce1">
            <text:p>0.072142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343279589857401" table:style-name="ce1">
            <text:p>1.934327959</text:p>
          </table:table-cell>
          <table:table-cell office:value-type="float" office:value="67" table:style-name="ce1">
            <text:p>67</text:p>
          </table:table-cell>
          <table:table-cell office:value-type="float" office:value="1.9375538209163301" table:style-name="ce1">
            <text:p>1.937553821</text:p>
          </table:table-cell>
          <table:table-cell office:value-type="float" office:value="0.94642857142857095" table:style-name="ce1">
            <text:p>0.946428571</text:p>
          </table:table-cell>
          <table:table-cell office:value-type="float" office:value="3" table:style-name="ce1">
            <text:p>3</text:p>
          </table:table-cell>
          <table:table-cell office:value-type="float" office:value="0.23425694989816601" table:style-name="ce1">
            <text:p>0.23425695</text:p>
          </table:table-cell>
          <table:table-cell office:value-type="float" office:value="0.11065759637188199" table:style-name="ce1">
            <text:p>0.110657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4368530020703898E-2" table:style-name="ce1">
            <text:p>0.034368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096+0j)</text:p>
          </table:table-cell>
          <table:table-cell office:value-type="string" table:style-name="ce1">
            <text:p>(2+0j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(2+0j)</text:p>
          </table:table-cell>
          <table:table-cell office:value-type="float" office:value="0.90361445783132499" table:style-name="ce1">
            <text:p>0.903614458</text:p>
          </table:table-cell>
          <table:table-cell office:value-type="float" office:value="2" table:style-name="ce1">
            <text:p>2</text:p>
          </table:table-cell>
          <table:table-cell office:value-type="float" office:value="0.13499476714556599" table:style-name="ce1">
            <text:p>0.134994767</text:p>
          </table:table-cell>
          <table:table-cell office:value-type="float" office:value="8.6870748299319706E-2" table:style-name="ce1">
            <text:p>0.086870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3416149068323003E-2" table:style-name="ce1">
            <text:p>0.05341614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5983089706768" table:style-name="ce1">
            <text:p>1.859830897</text:p>
          </table:table-cell>
          <table:table-cell office:value-type="float" office:value="68" table:style-name="ce1">
            <text:p>68</text:p>
          </table:table-cell>
          <table:table-cell office:value-type="float" office:value="2.0000000000000102" table:style-name="ce1">
            <text:p>2</text:p>
          </table:table-cell>
          <table:table-cell office:value-type="float" office:value="0.90697674418604601" table:style-name="ce1">
            <text:p>0.906976744</text:p>
          </table:table-cell>
          <table:table-cell office:value-type="float" office:value="3" table:style-name="ce1">
            <text:p>3</text:p>
          </table:table-cell>
          <table:table-cell office:value-type="float" office:value="0.22577184211779799" table:style-name="ce1">
            <text:p>0.225771842</text:p>
          </table:table-cell>
          <table:table-cell office:value-type="float" office:value="0.12744897959183701" table:style-name="ce1">
            <text:p>0.127448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9275362318840603E-2" table:style-name="ce1">
            <text:p>0.04927536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136583771831299" table:style-name="ce1">
            <text:p>1.913658377</text:p>
          </table:table-cell>
          <table:table-cell office:value-type="float" office:value="68" table:style-name="ce1">
            <text:p>68</text:p>
          </table:table-cell>
          <table:table-cell office:value-type="float" office:value="1.96160433734141" table:style-name="ce1">
            <text:p>1.961604337</text:p>
          </table:table-cell>
          <table:table-cell office:value-type="float" office:value="0.89075630252100801" table:style-name="ce1">
            <text:p>0.890756303</text:p>
          </table:table-cell>
          <table:table-cell office:value-type="float" office:value="3" table:style-name="ce1">
            <text:p>3</text:p>
          </table:table-cell>
          <table:table-cell office:value-type="float" office:value="0.22316790739331099" table:style-name="ce1">
            <text:p>0.223167907</text:p>
          </table:table-cell>
          <table:table-cell office:value-type="float" office:value="0.18493815708101399" table:style-name="ce1">
            <text:p>0.184938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7681159420289899E-2" table:style-name="ce1">
            <text:p>0.03768115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4505494505494503" table:style-name="ce1">
            <text:p>0.945054945</text:p>
          </table:table-cell>
          <table:table-cell office:value-type="float" office:value="2" table:style-name="ce1">
            <text:p>2</text:p>
          </table:table-cell>
          <table:table-cell office:value-type="float" office:value="0.14941195938465399" table:style-name="ce1">
            <text:p>0.14941195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1.8453553639+0j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(2+0j)</text:p>
          </table:table-cell>
          <table:table-cell office:value-type="float" office:value="0.92156862745098" table:style-name="ce1">
            <text:p>0.921568627</text:p>
          </table:table-cell>
          <table:table-cell office:value-type="float" office:value="2" table:style-name="ce1">
            <text:p>2</text:p>
          </table:table-cell>
          <table:table-cell office:value-type="float" office:value="0.18473412242995901" table:style-name="ce1">
            <text:p>0.184734122</text:p>
          </table:table-cell>
          <table:table-cell office:value-type="float" office:value="0.110532879818594" table:style-name="ce1">
            <text:p>0.11053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9704605048883" table:style-name="ce1">
            <text:p>1.89704605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61165048543689" table:style-name="ce1">
            <text:p>0.961165049</text:p>
          </table:table-cell>
          <table:table-cell office:value-type="float" office:value="2" table:style-name="ce1">
            <text:p>2</text:p>
          </table:table-cell>
          <table:table-cell office:value-type="float" office:value="0.186709473127701" table:style-name="ce1">
            <text:p>0.186709473</text:p>
          </table:table-cell>
          <table:table-cell office:value-type="float" office:value="0.14486394557823101" table:style-name="ce1">
            <text:p>0.144863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6497184287192" table:style-name="ce1">
            <text:p>1.86497184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5041322314049603" table:style-name="ce1">
            <text:p>0.950413223</text:p>
          </table:table-cell>
          <table:table-cell office:value-type="float" office:value="3" table:style-name="ce1">
            <text:p>3</text:p>
          </table:table-cell>
          <table:table-cell office:value-type="float" office:value="0.24588272089511401" table:style-name="ce1">
            <text:p>0.245882721</text:p>
          </table:table-cell>
          <table:table-cell office:value-type="float" office:value="0.14529478458049899" table:style-name="ce1">
            <text:p>0.145294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8861283643892299E-2" table:style-name="ce1">
            <text:p>0.04886128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8748258221662899" table:style-name="ce1">
            <text:p>1.874825822</text:p>
          </table:table-cell>
          <table:table-cell office:value-type="float" office:value="70" table:style-name="ce1">
            <text:p>70</text:p>
          </table:table-cell>
          <table:table-cell office:value-type="float" office:value="1.92550300830281" table:style-name="ce1">
            <text:p>1.925503008</text:p>
          </table:table-cell>
          <table:table-cell office:value-type="float" office:value="0.94915254237288105" table:style-name="ce1">
            <text:p>0.949152542</text:p>
          </table:table-cell>
          <table:table-cell office:value-type="float" office:value="3" table:style-name="ce1">
            <text:p>3</text:p>
          </table:table-cell>
          <table:table-cell office:value-type="float" office:value="0.23858093106558101" table:style-name="ce1">
            <text:p>0.238580931</text:p>
          </table:table-cell>
          <table:table-cell office:value-type="float" office:value="0.10311791383219999" table:style-name="ce1">
            <text:p>0.103117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0625" table:style-name="ce1">
            <text:p>0.90625</text:p>
          </table:table-cell>
          <table:table-cell office:value-type="float" office:value="2" table:style-name="ce1">
            <text:p>2</text:p>
          </table:table-cell>
          <table:table-cell office:value-type="float" office:value="0.163365844114083" table:style-name="ce1">
            <text:p>0.163365844</text:p>
          </table:table-cell>
          <table:table-cell office:value-type="float" office:value="0.108390022675737" table:style-name="ce1">
            <text:p>0.108390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0.99999999999" table:style-name="ce1">
            <text:p>4761</text:p>
          </table:table-cell>
          <table:table-cell office:value-type="float" office:value="1.85746577649223" table:style-name="ce1">
            <text:p>1.85746577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75" table:style-name="ce1">
            <text:p>0.9375</text:p>
          </table:table-cell>
          <table:table-cell office:value-type="float" office:value="3" table:style-name="ce1">
            <text:p>3</text:p>
          </table:table-cell>
          <table:table-cell office:value-type="float" office:value="0.23451636129096601" table:style-name="ce1">
            <text:p>0.234516361</text:p>
          </table:table-cell>
          <table:table-cell office:value-type="float" office:value="0.13982993197278901" table:style-name="ce1">
            <text:p>0.139829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5900621118012403E-2" table:style-name="ce1">
            <text:p>0.05590062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4549319836398" table:style-name="ce1">
            <text:p>1.845493198</text:p>
          </table:table-cell>
          <table:table-cell office:value-type="float" office:value="69" table:style-name="ce1">
            <text:p>69</text:p>
          </table:table-cell>
          <table:table-cell office:value-type="float" office:value="1.88900230539414" table:style-name="ce1">
            <text:p>1.889002305</text:p>
          </table:table-cell>
          <table:table-cell office:value-type="float" office:value="0.94074074074074099" table:style-name="ce1">
            <text:p>0.940740741</text:p>
          </table:table-cell>
          <table:table-cell office:value-type="float" office:value="3" table:style-name="ce1">
            <text:p>3</text:p>
          </table:table-cell>
          <table:table-cell office:value-type="float" office:value="0.25009034118040102" table:style-name="ce1">
            <text:p>0.250090341</text:p>
          </table:table-cell>
          <table:table-cell office:value-type="float" office:value="0.16303854875283399" table:style-name="ce1">
            <text:p>0.163038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395977183954101" table:style-name="ce1">
            <text:p>1.939597718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2523364485981296" table:style-name="ce1">
            <text:p>0.925233645</text:p>
          </table:table-cell>
          <table:table-cell office:value-type="float" office:value="2" table:style-name="ce1">
            <text:p>2</text:p>
          </table:table-cell>
          <table:table-cell office:value-type="float" office:value="0.20106247654271001" table:style-name="ce1">
            <text:p>0.201062477</text:p>
          </table:table-cell>
          <table:table-cell office:value-type="float" office:value="0.127006802721088" table:style-name="ce1">
            <text:p>0.127006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509433962264197" table:style-name="ce1">
            <text:p>0.91509434</text:p>
          </table:table-cell>
          <table:table-cell office:value-type="float" office:value="2" table:style-name="ce1">
            <text:p>2</text:p>
          </table:table-cell>
          <table:table-cell office:value-type="float" office:value="0.17303002627719399" table:style-name="ce1">
            <text:p>0.173030026</text:p>
          </table:table-cell>
          <table:table-cell office:value-type="float" office:value="0.14190476190476201" table:style-name="ce1">
            <text:p>0.141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947944426699399" table:style-name="ce1">
            <text:p>1.89479444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1743119266054995" table:style-name="ce1">
            <text:p>0.917431193</text:p>
          </table:table-cell>
          <table:table-cell office:value-type="float" office:value="2" table:style-name="ce1">
            <text:p>2</text:p>
          </table:table-cell>
          <table:table-cell office:value-type="float" office:value="0.182645898443941" table:style-name="ce1">
            <text:p>0.182645898</text:p>
          </table:table-cell>
          <table:table-cell office:value-type="float" office:value="0.134149659863946" table:style-name="ce1">
            <text:p>0.134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369036288460899" table:style-name="ce1">
            <text:p>1.936903629</text:p>
          </table:table-cell>
          <table:table-cell office:value-type="float" office:value="66" table:style-name="ce1">
            <text:p>66</text:p>
          </table:table-cell>
          <table:table-cell office:value-type="float" office:value="1.99999999999999" table:style-name="ce1">
            <text:p>2</text:p>
          </table:table-cell>
          <table:table-cell office:value-type="float" office:value="0.93617021276595702" table:style-name="ce1">
            <text:p>0.936170213</text:p>
          </table:table-cell>
          <table:table-cell office:value-type="float" office:value="2" table:style-name="ce1">
            <text:p>2</text:p>
          </table:table-cell>
          <table:table-cell office:value-type="float" office:value="0.16310466350031899" table:style-name="ce1">
            <text:p>0.163104664</text:p>
          </table:table-cell>
          <table:table-cell office:value-type="float" office:value="0.101496598639456" table:style-name="ce1">
            <text:p>0.1014965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545454545454499" table:style-name="ce1">
            <text:p>0.945454545</text:p>
          </table:table-cell>
          <table:table-cell office:value-type="float" office:value="2" table:style-name="ce1">
            <text:p>2</text:p>
          </table:table-cell>
          <table:table-cell office:value-type="float" office:value="0.21115457809389701" table:style-name="ce1">
            <text:p>0.211154578</text:p>
          </table:table-cell>
          <table:table-cell office:value-type="float" office:value="0.149104308390023" table:style-name="ce1">
            <text:p>0.149104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4623655913978499" table:style-name="ce1">
            <text:p>0.946236559</text:p>
          </table:table-cell>
          <table:table-cell office:value-type="float" office:value="2" table:style-name="ce1">
            <text:p>2</text:p>
          </table:table-cell>
          <table:table-cell office:value-type="float" office:value="0.13513638430821501" table:style-name="ce1">
            <text:p>0.135136384</text:p>
          </table:table-cell>
          <table:table-cell office:value-type="float" office:value="7.5510204081632698E-2" table:style-name="ce1">
            <text:p>0.07551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.8447204968944099E-2" table:style-name="ce1">
            <text:p>0.04844720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006430688128" table:style-name="ce1">
            <text:p>1.940064307</text:p>
          </table:table-cell>
          <table:table-cell office:value-type="float" office:value="70" table:style-name="ce1">
            <text:p>70</text:p>
          </table:table-cell>
          <table:table-cell office:value-type="float" office:value="1.94129803126512" table:style-name="ce1">
            <text:p>1.941298031</text:p>
          </table:table-cell>
          <table:table-cell office:value-type="float" office:value="0.94017094017094005" table:style-name="ce1">
            <text:p>0.94017094</text:p>
          </table:table-cell>
          <table:table-cell office:value-type="float" office:value="3" table:style-name="ce1">
            <text:p>3</text:p>
          </table:table-cell>
          <table:table-cell office:value-type="float" office:value="0.22864332996893" table:style-name="ce1">
            <text:p>0.22864333</text:p>
          </table:table-cell>
          <table:table-cell office:value-type="float" office:value="0.13827664399093001" table:style-name="ce1">
            <text:p>0.138276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1.97569120706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2+0j)</text:p>
          </table:table-cell>
          <table:table-cell office:value-type="float" office:value="0.92307692307692302" table:style-name="ce1">
            <text:p>0.923076923</text:p>
          </table:table-cell>
          <table:table-cell office:value-type="float" office:value="2" table:style-name="ce1">
            <text:p>2</text:p>
          </table:table-cell>
          <table:table-cell office:value-type="float" office:value="0.17739201772034299" table:style-name="ce1">
            <text:p>0.177392018</text:p>
          </table:table-cell>
          <table:table-cell office:value-type="float" office:value="8.6326530612244906E-2" table:style-name="ce1">
            <text:p>0.0863265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761+0j)</text:p>
          </table:table-cell>
          <table:table-cell office:value-type="string" table:style-name="ce1">
            <text:p>(2+0j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(2+0j)</text:p>
          </table:table-cell>
          <table:table-cell office:value-type="float" office:value="0.92" table:style-name="ce1">
            <text:p>0.92</text:p>
          </table:table-cell>
          <table:table-cell office:value-type="float" office:value="2" table:style-name="ce1">
            <text:p>2</text:p>
          </table:table-cell>
          <table:table-cell office:value-type="float" office:value="0.17922983983496599" table:style-name="ce1">
            <text:p>0.17922984</text:p>
          </table:table-cell>
          <table:table-cell office:value-type="float" office:value="0.13360544217687101" table:style-name="ce1">
            <text:p>0.133605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4" table:style-name="ce1">
            <text:p>0.94</text:p>
          </table:table-cell>
          <table:table-cell office:value-type="float" office:value="2" table:style-name="ce1">
            <text:p>2</text:p>
          </table:table-cell>
          <table:table-cell office:value-type="float" office:value="0.181096005432267" table:style-name="ce1">
            <text:p>0.181096005</text:p>
          </table:table-cell>
          <table:table-cell office:value-type="float" office:value="9.4965986394557805E-2" table:style-name="ce1">
            <text:p>0.094965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096+0j)</text:p>
          </table:table-cell>
          <table:table-cell office:value-type="string" table:style-name="ce1">
            <text:p>(2-9.48171714654e-17j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(2+9.48171714654e-17j)</text:p>
          </table:table-cell>
          <table:table-cell office:value-type="float" office:value="0.93137254901960798" table:style-name="ce1">
            <text:p>0.931372549</text:p>
          </table:table-cell>
          <table:table-cell office:value-type="float" office:value="2" table:style-name="ce1">
            <text:p>2</text:p>
          </table:table-cell>
          <table:table-cell office:value-type="float" office:value="0.18444552929665201" table:style-name="ce1">
            <text:p>0.184445529</text:p>
          </table:table-cell>
          <table:table-cell office:value-type="float" office:value="0.14311791383219999" table:style-name="ce1">
            <text:p>0.143117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486741590363299" table:style-name="ce1">
            <text:p>1.948674159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0099009900990101" table:style-name="ce1">
            <text:p>0.900990099</text:p>
          </table:table-cell>
          <table:table-cell office:value-type="float" office:value="2" table:style-name="ce1">
            <text:p>2</text:p>
          </table:table-cell>
          <table:table-cell office:value-type="float" office:value="0.17686900688687901" table:style-name="ce1">
            <text:p>0.176869007</text:p>
          </table:table-cell>
          <table:table-cell office:value-type="float" office:value="0.104489795918367" table:style-name="ce1">
            <text:p>0.1044897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8959671696045799" table:style-name="ce1">
            <text:p>1.8959671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173913043478295" table:style-name="ce1">
            <text:p>0.92173913</text:p>
          </table:table-cell>
          <table:table-cell office:value-type="float" office:value="3" table:style-name="ce1">
            <text:p>3</text:p>
          </table:table-cell>
          <table:table-cell office:value-type="float" office:value="0.20337412072580499" table:style-name="ce1">
            <text:p>0.203374121</text:p>
          </table:table-cell>
          <table:table-cell office:value-type="float" office:value="0.13519274376417201" table:style-name="ce1">
            <text:p>0.135192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89420792315745" table:style-name="ce1">
            <text:p>1.89420792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548387096774199" table:style-name="ce1">
            <text:p>0.935483871</text:p>
          </table:table-cell>
          <table:table-cell office:value-type="float" office:value="2" table:style-name="ce1">
            <text:p>2</text:p>
          </table:table-cell>
          <table:table-cell office:value-type="float" office:value="0.17480358395902101" table:style-name="ce1">
            <text:p>0.174803584</text:p>
          </table:table-cell>
          <table:table-cell office:value-type="float" office:value="7.4965986394557801E-2" table:style-name="ce1">
            <text:p>0.074965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204968944099403E-2" table:style-name="ce1">
            <text:p>0.04720496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9142466071215101" table:style-name="ce1">
            <text:p>1.914246607</text:p>
          </table:table-cell>
          <table:table-cell office:value-type="float" office:value="70" table:style-name="ce1">
            <text:p>70</text:p>
          </table:table-cell>
          <table:table-cell office:value-type="float" office:value="1.9568628173942599" table:style-name="ce1">
            <text:p>1.956862817</text:p>
          </table:table-cell>
          <table:table-cell office:value-type="float" office:value="0.91228070175438603" table:style-name="ce1">
            <text:p>0.912280702</text:p>
          </table:table-cell>
          <table:table-cell office:value-type="float" office:value="2" table:style-name="ce1">
            <text:p>2</text:p>
          </table:table-cell>
          <table:table-cell office:value-type="float" office:value="0.215243320183065" table:style-name="ce1">
            <text:p>0.21524332</text:p>
          </table:table-cell>
          <table:table-cell office:value-type="float" office:value="0.172448979591837" table:style-name="ce1">
            <text:p>0.172448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.5486542443064203E-2" table:style-name="ce1">
            <text:p>0.05548654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87921633902343" table:style-name="ce1">
            <text:p>1.879216339</text:p>
          </table:table-cell>
          <table:table-cell office:value-type="float" office:value="70" table:style-name="ce1">
            <text:p>70</text:p>
          </table:table-cell>
          <table:table-cell office:value-type="float" office:value="1.8967838984350101" table:style-name="ce1">
            <text:p>1.896783898</text:p>
          </table:table-cell>
          <table:table-cell office:value-type="float" office:value="0.92537313432835799" table:style-name="ce1">
            <text:p>0.925373134</text:p>
          </table:table-cell>
          <table:table-cell office:value-type="float" office:value="3" table:style-name="ce1">
            <text:p>3</text:p>
          </table:table-cell>
          <table:table-cell office:value-type="float" office:value="0.265922040045598" table:style-name="ce1">
            <text:p>0.26592204</text:p>
          </table:table-cell>
          <table:table-cell office:value-type="float" office:value="0.162006802721089" table:style-name="ce1">
            <text:p>0.162006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1.9525223931751901" table:style-name="ce1">
            <text:p>1.952522393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5744680851063801" table:style-name="ce1">
            <text:p>0.957446809</text:p>
          </table:table-cell>
          <table:table-cell office:value-type="float" office:value="2" table:style-name="ce1">
            <text:p>2</text:p>
          </table:table-cell>
          <table:table-cell office:value-type="float" office:value="0.16389846489301901" table:style-name="ce1">
            <text:p>0.163898465</text:p>
          </table:table-cell>
          <table:table-cell office:value-type="float" office:value="0.101700680272109" table:style-name="ce1">
            <text:p>0.1017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8488158825503" table:style-name="ce1">
            <text:p>1.884881588</text:p>
          </table:table-cell>
          <table:table-cell office:value-type="float" office:value="66" table:style-name="ce1">
            <text:p>66</text:p>
          </table:table-cell>
          <table:table-cell office:value-type="float" office:value="1.9000036492529999" table:style-name="ce1">
            <text:p>1.900003649</text:p>
          </table:table-cell>
          <table:table-cell office:value-type="float" office:value="0.934579439252336" table:style-name="ce1">
            <text:p>0.934579439</text:p>
          </table:table-cell>
          <table:table-cell office:value-type="float" office:value="2" table:style-name="ce1">
            <text:p>2</text:p>
          </table:table-cell>
          <table:table-cell office:value-type="float" office:value="0.20172281790205401" table:style-name="ce1">
            <text:p>0.201722818</text:p>
          </table:table-cell>
          <table:table-cell office:value-type="float" office:value="0.181530612244898" table:style-name="ce1">
            <text:p>0.181530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7883978725189" table:style-name="ce1">
            <text:p>1.878839787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1588785046729004" table:style-name="ce1">
            <text:p>0.91588785</text:p>
          </table:table-cell>
          <table:table-cell office:value-type="float" office:value="2" table:style-name="ce1">
            <text:p>2</text:p>
          </table:table-cell>
          <table:table-cell office:value-type="float" office:value="0.19656086268890499" table:style-name="ce1">
            <text:p>0.196560863</text:p>
          </table:table-cell>
          <table:table-cell office:value-type="float" office:value="9.7891156462585102E-2" table:style-name="ce1">
            <text:p>0.097891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8.9999999999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3577981651376196" table:style-name="ce1">
            <text:p>0.935779817</text:p>
          </table:table-cell>
          <table:table-cell office:value-type="float" office:value="2" table:style-name="ce1">
            <text:p>2</text:p>
          </table:table-cell>
          <table:table-cell office:value-type="float" office:value="0.19400263919929001" table:style-name="ce1">
            <text:p>0.194002639</text:p>
          </table:table-cell>
          <table:table-cell office:value-type="float" office:value="0.15643990929705201" table:style-name="ce1">
            <text:p>0.1564399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.3540372670807402E-2" table:style-name="ce1">
            <text:p>0.03354037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969" table:style-name="ce1">
            <text:p>3969</text:p>
          </table:table-cell>
          <table:table-cell office:value-type="float" office:value="1.9354657786441101" table:style-name="ce1">
            <text:p>1.935465779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0.87654320987654299" table:style-name="ce1">
            <text:p>0.87654321</text:p>
          </table:table-cell>
          <table:table-cell office:value-type="float" office:value="2" table:style-name="ce1">
            <text:p>2</text:p>
          </table:table-cell>
          <table:table-cell office:value-type="float" office:value="0.1320722730477" table:style-name="ce1">
            <text:p>0.132072273</text:p>
          </table:table-cell>
          <table:table-cell office:value-type="float" office:value="7.1768707482993202E-2" table:style-name="ce1">
            <text:p>0.0717687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4368530020703898E-2" table:style-name="ce1">
            <text:p>0.034368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096+0j)</text:p>
          </table:table-cell>
          <table:table-cell office:value-type="string" table:style-name="ce1">
            <text:p>(2+0j)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(2+0j)</text:p>
          </table:table-cell>
          <table:table-cell office:value-type="float" office:value="0.95180722891566305" table:style-name="ce1">
            <text:p>0.951807229</text:p>
          </table:table-cell>
          <table:table-cell office:value-type="float" office:value="2" table:style-name="ce1">
            <text:p>2</text:p>
          </table:table-cell>
          <table:table-cell office:value-type="float" office:value="0.10047324837506801" table:style-name="ce1">
            <text:p>0.100473248</text:p>
          </table:table-cell>
          <table:table-cell office:value-type="float" office:value="7.1904761904761902E-2" table:style-name="ce1">
            <text:p>0.071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225+0j)</text:p>
          </table:table-cell>
          <table:table-cell office:value-type="string" table:style-name="ce1">
            <text:p>(2+0j)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(2+0j)</text:p>
          </table:table-cell>
          <table:table-cell office:value-type="float" office:value="0.82727272727272705" table:style-name="ce1">
            <text:p>0.827272727</text:p>
          </table:table-cell>
          <table:table-cell office:value-type="float" office:value="2" table:style-name="ce1">
            <text:p>2</text:p>
          </table:table-cell>
          <table:table-cell office:value-type="float" office:value="0.17966044044409901" table:style-name="ce1">
            <text:p>0.17966044</text:p>
          </table:table-cell>
          <table:table-cell office:value-type="float" office:value="7.6734693877550997E-2" table:style-name="ce1">
            <text:p>0.076734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3518518518518501" table:style-name="ce1">
            <text:p>0.935185185</text:p>
          </table:table-cell>
          <table:table-cell office:value-type="float" office:value="2" table:style-name="ce1">
            <text:p>2</text:p>
          </table:table-cell>
          <table:table-cell office:value-type="float" office:value="0.18076264853502999" table:style-name="ce1">
            <text:p>0.180762649</text:p>
          </table:table-cell>
          <table:table-cell office:value-type="float" office:value="8.6598639455782306E-2" table:style-name="ce1">
            <text:p>0.086598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117647058823495" table:style-name="ce1">
            <text:p>0.941176471</text:p>
          </table:table-cell>
          <table:table-cell office:value-type="float" office:value="2" table:style-name="ce1">
            <text:p>2</text:p>
          </table:table-cell>
          <table:table-cell office:value-type="float" office:value="0.17950651985784999" table:style-name="ce1">
            <text:p>0.17950652</text:p>
          </table:table-cell>
          <table:table-cell office:value-type="float" office:value="9.8197278911564601E-2" table:style-name="ce1">
            <text:p>0.0981972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457359032308099" table:style-name="ce1">
            <text:p>1.945735903</text:p>
          </table:table-cell>
          <table:table-cell office:value-type="float" office:value="70" table:style-name="ce1">
            <text:p>70</text:p>
          </table:table-cell>
          <table:table-cell office:value-type="float" office:value="1.9626846512102101" table:style-name="ce1">
            <text:p>1.962684651</text:p>
          </table:table-cell>
          <table:table-cell office:value-type="float" office:value="0.93269230769230804" table:style-name="ce1">
            <text:p>0.932692308</text:p>
          </table:table-cell>
          <table:table-cell office:value-type="float" office:value="2" table:style-name="ce1">
            <text:p>2</text:p>
          </table:table-cell>
          <table:table-cell office:value-type="float" office:value="0.19489738753590799" table:style-name="ce1">
            <text:p>0.194897388</text:p>
          </table:table-cell>
          <table:table-cell office:value-type="float" office:value="0.13666666666666699" table:style-name="ce1">
            <text:p>0.136666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987097749796" table:style-name="ce1">
            <text:p>1.898709775</text:p>
          </table:table-cell>
          <table:table-cell office:value-type="float" office:value="68" table:style-name="ce1">
            <text:p>68</text:p>
          </table:table-cell>
          <table:table-cell office:value-type="float" office:value="2.0000000000000102" table:style-name="ce1">
            <text:p>2</text:p>
          </table:table-cell>
          <table:table-cell office:value-type="float" office:value="0.92173913043478295" table:style-name="ce1">
            <text:p>0.92173913</text:p>
          </table:table-cell>
          <table:table-cell office:value-type="float" office:value="3" table:style-name="ce1">
            <text:p>3</text:p>
          </table:table-cell>
          <table:table-cell office:value-type="float" office:value="0.21231763733758" table:style-name="ce1">
            <text:p>0.212317637</text:p>
          </table:table-cell>
          <table:table-cell office:value-type="float" office:value="0.14489795918367299" table:style-name="ce1">
            <text:p>0.144897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357077904967199" table:style-name="ce1">
            <text:p>1.93570779</text:p>
          </table:table-cell>
          <table:table-cell office:value-type="float" office:value="68" table:style-name="ce1">
            <text:p>68</text:p>
          </table:table-cell>
          <table:table-cell office:value-type="float" office:value="1.968688723751" table:style-name="ce1">
            <text:p>1.968688724</text:p>
          </table:table-cell>
          <table:table-cell office:value-type="float" office:value="0.89719626168224298" table:style-name="ce1">
            <text:p>0.897196262</text:p>
          </table:table-cell>
          <table:table-cell office:value-type="float" office:value="2" table:style-name="ce1">
            <text:p>2</text:p>
          </table:table-cell>
          <table:table-cell office:value-type="float" office:value="0.20669769857867401" table:style-name="ce1">
            <text:p>0.206697699</text:p>
          </table:table-cell>
          <table:table-cell office:value-type="float" office:value="8.6859410430839001E-2" table:style-name="ce1">
            <text:p>0.08685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0165631469979299E-2" table:style-name="ce1">
            <text:p>0.04016563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277543873285199" table:style-name="ce1">
            <text:p>1.927754387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865979381443299" table:style-name="ce1">
            <text:p>0.865979381</text:p>
          </table:table-cell>
          <table:table-cell office:value-type="float" office:value="2" table:style-name="ce1">
            <text:p>2</text:p>
          </table:table-cell>
          <table:table-cell office:value-type="float" office:value="0.198154568241794" table:style-name="ce1">
            <text:p>0.198154568</text:p>
          </table:table-cell>
          <table:table-cell office:value-type="float" office:value="5.0952380952380999E-2" table:style-name="ce1">
            <text:p>0.050952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1.86505277417058" table:style-name="ce1">
            <text:p>1.865052774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4285714285714295" table:style-name="ce1">
            <text:p>0.942857143</text:p>
          </table:table-cell>
          <table:table-cell office:value-type="float" office:value="2" table:style-name="ce1">
            <text:p>2</text:p>
          </table:table-cell>
          <table:table-cell office:value-type="float" office:value="0.176937255522956" table:style-name="ce1">
            <text:p>0.176937256</text:p>
          </table:table-cell>
          <table:table-cell office:value-type="float" office:value="7.4931972789115703E-2" table:style-name="ce1">
            <text:p>0.074931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36024844720499E-2" table:style-name="ce1">
            <text:p>0.04223602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988119589886201" table:style-name="ce1">
            <text:p>1.898811959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156862745098" table:style-name="ce1">
            <text:p>0.921568627</text:p>
          </table:table-cell>
          <table:table-cell office:value-type="float" office:value="2" table:style-name="ce1">
            <text:p>2</text:p>
          </table:table-cell>
          <table:table-cell office:value-type="float" office:value="0.162755623986995" table:style-name="ce1">
            <text:p>0.162755624</text:p>
          </table:table-cell>
          <table:table-cell office:value-type="float" office:value="0.136836734693878" table:style-name="ce1">
            <text:p>0.136836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993788819875802E-2" table:style-name="ce1">
            <text:p>0.0409937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19191919191919" table:style-name="ce1">
            <text:p>0.919191919</text:p>
          </table:table-cell>
          <table:table-cell office:value-type="float" office:value="2" table:style-name="ce1">
            <text:p>2</text:p>
          </table:table-cell>
          <table:table-cell office:value-type="float" office:value="0.16310168694899399" table:style-name="ce1">
            <text:p>0.163101687</text:p>
          </table:table-cell>
          <table:table-cell office:value-type="float" office:value="9.9863945578231306E-2" table:style-name="ce1">
            <text:p>0.099863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0718716068936" table:style-name="ce1">
            <text:p>1.907187161</text:p>
          </table:table-cell>
          <table:table-cell office:value-type="float" office:value="67" table:style-name="ce1">
            <text:p>67</text:p>
          </table:table-cell>
          <table:table-cell office:value-type="float" office:value="1.9489506079932599" table:style-name="ce1">
            <text:p>1.948950608</text:p>
          </table:table-cell>
          <table:table-cell office:value-type="float" office:value="0.92857142857142905" table:style-name="ce1">
            <text:p>0.928571429</text:p>
          </table:table-cell>
          <table:table-cell office:value-type="float" office:value="2" table:style-name="ce1">
            <text:p>2</text:p>
          </table:table-cell>
          <table:table-cell office:value-type="float" office:value="0.201836825040802" table:style-name="ce1">
            <text:p>0.201836825</text:p>
          </table:table-cell>
          <table:table-cell office:value-type="float" office:value="8.4353741496598605E-2" table:style-name="ce1">
            <text:p>0.0843537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7267080745341602E-2" table:style-name="ce1">
            <text:p>0.03726708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.00000000001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5555555555555605" table:style-name="ce1">
            <text:p>0.955555556</text:p>
          </table:table-cell>
          <table:table-cell office:value-type="float" office:value="2" table:style-name="ce1">
            <text:p>2</text:p>
          </table:table-cell>
          <table:table-cell office:value-type="float" office:value="0.171599010946031" table:style-name="ce1">
            <text:p>0.171599011</text:p>
          </table:table-cell>
          <table:table-cell office:value-type="float" office:value="0.13013605442176901" table:style-name="ce1">
            <text:p>0.130136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9399585921325001E-2" table:style-name="ce1">
            <text:p>0.02939958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844" table:style-name="ce1">
            <text:p>3844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0.90140845070422504" table:style-name="ce1">
            <text:p>0.901408451</text:p>
          </table:table-cell>
          <table:table-cell office:value-type="float" office:value="1" table:style-name="ce1">
            <text:p>1</text:p>
          </table:table-cell>
          <table:table-cell office:value-type="float" office:value="0.109718909380249" table:style-name="ce1">
            <text:p>0.109718909</text:p>
          </table:table-cell>
          <table:table-cell office:value-type="float" office:value="5.1904761904761898E-2" table:style-name="ce1">
            <text:p>0.051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693693693693703" table:style-name="ce1">
            <text:p>0.936936937</text:p>
          </table:table-cell>
          <table:table-cell office:value-type="float" office:value="2" table:style-name="ce1">
            <text:p>2</text:p>
          </table:table-cell>
          <table:table-cell office:value-type="float" office:value="0.18441145932046499" table:style-name="ce1">
            <text:p>0.184411459</text:p>
          </table:table-cell>
          <table:table-cell office:value-type="float" office:value="0.20010204081632699" table:style-name="ce1">
            <text:p>0.2001020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376811594202899E-2" table:style-name="ce1">
            <text:p>0.04637681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642857142857095" table:style-name="ce1">
            <text:p>0.946428571</text:p>
          </table:table-cell>
          <table:table-cell office:value-type="float" office:value="3" table:style-name="ce1">
            <text:p>3</text:p>
          </table:table-cell>
          <table:table-cell office:value-type="float" office:value="0.191118296840634" table:style-name="ce1">
            <text:p>0.191118297</text:p>
          </table:table-cell>
          <table:table-cell office:value-type="float" office:value="0.14165532879818599" table:style-name="ce1">
            <text:p>0.141655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178270191927901" table:style-name="ce1">
            <text:p>1.81782701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0990990990991005" table:style-name="ce1">
            <text:p>0.90990991</text:p>
          </table:table-cell>
          <table:table-cell office:value-type="float" office:value="2" table:style-name="ce1">
            <text:p>2</text:p>
          </table:table-cell>
          <table:table-cell office:value-type="float" office:value="0.185983379119154" table:style-name="ce1">
            <text:p>0.185983379</text:p>
          </table:table-cell>
          <table:table-cell office:value-type="float" office:value="0.14646258503401399" table:style-name="ce1">
            <text:p>0.146462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6790890269151099E-2" table:style-name="ce1">
            <text:p>0.046790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8395500729616401" table:style-name="ce1">
            <text:p>1.83955007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035398230088505" table:style-name="ce1">
            <text:p>0.920353982</text:p>
          </table:table-cell>
          <table:table-cell office:value-type="float" office:value="2" table:style-name="ce1">
            <text:p>2</text:p>
          </table:table-cell>
          <table:table-cell office:value-type="float" office:value="0.20801633782755999" table:style-name="ce1">
            <text:p>0.208016338</text:p>
          </table:table-cell>
          <table:table-cell office:value-type="float" office:value="0.14297052154195" table:style-name="ce1">
            <text:p>0.142970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2928697685397" table:style-name="ce1">
            <text:p>1.92928697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3269230769230804" table:style-name="ce1">
            <text:p>0.932692308</text:p>
          </table:table-cell>
          <table:table-cell office:value-type="float" office:value="2" table:style-name="ce1">
            <text:p>2</text:p>
          </table:table-cell>
          <table:table-cell office:value-type="float" office:value="0.18133432399532101" table:style-name="ce1">
            <text:p>0.181334324</text:p>
          </table:table-cell>
          <table:table-cell office:value-type="float" office:value="0.126655328798186" table:style-name="ce1">
            <text:p>0.126655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1575446330507" table:style-name="ce1">
            <text:p>1.91575446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913043478260905" table:style-name="ce1">
            <text:p>0.939130435</text:p>
          </table:table-cell>
          <table:table-cell office:value-type="float" office:value="3" table:style-name="ce1">
            <text:p>3</text:p>
          </table:table-cell>
          <table:table-cell office:value-type="float" office:value="0.21819746848841301" table:style-name="ce1">
            <text:p>0.218197468</text:p>
          </table:table-cell>
          <table:table-cell office:value-type="float" office:value="0.14733560090702999" table:style-name="ce1">
            <text:p>0.147335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266544905104901" table:style-name="ce1">
            <text:p>1.92665449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1743119266054995" table:style-name="ce1">
            <text:p>0.917431193</text:p>
          </table:table-cell>
          <table:table-cell office:value-type="float" office:value="2" table:style-name="ce1">
            <text:p>2</text:p>
          </table:table-cell>
          <table:table-cell office:value-type="float" office:value="0.208428957669614" table:style-name="ce1">
            <text:p>0.208428958</text:p>
          </table:table-cell>
          <table:table-cell office:value-type="float" office:value="0.138843537414966" table:style-name="ce1">
            <text:p>0.138843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560002035369899" table:style-name="ce1">
            <text:p>1.956000204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2" table:style-name="ce1">
            <text:p>2</text:p>
          </table:table-cell>
          <table:table-cell office:value-type="float" office:value="0.170583533491693" table:style-name="ce1">
            <text:p>0.170583533</text:p>
          </table:table-cell>
          <table:table-cell office:value-type="float" office:value="0.161972789115646" table:style-name="ce1">
            <text:p>0.161972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4782608695652202E-2" table:style-name="ce1">
            <text:p>0.03478260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602348826551801" table:style-name="ce1">
            <text:p>1.960234883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0476190476190499" table:style-name="ce1">
            <text:p>0.904761905</text:p>
          </table:table-cell>
          <table:table-cell office:value-type="float" office:value="2" table:style-name="ce1">
            <text:p>2</text:p>
          </table:table-cell>
          <table:table-cell office:value-type="float" office:value="0.13172524698291199" table:style-name="ce1">
            <text:p>0.131725247</text:p>
          </table:table-cell>
          <table:table-cell office:value-type="float" office:value="7.8571428571428598E-2" table:style-name="ce1">
            <text:p>0.07857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1.93684358983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1.94013787827+0j)</text:p>
          </table:table-cell>
          <table:table-cell office:value-type="float" office:value="0.95327102803738295" table:style-name="ce1">
            <text:p>0.953271028</text:p>
          </table:table-cell>
          <table:table-cell office:value-type="float" office:value="2" table:style-name="ce1">
            <text:p>2</text:p>
          </table:table-cell>
          <table:table-cell office:value-type="float" office:value="0.212908713070113" table:style-name="ce1">
            <text:p>0.212908713</text:p>
          </table:table-cell>
          <table:table-cell office:value-type="float" office:value="8.9047619047619E-2" table:style-name="ce1">
            <text:p>0.089047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.00000000001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31034482758621" table:style-name="ce1">
            <text:p>0.931034483</text:p>
          </table:table-cell>
          <table:table-cell office:value-type="float" office:value="3" table:style-name="ce1">
            <text:p>3</text:p>
          </table:table-cell>
          <table:table-cell office:value-type="float" office:value="0.215437505941248" table:style-name="ce1">
            <text:p>0.215437506</text:p>
          </table:table-cell>
          <table:table-cell office:value-type="float" office:value="8.2857142857142893E-2" table:style-name="ce1">
            <text:p>0.082857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0343522729236" table:style-name="ce1">
            <text:p>1.903435227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5370370370370405" table:style-name="ce1">
            <text:p>0.953703704</text:p>
          </table:table-cell>
          <table:table-cell office:value-type="float" office:value="2" table:style-name="ce1">
            <text:p>2</text:p>
          </table:table-cell>
          <table:table-cell office:value-type="float" office:value="0.19860089748446499" table:style-name="ce1">
            <text:p>0.198600897</text:p>
          </table:table-cell>
          <table:table-cell office:value-type="float" office:value="0.17013605442176899" table:style-name="ce1">
            <text:p>0.170136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8343193993499" table:style-name="ce1">
            <text:p>1.939834319</text:p>
          </table:table-cell>
          <table:table-cell office:value-type="float" office:value="70" table:style-name="ce1">
            <text:p>70</text:p>
          </table:table-cell>
          <table:table-cell office:value-type="float" office:value="1.96152499083598" table:style-name="ce1">
            <text:p>1.961524991</text:p>
          </table:table-cell>
          <table:table-cell office:value-type="float" office:value="0.93577981651376196" table:style-name="ce1">
            <text:p>0.935779817</text:p>
          </table:table-cell>
          <table:table-cell office:value-type="float" office:value="2" table:style-name="ce1">
            <text:p>2</text:p>
          </table:table-cell>
          <table:table-cell office:value-type="float" office:value="0.21339182712910301" table:style-name="ce1">
            <text:p>0.213391827</text:p>
          </table:table-cell>
          <table:table-cell office:value-type="float" office:value="0.166904761904762" table:style-name="ce1">
            <text:p>0.166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939323274864599" table:style-name="ce1">
            <text:p>1.893932327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4782608695652204" table:style-name="ce1">
            <text:p>0.947826087</text:p>
          </table:table-cell>
          <table:table-cell office:value-type="float" office:value="3" table:style-name="ce1">
            <text:p>3</text:p>
          </table:table-cell>
          <table:table-cell office:value-type="float" office:value="0.20351571777577401" table:style-name="ce1">
            <text:p>0.203515718</text:p>
          </table:table-cell>
          <table:table-cell office:value-type="float" office:value="0.184421768707483" table:style-name="ce1">
            <text:p>0.1844217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579474224672999" table:style-name="ce1">
            <text:p>1.95794742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1262135922330101" table:style-name="ce1">
            <text:p>0.912621359</text:p>
          </table:table-cell>
          <table:table-cell office:value-type="float" office:value="2" table:style-name="ce1">
            <text:p>2</text:p>
          </table:table-cell>
          <table:table-cell office:value-type="float" office:value="0.17930312354436001" table:style-name="ce1">
            <text:p>0.179303124</text:p>
          </table:table-cell>
          <table:table-cell office:value-type="float" office:value="6.9149659863945598E-2" table:style-name="ce1">
            <text:p>0.069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4405434248984" table:style-name="ce1">
            <text:p>1.94405434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588785046729004" table:style-name="ce1">
            <text:p>0.91588785</text:p>
          </table:table-cell>
          <table:table-cell office:value-type="float" office:value="2" table:style-name="ce1">
            <text:p>2</text:p>
          </table:table-cell>
          <table:table-cell office:value-type="float" office:value="0.17150715496667199" table:style-name="ce1">
            <text:p>0.171507155</text:p>
          </table:table-cell>
          <table:table-cell office:value-type="float" office:value="7.5022675736961503E-2" table:style-name="ce1">
            <text:p>0.075022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600" table:style-name="ce1">
            <text:p>3600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0.90816326530612201" table:style-name="ce1">
            <text:p>0.908163265</text:p>
          </table:table-cell>
          <table:table-cell office:value-type="float" office:value="2" table:style-name="ce1">
            <text:p>2</text:p>
          </table:table-cell>
          <table:table-cell office:value-type="float" office:value="0.171738290222685" table:style-name="ce1">
            <text:p>0.17173829</text:p>
          </table:table-cell>
          <table:table-cell office:value-type="float" office:value="0.13632653061224501" table:style-name="ce1">
            <text:p>0.1363265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3954451345755698E-2" table:style-name="ce1">
            <text:p>0.03395445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373274013900601" table:style-name="ce1">
            <text:p>1.93732740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0243902439024404" table:style-name="ce1">
            <text:p>0.902439024</text:p>
          </table:table-cell>
          <table:table-cell office:value-type="float" office:value="2" table:style-name="ce1">
            <text:p>2</text:p>
          </table:table-cell>
          <table:table-cell office:value-type="float" office:value="0.15207067616606601" table:style-name="ce1">
            <text:p>0.152070676</text:p>
          </table:table-cell>
          <table:table-cell office:value-type="float" office:value="6.8095238095238098E-2" table:style-name="ce1">
            <text:p>0.068095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844" table:style-name="ce1">
            <text:p>3844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0.92307692307692302" table:style-name="ce1">
            <text:p>0.923076923</text:p>
          </table:table-cell>
          <table:table-cell office:value-type="float" office:value="2" table:style-name="ce1">
            <text:p>2</text:p>
          </table:table-cell>
          <table:table-cell office:value-type="float" office:value="0.18596119930903501" table:style-name="ce1">
            <text:p>0.185961199</text:p>
          </table:table-cell>
          <table:table-cell office:value-type="float" office:value="0.113707482993197" table:style-name="ce1">
            <text:p>0.113707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9005737303250101" table:style-name="ce1">
            <text:p>1.90057373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0909090909090895" table:style-name="ce1">
            <text:p>0.909090909</text:p>
          </table:table-cell>
          <table:table-cell office:value-type="float" office:value="2" table:style-name="ce1">
            <text:p>2</text:p>
          </table:table-cell>
          <table:table-cell office:value-type="float" office:value="0.15340235394674101" table:style-name="ce1">
            <text:p>0.153402354</text:p>
          </table:table-cell>
          <table:table-cell office:value-type="float" office:value="0.15284786641929499" table:style-name="ce1">
            <text:p>0.152847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07407407407407" table:style-name="ce1">
            <text:p>0.907407407</text:p>
          </table:table-cell>
          <table:table-cell office:value-type="float" office:value="2" table:style-name="ce1">
            <text:p>2</text:p>
          </table:table-cell>
          <table:table-cell office:value-type="float" office:value="0.19964154283294999" table:style-name="ce1">
            <text:p>0.199641543</text:p>
          </table:table-cell>
          <table:table-cell office:value-type="float" office:value="0.123877551020408" table:style-name="ce1">
            <text:p>0.123877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156536425781701" table:style-name="ce1">
            <text:p>1.915653643</text:p>
          </table:table-cell>
          <table:table-cell office:value-type="float" office:value="66" table:style-name="ce1">
            <text:p>66</text:p>
          </table:table-cell>
          <table:table-cell office:value-type="float" office:value="1.9415237792492901" table:style-name="ce1">
            <text:p>1.941523779</text:p>
          </table:table-cell>
          <table:table-cell office:value-type="float" office:value="0.92727272727272703" table:style-name="ce1">
            <text:p>0.927272727</text:p>
          </table:table-cell>
          <table:table-cell office:value-type="float" office:value="2" table:style-name="ce1">
            <text:p>2</text:p>
          </table:table-cell>
          <table:table-cell office:value-type="float" office:value="0.19591742460643399" table:style-name="ce1">
            <text:p>0.195917425</text:p>
          </table:table-cell>
          <table:table-cell office:value-type="float" office:value="0.115850340136054" table:style-name="ce1">
            <text:p>0.11585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.00000000001" table:style-name="ce1">
            <text:p>4356</text:p>
          </table:table-cell>
          <table:table-cell office:value-type="float" office:value="1.9600315306134699" table:style-name="ce1">
            <text:p>1.96003153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0217391304347805" table:style-name="ce1">
            <text:p>0.902173913</text:p>
          </table:table-cell>
          <table:table-cell office:value-type="float" office:value="2" table:style-name="ce1">
            <text:p>2</text:p>
          </table:table-cell>
          <table:table-cell office:value-type="float" office:value="0.16143704741017401" table:style-name="ce1">
            <text:p>0.161437047</text:p>
          </table:table-cell>
          <table:table-cell office:value-type="float" office:value="5.5238095238095197E-2" table:style-name="ce1">
            <text:p>0.055238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.00000000001" table:style-name="ce1">
            <text:p>4356</text:p>
          </table:table-cell>
          <table:table-cell office:value-type="float" office:value="1.9086922555271399" table:style-name="ce1">
            <text:p>1.908692256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4285714285714295" table:style-name="ce1">
            <text:p>0.942857143</text:p>
          </table:table-cell>
          <table:table-cell office:value-type="float" office:value="2" table:style-name="ce1">
            <text:p>2</text:p>
          </table:table-cell>
          <table:table-cell office:value-type="float" office:value="0.17853210253044299" table:style-name="ce1">
            <text:p>0.178532103</text:p>
          </table:table-cell>
          <table:table-cell office:value-type="float" office:value="0.13306122448979599" table:style-name="ce1">
            <text:p>0.13306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89814814814814803" table:style-name="ce1">
            <text:p>0.898148148</text:p>
          </table:table-cell>
          <table:table-cell office:value-type="float" office:value="2" table:style-name="ce1">
            <text:p>2</text:p>
          </table:table-cell>
          <table:table-cell office:value-type="float" office:value="0.209427807213864" table:style-name="ce1">
            <text:p>0.209427807</text:p>
          </table:table-cell>
          <table:table-cell office:value-type="float" office:value="0.10738095238095199" table:style-name="ce1">
            <text:p>0.107380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2597214703774" table:style-name="ce1">
            <text:p>1.925972147</text:p>
          </table:table-cell>
          <table:table-cell office:value-type="float" office:value="69" table:style-name="ce1">
            <text:p>69</text:p>
          </table:table-cell>
          <table:table-cell office:value-type="float" office:value="1.9404695981334901" table:style-name="ce1">
            <text:p>1.940469598</text:p>
          </table:table-cell>
          <table:table-cell office:value-type="float" office:value="0.94339622641509402" table:style-name="ce1">
            <text:p>0.943396226</text:p>
          </table:table-cell>
          <table:table-cell office:value-type="float" office:value="2" table:style-name="ce1">
            <text:p>2</text:p>
          </table:table-cell>
          <table:table-cell office:value-type="float" office:value="0.20979144693273" table:style-name="ce1">
            <text:p>0.209791447</text:p>
          </table:table-cell>
          <table:table-cell office:value-type="float" office:value="0.146598639455782" table:style-name="ce1">
            <text:p>0.146598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878053266536901" table:style-name="ce1">
            <text:p>1.887805327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88043478260869601" table:style-name="ce1">
            <text:p>0.880434783</text:p>
          </table:table-cell>
          <table:table-cell office:value-type="float" office:value="2" table:style-name="ce1">
            <text:p>2</text:p>
          </table:table-cell>
          <table:table-cell office:value-type="float" office:value="0.15205469097454399" table:style-name="ce1">
            <text:p>0.152054691</text:p>
          </table:table-cell>
          <table:table-cell office:value-type="float" office:value="0.173299319727891" table:style-name="ce1">
            <text:p>0.17329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069306930693096" table:style-name="ce1">
            <text:p>0.930693069</text:p>
          </table:table-cell>
          <table:table-cell office:value-type="float" office:value="2" table:style-name="ce1">
            <text:p>2</text:p>
          </table:table-cell>
          <table:table-cell office:value-type="float" office:value="0.18132949958056699" table:style-name="ce1">
            <text:p>0.1813295</text:p>
          </table:table-cell>
          <table:table-cell office:value-type="float" office:value="0.120816326530612" table:style-name="ce1">
            <text:p>0.120816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63399338976199" table:style-name="ce1">
            <text:p>1.936339934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518518518518501" table:style-name="ce1">
            <text:p>0.935185185</text:p>
          </table:table-cell>
          <table:table-cell office:value-type="float" office:value="2" table:style-name="ce1">
            <text:p>2</text:p>
          </table:table-cell>
          <table:table-cell office:value-type="float" office:value="0.18334389728370101" table:style-name="ce1">
            <text:p>0.183343897</text:p>
          </table:table-cell>
          <table:table-cell office:value-type="float" office:value="0.13183673469387799" table:style-name="ce1">
            <text:p>0.131836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5833333333333304" table:style-name="ce1">
            <text:p>0.958333333</text:p>
          </table:table-cell>
          <table:table-cell office:value-type="float" office:value="2" table:style-name="ce1">
            <text:p>2</text:p>
          </table:table-cell>
          <table:table-cell office:value-type="float" office:value="0.17659235438221799" table:style-name="ce1">
            <text:p>0.176592354</text:p>
          </table:table-cell>
          <table:table-cell office:value-type="float" office:value="0.10387755102040799" table:style-name="ce1">
            <text:p>0.103877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6438923395445098E-2" table:style-name="ce1">
            <text:p>0.03643892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489+0j)</text:p>
          </table:table-cell>
          <table:table-cell office:value-type="string" table:style-name="ce1">
            <text:p>(1.96280437785+0j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(2+0j)</text:p>
          </table:table-cell>
          <table:table-cell office:value-type="float" office:value="0.92045454545454497" table:style-name="ce1">
            <text:p>0.920454545</text:p>
          </table:table-cell>
          <table:table-cell office:value-type="float" office:value="2" table:style-name="ce1">
            <text:p>2</text:p>
          </table:table-cell>
          <table:table-cell office:value-type="float" office:value="0.15657549323825401" table:style-name="ce1">
            <text:p>0.156575493</text:p>
          </table:table-cell>
          <table:table-cell office:value-type="float" office:value="7.2074829931972798E-2" table:style-name="ce1">
            <text:p>0.07207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3681841668912" table:style-name="ce1">
            <text:p>1.93681841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34782608695652" table:style-name="ce1">
            <text:p>0.934782609</text:p>
          </table:table-cell>
          <table:table-cell office:value-type="float" office:value="2" table:style-name="ce1">
            <text:p>2</text:p>
          </table:table-cell>
          <table:table-cell office:value-type="float" office:value="0.160205064637198" table:style-name="ce1">
            <text:p>0.160205065</text:p>
          </table:table-cell>
          <table:table-cell office:value-type="float" office:value="9.7074829931972806E-2" table:style-name="ce1">
            <text:p>0.09707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8635817469771101" table:style-name="ce1">
            <text:p>1.86358174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1836734693877498" table:style-name="ce1">
            <text:p>0.918367347</text:p>
          </table:table-cell>
          <table:table-cell office:value-type="float" office:value="2" table:style-name="ce1">
            <text:p>2</text:p>
          </table:table-cell>
          <table:table-cell office:value-type="float" office:value="0.14772538497134099" table:style-name="ce1">
            <text:p>0.147725385</text:p>
          </table:table-cell>
          <table:table-cell office:value-type="float" office:value="0.12816326530612199" table:style-name="ce1">
            <text:p>0.128163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3545089599116" table:style-name="ce1">
            <text:p>1.935450896</text:p>
          </table:table-cell>
          <table:table-cell office:value-type="float" office:value="69" table:style-name="ce1">
            <text:p>69</text:p>
          </table:table-cell>
          <table:table-cell office:value-type="float" office:value="1.96028984238074" table:style-name="ce1">
            <text:p>1.960289842</text:p>
          </table:table-cell>
          <table:table-cell office:value-type="float" office:value="0.93333333333333302" table:style-name="ce1">
            <text:p>0.933333333</text:p>
          </table:table-cell>
          <table:table-cell office:value-type="float" office:value="2" table:style-name="ce1">
            <text:p>2</text:p>
          </table:table-cell>
          <table:table-cell office:value-type="float" office:value="0.200857481643403" table:style-name="ce1">
            <text:p>0.200857482</text:p>
          </table:table-cell>
          <table:table-cell office:value-type="float" office:value="0.121224489795918" table:style-name="ce1">
            <text:p>0.12122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89401701750489" table:style-name="ce1">
            <text:p>1.89401701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1509433962264197" table:style-name="ce1">
            <text:p>0.91509434</text:p>
          </table:table-cell>
          <table:table-cell office:value-type="float" office:value="2" table:style-name="ce1">
            <text:p>2</text:p>
          </table:table-cell>
          <table:table-cell office:value-type="float" office:value="0.167974992816281" table:style-name="ce1">
            <text:p>0.167974993</text:p>
          </table:table-cell>
          <table:table-cell office:value-type="float" office:value="9.7619047619047605E-2" table:style-name="ce1">
            <text:p>0.09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87161665873141" table:style-name="ce1">
            <text:p>1.871616659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4230769230769196" table:style-name="ce1">
            <text:p>0.942307692</text:p>
          </table:table-cell>
          <table:table-cell office:value-type="float" office:value="2" table:style-name="ce1">
            <text:p>2</text:p>
          </table:table-cell>
          <table:table-cell office:value-type="float" office:value="0.20179171290627099" table:style-name="ce1">
            <text:p>0.201791713</text:p>
          </table:table-cell>
          <table:table-cell office:value-type="float" office:value="0.15761904761904799" table:style-name="ce1">
            <text:p>0.15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3126293995859202E-2" table:style-name="ce1">
            <text:p>0.03312629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969" table:style-name="ce1">
            <text:p>3969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0.88749999999999996" table:style-name="ce1">
            <text:p>0.8875</text:p>
          </table:table-cell>
          <table:table-cell office:value-type="float" office:value="2" table:style-name="ce1">
            <text:p>2</text:p>
          </table:table-cell>
          <table:table-cell office:value-type="float" office:value="0.12526637161654899" table:style-name="ce1">
            <text:p>0.125266372</text:p>
          </table:table-cell>
          <table:table-cell office:value-type="float" office:value="5.9149659863945603E-2" table:style-name="ce1">
            <text:p>0.059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8879112345309701" table:style-name="ce1">
            <text:p>1.887911235</text:p>
          </table:table-cell>
          <table:table-cell office:value-type="float" office:value="70" table:style-name="ce1">
            <text:p>70</text:p>
          </table:table-cell>
          <table:table-cell office:value-type="float" office:value="1.9187898385855" table:style-name="ce1">
            <text:p>1.918789839</text:p>
          </table:table-cell>
          <table:table-cell office:value-type="float" office:value="0.90082644628099195" table:style-name="ce1">
            <text:p>0.900826446</text:p>
          </table:table-cell>
          <table:table-cell office:value-type="float" office:value="3" table:style-name="ce1">
            <text:p>3</text:p>
          </table:table-cell>
          <table:table-cell office:value-type="float" office:value="0.23107596206737399" table:style-name="ce1">
            <text:p>0.231075962</text:p>
          </table:table-cell>
          <table:table-cell office:value-type="float" office:value="0.156428571428572" table:style-name="ce1">
            <text:p>0.156428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0384615384615397" table:style-name="ce1">
            <text:p>0.903846154</text:p>
          </table:table-cell>
          <table:table-cell office:value-type="float" office:value="2" table:style-name="ce1">
            <text:p>2</text:p>
          </table:table-cell>
          <table:table-cell office:value-type="float" office:value="0.17007719006752101" table:style-name="ce1">
            <text:p>0.17007719</text:p>
          </table:table-cell>
          <table:table-cell office:value-type="float" office:value="0.128083900226757" table:style-name="ce1">
            <text:p>0.12808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.00000000001" table:style-name="ce1">
            <text:p>4761</text:p>
          </table:table-cell>
          <table:table-cell office:value-type="float" office:value="1.92956267564686" table:style-name="ce1">
            <text:p>1.92956267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333333333333302" table:style-name="ce1">
            <text:p>0.933333333</text:p>
          </table:table-cell>
          <table:table-cell office:value-type="float" office:value="2" table:style-name="ce1">
            <text:p>2</text:p>
          </table:table-cell>
          <table:table-cell office:value-type="float" office:value="0.19538841778705099" table:style-name="ce1">
            <text:p>0.195388418</text:p>
          </table:table-cell>
          <table:table-cell office:value-type="float" office:value="9.4478458049886693E-2" table:style-name="ce1">
            <text:p>0.094478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9506061778072199" table:style-name="ce1">
            <text:p>1.950606178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2708333333333304" table:style-name="ce1">
            <text:p>0.927083333</text:p>
          </table:table-cell>
          <table:table-cell office:value-type="float" office:value="2" table:style-name="ce1">
            <text:p>2</text:p>
          </table:table-cell>
          <table:table-cell office:value-type="float" office:value="0.17735506870600701" table:style-name="ce1">
            <text:p>0.177355069</text:p>
          </table:table-cell>
          <table:table-cell office:value-type="float" office:value="5.3333333333333302E-2" table:style-name="ce1">
            <text:p>0.053333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354363181313401" table:style-name="ce1">
            <text:p>1.935436318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233009708737901" table:style-name="ce1">
            <text:p>0.922330097</text:p>
          </table:table-cell>
          <table:table-cell office:value-type="float" office:value="2" table:style-name="ce1">
            <text:p>2</text:p>
          </table:table-cell>
          <table:table-cell office:value-type="float" office:value="0.19401348582734901" table:style-name="ce1">
            <text:p>0.194013486</text:p>
          </table:table-cell>
          <table:table-cell office:value-type="float" office:value="0.17897959183673501" table:style-name="ce1">
            <text:p>0.178979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241379310344795" table:style-name="ce1">
            <text:p>0.922413793</text:p>
          </table:table-cell>
          <table:table-cell office:value-type="float" office:value="3" table:style-name="ce1">
            <text:p>3</text:p>
          </table:table-cell>
          <table:table-cell office:value-type="float" office:value="0.18582629014471" table:style-name="ce1">
            <text:p>0.18582629</text:p>
          </table:table-cell>
          <table:table-cell office:value-type="float" office:value="0.11234693877551" table:style-name="ce1">
            <text:p>0.112346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4782608695652202E-2" table:style-name="ce1">
            <text:p>0.03478260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0.90476190476190499" table:style-name="ce1">
            <text:p>0.904761905</text:p>
          </table:table-cell>
          <table:table-cell office:value-type="float" office:value="2" table:style-name="ce1">
            <text:p>2</text:p>
          </table:table-cell>
          <table:table-cell office:value-type="float" office:value="0.15110093395149901" table:style-name="ce1">
            <text:p>0.151100934</text:p>
          </table:table-cell>
          <table:table-cell office:value-type="float" office:value="4.6054421768707499E-2" table:style-name="ce1">
            <text:p>0.046054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.00000000001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3548387096774199" table:style-name="ce1">
            <text:p>0.935483871</text:p>
          </table:table-cell>
          <table:table-cell office:value-type="float" office:value="2" table:style-name="ce1">
            <text:p>2</text:p>
          </table:table-cell>
          <table:table-cell office:value-type="float" office:value="0.17867356618594901" table:style-name="ce1">
            <text:p>0.178673566</text:p>
          </table:table-cell>
          <table:table-cell office:value-type="float" office:value="7.5238095238095298E-2" table:style-name="ce1">
            <text:p>0.075238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592592592592604" table:style-name="ce1">
            <text:p>0.925925926</text:p>
          </table:table-cell>
          <table:table-cell office:value-type="float" office:value="2" table:style-name="ce1">
            <text:p>2</text:p>
          </table:table-cell>
          <table:table-cell office:value-type="float" office:value="0.17003364827185499" table:style-name="ce1">
            <text:p>0.170033648</text:p>
          </table:table-cell>
          <table:table-cell office:value-type="float" office:value="0.14190476190476201" table:style-name="ce1">
            <text:p>0.141904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91044597790309" table:style-name="ce1">
            <text:p>1.910445978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4230769230769196" table:style-name="ce1">
            <text:p>0.942307692</text:p>
          </table:table-cell>
          <table:table-cell office:value-type="float" office:value="2" table:style-name="ce1">
            <text:p>2</text:p>
          </table:table-cell>
          <table:table-cell office:value-type="float" office:value="0.18621007044141499" table:style-name="ce1">
            <text:p>0.18621007</text:p>
          </table:table-cell>
          <table:table-cell office:value-type="float" office:value="9.9455782312925206E-2" table:style-name="ce1">
            <text:p>0.0994557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.00000000001" table:style-name="ce1">
            <text:p>4356</text:p>
          </table:table-cell>
          <table:table-cell office:value-type="float" office:value="1.9063135630285299" table:style-name="ce1">
            <text:p>1.906313563</text:p>
          </table:table-cell>
          <table:table-cell office:value-type="float" office:value="67" table:style-name="ce1">
            <text:p>67</text:p>
          </table:table-cell>
          <table:table-cell office:value-type="float" office:value="1.93755780264191" table:style-name="ce1">
            <text:p>1.937557803</text:p>
          </table:table-cell>
          <table:table-cell office:value-type="float" office:value="0.91588785046729004" table:style-name="ce1">
            <text:p>0.91588785</text:p>
          </table:table-cell>
          <table:table-cell office:value-type="float" office:value="2" table:style-name="ce1">
            <text:p>2</text:p>
          </table:table-cell>
          <table:table-cell office:value-type="float" office:value="0.206520921616037" table:style-name="ce1">
            <text:p>0.206520922</text:p>
          </table:table-cell>
          <table:table-cell office:value-type="float" office:value="0.111768707482993" table:style-name="ce1">
            <text:p>0.1117687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555223686581599" table:style-name="ce1">
            <text:p>1.85552236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518518518518501" table:style-name="ce1">
            <text:p>0.935185185</text:p>
          </table:table-cell>
          <table:table-cell office:value-type="float" office:value="2" table:style-name="ce1">
            <text:p>2</text:p>
          </table:table-cell>
          <table:table-cell office:value-type="float" office:value="0.19016056024714201" table:style-name="ce1">
            <text:p>0.19016056</text:p>
          </table:table-cell>
          <table:table-cell office:value-type="float" office:value="0.131224489795918" table:style-name="ce1">
            <text:p>0.13122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8609195717096501" table:style-name="ce1">
            <text:p>1.86091957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660550458715596" table:style-name="ce1">
            <text:p>0.926605505</text:p>
          </table:table-cell>
          <table:table-cell office:value-type="float" office:value="2" table:style-name="ce1">
            <text:p>2</text:p>
          </table:table-cell>
          <table:table-cell office:value-type="float" office:value="0.215093856624885" table:style-name="ce1">
            <text:p>0.215093857</text:p>
          </table:table-cell>
          <table:table-cell office:value-type="float" office:value="0.13873015873015901" table:style-name="ce1">
            <text:p>0.138730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5332718801587" table:style-name="ce1">
            <text:p>1.953327188</text:p>
          </table:table-cell>
          <table:table-cell office:value-type="float" office:value="69" table:style-name="ce1">
            <text:p>69</text:p>
          </table:table-cell>
          <table:table-cell office:value-type="float" office:value="1.96393524711139" table:style-name="ce1">
            <text:p>1.963935247</text:p>
          </table:table-cell>
          <table:table-cell office:value-type="float" office:value="0.92380952380952397" table:style-name="ce1">
            <text:p>0.923809524</text:p>
          </table:table-cell>
          <table:table-cell office:value-type="float" office:value="2" table:style-name="ce1">
            <text:p>2</text:p>
          </table:table-cell>
          <table:table-cell office:value-type="float" office:value="0.20774163646084701" table:style-name="ce1">
            <text:p>0.207741636</text:p>
          </table:table-cell>
          <table:table-cell office:value-type="float" office:value="0.114829931972789" table:style-name="ce1">
            <text:p>0.114829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.00000000001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89090909090909098" table:style-name="ce1">
            <text:p>0.890909091</text:p>
          </table:table-cell>
          <table:table-cell office:value-type="float" office:value="2" table:style-name="ce1">
            <text:p>2</text:p>
          </table:table-cell>
          <table:table-cell office:value-type="float" office:value="0.192202591732239" table:style-name="ce1">
            <text:p>0.192202592</text:p>
          </table:table-cell>
          <table:table-cell office:value-type="float" office:value="0.118741496598639" table:style-name="ce1">
            <text:p>0.118741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993788819875802E-2" table:style-name="ce1">
            <text:p>0.0409937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5997462082964" table:style-name="ce1">
            <text:p>1.95997462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4949494949494995" table:style-name="ce1">
            <text:p>0.949494949</text:p>
          </table:table-cell>
          <table:table-cell office:value-type="float" office:value="2" table:style-name="ce1">
            <text:p>2</text:p>
          </table:table-cell>
          <table:table-cell office:value-type="float" office:value="0.178991639058975" table:style-name="ce1">
            <text:p>0.178991639</text:p>
          </table:table-cell>
          <table:table-cell office:value-type="float" office:value="0.114557823129252" table:style-name="ce1">
            <text:p>0.114557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135198468098999" table:style-name="ce1">
            <text:p>1.913519847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" table:style-name="ce1">
            <text:p>0.93</text:p>
          </table:table-cell>
          <table:table-cell office:value-type="float" office:value="2" table:style-name="ce1">
            <text:p>2</text:p>
          </table:table-cell>
          <table:table-cell office:value-type="float" office:value="0.15138607334477" table:style-name="ce1">
            <text:p>0.151386073</text:p>
          </table:table-cell>
          <table:table-cell office:value-type="float" office:value="8.0952380952380998E-2" table:style-name="ce1">
            <text:p>0.080952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1489361702127703" table:style-name="ce1">
            <text:p>0.914893617</text:p>
          </table:table-cell>
          <table:table-cell office:value-type="float" office:value="2" table:style-name="ce1">
            <text:p>2</text:p>
          </table:table-cell>
          <table:table-cell office:value-type="float" office:value="0.16976577501933601" table:style-name="ce1">
            <text:p>0.169765775</text:p>
          </table:table-cell>
          <table:table-cell office:value-type="float" office:value="0.12673469387755101" table:style-name="ce1">
            <text:p>0.126734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380579681777199" table:style-name="ce1">
            <text:p>1.93805796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88793103448275901" table:style-name="ce1">
            <text:p>0.887931034</text:p>
          </table:table-cell>
          <table:table-cell office:value-type="float" office:value="2" table:style-name="ce1">
            <text:p>2</text:p>
          </table:table-cell>
          <table:table-cell office:value-type="float" office:value="0.22048357918254199" table:style-name="ce1">
            <text:p>0.220483579</text:p>
          </table:table-cell>
          <table:table-cell office:value-type="float" office:value="0.110602968460111" table:style-name="ce1">
            <text:p>0.110602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0816326530612201" table:style-name="ce1">
            <text:p>0.908163265</text:p>
          </table:table-cell>
          <table:table-cell office:value-type="float" office:value="2" table:style-name="ce1">
            <text:p>2</text:p>
          </table:table-cell>
          <table:table-cell office:value-type="float" office:value="0.176921429610571" table:style-name="ce1">
            <text:p>0.17692143</text:p>
          </table:table-cell>
          <table:table-cell office:value-type="float" office:value="0.107142857142857" table:style-name="ce1">
            <text:p>0.107142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.3830227743271203E-2" table:style-name="ce1">
            <text:p>0.05383022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429158922314199" table:style-name="ce1">
            <text:p>1.842915892</text:p>
          </table:table-cell>
          <table:table-cell office:value-type="float" office:value="69" table:style-name="ce1">
            <text:p>69</text:p>
          </table:table-cell>
          <table:table-cell office:value-type="float" office:value="1.90977564244619" table:style-name="ce1">
            <text:p>1.909775642</text:p>
          </table:table-cell>
          <table:table-cell office:value-type="float" office:value="0.92307692307692302" table:style-name="ce1">
            <text:p>0.923076923</text:p>
          </table:table-cell>
          <table:table-cell office:value-type="float" office:value="3" table:style-name="ce1">
            <text:p>3</text:p>
          </table:table-cell>
          <table:table-cell office:value-type="float" office:value="0.240136024652192" table:style-name="ce1">
            <text:p>0.240136025</text:p>
          </table:table-cell>
          <table:table-cell office:value-type="float" office:value="0.147414965986395" table:style-name="ce1">
            <text:p>0.1474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761+0j)</text:p>
          </table:table-cell>
          <table:table-cell office:value-type="string" table:style-name="ce1">
            <text:p>(2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2+0j)</text:p>
          </table:table-cell>
          <table:table-cell office:value-type="float" office:value="0.93069306930693096" table:style-name="ce1">
            <text:p>0.930693069</text:p>
          </table:table-cell>
          <table:table-cell office:value-type="float" office:value="2" table:style-name="ce1">
            <text:p>2</text:p>
          </table:table-cell>
          <table:table-cell office:value-type="float" office:value="0.18303763878344601" table:style-name="ce1">
            <text:p>0.183037639</text:p>
          </table:table-cell>
          <table:table-cell office:value-type="float" office:value="0.108537414965986" table:style-name="ce1">
            <text:p>0.108537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555202947747" table:style-name="ce1">
            <text:p>1.935552029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396226415094297" table:style-name="ce1">
            <text:p>0.933962264</text:p>
          </table:table-cell>
          <table:table-cell office:value-type="float" office:value="2" table:style-name="ce1">
            <text:p>2</text:p>
          </table:table-cell>
          <table:table-cell office:value-type="float" office:value="0.199958544022973" table:style-name="ce1">
            <text:p>0.199958544</text:p>
          </table:table-cell>
          <table:table-cell office:value-type="float" office:value="0.13863945578231299" table:style-name="ce1">
            <text:p>0.138639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3126293995859202E-2" table:style-name="ce1">
            <text:p>0.03312629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0.91249999999999998" table:style-name="ce1">
            <text:p>0.9125</text:p>
          </table:table-cell>
          <table:table-cell office:value-type="float" office:value="2" table:style-name="ce1">
            <text:p>2</text:p>
          </table:table-cell>
          <table:table-cell office:value-type="float" office:value="0.15065662295672" table:style-name="ce1">
            <text:p>0.150656623</text:p>
          </table:table-cell>
          <table:table-cell office:value-type="float" office:value="8.5170068027210902E-2" table:style-name="ce1">
            <text:p>0.08517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4027519461369" table:style-name="ce1">
            <text:p>1.940275195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2473118279569899" table:style-name="ce1">
            <text:p>0.924731183</text:p>
          </table:table-cell>
          <table:table-cell office:value-type="float" office:value="2" table:style-name="ce1">
            <text:p>2</text:p>
          </table:table-cell>
          <table:table-cell office:value-type="float" office:value="0.15748722983234401" table:style-name="ce1">
            <text:p>0.15748723</text:p>
          </table:table-cell>
          <table:table-cell office:value-type="float" office:value="0.11326530612244901" table:style-name="ce1">
            <text:p>0.113265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7681159420289899E-2" table:style-name="ce1">
            <text:p>0.03768115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307692307692302" table:style-name="ce1">
            <text:p>0.923076923</text:p>
          </table:table-cell>
          <table:table-cell office:value-type="float" office:value="2" table:style-name="ce1">
            <text:p>2</text:p>
          </table:table-cell>
          <table:table-cell office:value-type="float" office:value="0.168493136149723" table:style-name="ce1">
            <text:p>0.168493136</text:p>
          </table:table-cell>
          <table:table-cell office:value-type="float" office:value="6.9523809523809502E-2" table:style-name="ce1">
            <text:p>0.06952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1891891891891897" table:style-name="ce1">
            <text:p>0.918918919</text:p>
          </table:table-cell>
          <table:table-cell office:value-type="float" office:value="2" table:style-name="ce1">
            <text:p>2</text:p>
          </table:table-cell>
          <table:table-cell office:value-type="float" office:value="0.19379982581192801" table:style-name="ce1">
            <text:p>0.193799826</text:p>
          </table:table-cell>
          <table:table-cell office:value-type="float" office:value="0.12823129251700699" table:style-name="ce1">
            <text:p>0.128231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5548654244306402E-2" table:style-name="ce1">
            <text:p>0.04554865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727272727272703" table:style-name="ce1">
            <text:p>0.927272727</text:p>
          </table:table-cell>
          <table:table-cell office:value-type="float" office:value="2" table:style-name="ce1">
            <text:p>2</text:p>
          </table:table-cell>
          <table:table-cell office:value-type="float" office:value="0.200893512956512" table:style-name="ce1">
            <text:p>0.200893513</text:p>
          </table:table-cell>
          <table:table-cell office:value-type="float" office:value="0.167619047619048" table:style-name="ce1">
            <text:p>0.16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.00000000001" table:style-name="ce1">
            <text:p>4624</text:p>
          </table:table-cell>
          <table:table-cell office:value-type="float" office:value="1.9088324313521401" table:style-name="ce1">
            <text:p>1.908832431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0566037735849103" table:style-name="ce1">
            <text:p>0.905660377</text:p>
          </table:table-cell>
          <table:table-cell office:value-type="float" office:value="2" table:style-name="ce1">
            <text:p>2</text:p>
          </table:table-cell>
          <table:table-cell office:value-type="float" office:value="0.18899163879563499" table:style-name="ce1">
            <text:p>0.188991639</text:p>
          </table:table-cell>
          <table:table-cell office:value-type="float" office:value="0.106598639455782" table:style-name="ce1">
            <text:p>0.106598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2561891122639" table:style-name="ce1">
            <text:p>1.925618911</text:p>
          </table:table-cell>
          <table:table-cell office:value-type="float" office:value="66" table:style-name="ce1">
            <text:p>66</text:p>
          </table:table-cell>
          <table:table-cell office:value-type="float" office:value="2.0000000000000102" table:style-name="ce1">
            <text:p>2</text:p>
          </table:table-cell>
          <table:table-cell office:value-type="float" office:value="0.91346153846153799" table:style-name="ce1">
            <text:p>0.913461538</text:p>
          </table:table-cell>
          <table:table-cell office:value-type="float" office:value="2" table:style-name="ce1">
            <text:p>2</text:p>
          </table:table-cell>
          <table:table-cell office:value-type="float" office:value="0.17913126929017401" table:style-name="ce1">
            <text:p>0.179131269</text:p>
          </table:table-cell>
          <table:table-cell office:value-type="float" office:value="0.12683673469387799" table:style-name="ce1">
            <text:p>0.126836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0.95652173913043503" table:style-name="ce1">
            <text:p>0.956521739</text:p>
          </table:table-cell>
          <table:table-cell office:value-type="float" office:value="3" table:style-name="ce1">
            <text:p>3</text:p>
          </table:table-cell>
          <table:table-cell office:value-type="float" office:value="0.207657753310521" table:style-name="ce1">
            <text:p>0.207657753</text:p>
          </table:table-cell>
          <table:table-cell office:value-type="float" office:value="0.15064625850340099" table:style-name="ce1">
            <text:p>0.1506462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8509316770186298E-2" table:style-name="ce1">
            <text:p>0.03850931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3319165094001" table:style-name="ce1">
            <text:p>1.939331917</text:p>
          </table:table-cell>
          <table:table-cell office:value-type="float" office:value="70" table:style-name="ce1">
            <text:p>70</text:p>
          </table:table-cell>
          <table:table-cell office:value-type="float" office:value="1.9503931764784199" table:style-name="ce1">
            <text:p>1.950393176</text:p>
          </table:table-cell>
          <table:table-cell office:value-type="float" office:value="0.92473118279569899" table:style-name="ce1">
            <text:p>0.924731183</text:p>
          </table:table-cell>
          <table:table-cell office:value-type="float" office:value="2" table:style-name="ce1">
            <text:p>2</text:p>
          </table:table-cell>
          <table:table-cell office:value-type="float" office:value="0.20315055009271901" table:style-name="ce1">
            <text:p>0.20315055</text:p>
          </table:table-cell>
          <table:table-cell office:value-type="float" office:value="6.2925170068027197E-2" table:style-name="ce1">
            <text:p>0.06292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478260869565202E-2" table:style-name="ce1">
            <text:p>0.04347826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74337052445" table:style-name="ce1">
            <text:p>1.939743371</text:p>
          </table:table-cell>
          <table:table-cell office:value-type="float" office:value="70" table:style-name="ce1">
            <text:p>70</text:p>
          </table:table-cell>
          <table:table-cell office:value-type="float" office:value="1.9416048838062101" table:style-name="ce1">
            <text:p>1.941604884</text:p>
          </table:table-cell>
          <table:table-cell office:value-type="float" office:value="0.94285714285714295" table:style-name="ce1">
            <text:p>0.942857143</text:p>
          </table:table-cell>
          <table:table-cell office:value-type="float" office:value="2" table:style-name="ce1">
            <text:p>2</text:p>
          </table:table-cell>
          <table:table-cell office:value-type="float" office:value="0.20672775607709101" table:style-name="ce1">
            <text:p>0.206727756</text:p>
          </table:table-cell>
          <table:table-cell office:value-type="float" office:value="0.137687074829932" table:style-name="ce1">
            <text:p>0.137687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3877551020408201" table:style-name="ce1">
            <text:p>0.93877551</text:p>
          </table:table-cell>
          <table:table-cell office:value-type="float" office:value="2" table:style-name="ce1">
            <text:p>2</text:p>
          </table:table-cell>
          <table:table-cell office:value-type="float" office:value="0.17500026332415" table:style-name="ce1">
            <text:p>0.175000263</text:p>
          </table:table-cell>
          <table:table-cell office:value-type="float" office:value="7.1020408163265297E-2" table:style-name="ce1">
            <text:p>0.07102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1821946169772299E-2" table:style-name="ce1">
            <text:p>0.04182194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4.99999999999" table:style-name="ce1">
            <text:p>4225</text:p>
          </table:table-cell>
          <table:table-cell office:value-type="float" office:value="1.892189015931" table:style-name="ce1">
            <text:p>1.892189016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0099009900990101" table:style-name="ce1">
            <text:p>0.900990099</text:p>
          </table:table-cell>
          <table:table-cell office:value-type="float" office:value="2" table:style-name="ce1">
            <text:p>2</text:p>
          </table:table-cell>
          <table:table-cell office:value-type="float" office:value="0.17787007325816001" table:style-name="ce1">
            <text:p>0.177870073</text:p>
          </table:table-cell>
          <table:table-cell office:value-type="float" office:value="0.11884353741496601" table:style-name="ce1">
            <text:p>0.118843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9337474120082802E-2" table:style-name="ce1">
            <text:p>0.03933747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578947368421004" table:style-name="ce1">
            <text:p>0.915789474</text:p>
          </table:table-cell>
          <table:table-cell office:value-type="float" office:value="2" table:style-name="ce1">
            <text:p>2</text:p>
          </table:table-cell>
          <table:table-cell office:value-type="float" office:value="0.17710587026768301" table:style-name="ce1">
            <text:p>0.17710587</text:p>
          </table:table-cell>
          <table:table-cell office:value-type="float" office:value="5.38095238095238E-2" table:style-name="ce1">
            <text:p>0.053809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3639446184584" table:style-name="ce1">
            <text:p>1.93639446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4174757281553401" table:style-name="ce1">
            <text:p>0.941747573</text:p>
          </table:table-cell>
          <table:table-cell office:value-type="float" office:value="2" table:style-name="ce1">
            <text:p>2</text:p>
          </table:table-cell>
          <table:table-cell office:value-type="float" office:value="0.18578525550205399" table:style-name="ce1">
            <text:p>0.185785256</text:p>
          </table:table-cell>
          <table:table-cell office:value-type="float" office:value="0.13792517006802699" table:style-name="ce1">
            <text:p>0.13792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" table:style-name="ce1">
            <text:p>4900</text:p>
          </table:table-cell>
          <table:table-cell office:value-type="float" office:value="1.9063356347768601" table:style-name="ce1">
            <text:p>1.90633563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0825688073394495" table:style-name="ce1">
            <text:p>0.908256881</text:p>
          </table:table-cell>
          <table:table-cell office:value-type="float" office:value="2" table:style-name="ce1">
            <text:p>2</text:p>
          </table:table-cell>
          <table:table-cell office:value-type="float" office:value="0.194495774416829" table:style-name="ce1">
            <text:p>0.194495774</text:p>
          </table:table-cell>
          <table:table-cell office:value-type="float" office:value="7.6360544217687107E-2" table:style-name="ce1">
            <text:p>0.076360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9275362318840603E-2" table:style-name="ce1">
            <text:p>0.04927536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1284899512506" table:style-name="ce1">
            <text:p>1.912848995</text:p>
          </table:table-cell>
          <table:table-cell office:value-type="float" office:value="70" table:style-name="ce1">
            <text:p>70</text:p>
          </table:table-cell>
          <table:table-cell office:value-type="float" office:value="1.9592586662637901" table:style-name="ce1">
            <text:p>1.959258666</text:p>
          </table:table-cell>
          <table:table-cell office:value-type="float" office:value="0.92436974789916004" table:style-name="ce1">
            <text:p>0.924369748</text:p>
          </table:table-cell>
          <table:table-cell office:value-type="float" office:value="3" table:style-name="ce1">
            <text:p>3</text:p>
          </table:table-cell>
          <table:table-cell office:value-type="float" office:value="0.22692810080423101" table:style-name="ce1">
            <text:p>0.226928101</text:p>
          </table:table-cell>
          <table:table-cell office:value-type="float" office:value="0.143514739229025" table:style-name="ce1">
            <text:p>0.1435147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304347826086996" table:style-name="ce1">
            <text:p>0.913043478</text:p>
          </table:table-cell>
          <table:table-cell office:value-type="float" office:value="2" table:style-name="ce1">
            <text:p>2</text:p>
          </table:table-cell>
          <table:table-cell office:value-type="float" office:value="0.143647063123407" table:style-name="ce1">
            <text:p>0.143647063</text:p>
          </table:table-cell>
          <table:table-cell office:value-type="float" office:value="0.132721088435374" table:style-name="ce1">
            <text:p>0.132721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6168006993799" table:style-name="ce1">
            <text:p>1.93961680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4444444444444398" table:style-name="ce1">
            <text:p>0.944444444</text:p>
          </table:table-cell>
          <table:table-cell office:value-type="float" office:value="2" table:style-name="ce1">
            <text:p>2</text:p>
          </table:table-cell>
          <table:table-cell office:value-type="float" office:value="0.200285589448293" table:style-name="ce1">
            <text:p>0.200285589</text:p>
          </table:table-cell>
          <table:table-cell office:value-type="float" office:value="0.12359410430839" table:style-name="ce1">
            <text:p>0.123594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0660641895621" table:style-name="ce1">
            <text:p>1.906606419</text:p>
          </table:table-cell>
          <table:table-cell office:value-type="float" office:value="70" table:style-name="ce1">
            <text:p>70</text:p>
          </table:table-cell>
          <table:table-cell office:value-type="float" office:value="1.9354168997249199" table:style-name="ce1">
            <text:p>1.9354169</text:p>
          </table:table-cell>
          <table:table-cell office:value-type="float" office:value="0.93965517241379304" table:style-name="ce1">
            <text:p>0.939655172</text:p>
          </table:table-cell>
          <table:table-cell office:value-type="float" office:value="3" table:style-name="ce1">
            <text:p>3</text:p>
          </table:table-cell>
          <table:table-cell office:value-type="float" office:value="0.22764745828833999" table:style-name="ce1">
            <text:p>0.227647458</text:p>
          </table:table-cell>
          <table:table-cell office:value-type="float" office:value="0.14165532879818599" table:style-name="ce1">
            <text:p>0.141655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9337474120082802E-2" table:style-name="ce1">
            <text:p>0.03933747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414911243505" table:style-name="ce1">
            <text:p>1.941491124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2631578947368398" table:style-name="ce1">
            <text:p>0.926315789</text:p>
          </table:table-cell>
          <table:table-cell office:value-type="float" office:value="2" table:style-name="ce1">
            <text:p>2</text:p>
          </table:table-cell>
          <table:table-cell office:value-type="float" office:value="0.16254570768182899" table:style-name="ce1">
            <text:p>0.162545708</text:p>
          </table:table-cell>
          <table:table-cell office:value-type="float" office:value="7.6598639455782297E-2" table:style-name="ce1">
            <text:p>0.076598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2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2+0j)</text:p>
          </table:table-cell>
          <table:table-cell office:value-type="float" office:value="0.93203883495145601" table:style-name="ce1">
            <text:p>0.932038835</text:p>
          </table:table-cell>
          <table:table-cell office:value-type="float" office:value="2" table:style-name="ce1">
            <text:p>2</text:p>
          </table:table-cell>
          <table:table-cell office:value-type="float" office:value="0.162014929037582" table:style-name="ce1">
            <text:p>0.162014929</text:p>
          </table:table-cell>
          <table:table-cell office:value-type="float" office:value="0.16666666666666699" table:style-name="ce1">
            <text:p>0.166666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0217391304347805" table:style-name="ce1">
            <text:p>0.902173913</text:p>
          </table:table-cell>
          <table:table-cell office:value-type="float" office:value="2" table:style-name="ce1">
            <text:p>2</text:p>
          </table:table-cell>
          <table:table-cell office:value-type="float" office:value="0.163100563579055" table:style-name="ce1">
            <text:p>0.163100564</text:p>
          </table:table-cell>
          <table:table-cell office:value-type="float" office:value="7.2585034013605401E-2" table:style-name="ce1">
            <text:p>0.072585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3892339544513499E-2" table:style-name="ce1">
            <text:p>0.0438923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13766813517399" table:style-name="ce1">
            <text:p>1.93137668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3396226415094297" table:style-name="ce1">
            <text:p>0.933962264</text:p>
          </table:table-cell>
          <table:table-cell office:value-type="float" office:value="2" table:style-name="ce1">
            <text:p>2</text:p>
          </table:table-cell>
          <table:table-cell office:value-type="float" office:value="0.16558976334336301" table:style-name="ce1">
            <text:p>0.165589763</text:p>
          </table:table-cell>
          <table:table-cell office:value-type="float" office:value="0.12625850340136099" table:style-name="ce1">
            <text:p>0.126258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8861283643892299E-2" table:style-name="ce1">
            <text:p>0.04886128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89830508474576298" table:style-name="ce1">
            <text:p>0.898305085</text:p>
          </table:table-cell>
          <table:table-cell office:value-type="float" office:value="3" table:style-name="ce1">
            <text:p>3</text:p>
          </table:table-cell>
          <table:table-cell office:value-type="float" office:value="0.20603715061497599" table:style-name="ce1">
            <text:p>0.206037151</text:p>
          </table:table-cell>
          <table:table-cell office:value-type="float" office:value="0.14933621933621899" table:style-name="ce1">
            <text:p>0.1493362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969" table:style-name="ce1">
            <text:p>3969</text:p>
          </table:table-cell>
          <table:table-cell office:value-type="float" office:value="1.9449588022737501" table:style-name="ce1">
            <text:p>1.944958802</text:p>
          </table:table-cell>
          <table:table-cell office:value-type="float" office:value="64" table:style-name="ce1">
            <text:p>64</text:p>
          </table:table-cell>
          <table:table-cell office:value-type="float" office:value="1.94710050366857" table:style-name="ce1">
            <text:p>1.947100504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2" table:style-name="ce1">
            <text:p>2</text:p>
          </table:table-cell>
          <table:table-cell office:value-type="float" office:value="0.19167820148867901" table:style-name="ce1">
            <text:p>0.191678201</text:p>
          </table:table-cell>
          <table:table-cell office:value-type="float" office:value="0.10274376417233599" table:style-name="ce1">
            <text:p>0.102743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624+0j)</text:p>
          </table:table-cell>
          <table:table-cell office:value-type="string" table:style-name="ce1">
            <text:p>(2+0j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(2+0j)</text:p>
          </table:table-cell>
          <table:table-cell office:value-type="float" office:value="0.91304347826086996" table:style-name="ce1">
            <text:p>0.913043478</text:p>
          </table:table-cell>
          <table:table-cell office:value-type="float" office:value="2" table:style-name="ce1">
            <text:p>2</text:p>
          </table:table-cell>
          <table:table-cell office:value-type="float" office:value="0.15202301301830201" table:style-name="ce1">
            <text:p>0.152023013</text:p>
          </table:table-cell>
          <table:table-cell office:value-type="float" office:value="0.15323129251700701" table:style-name="ce1">
            <text:p>0.153231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float" office:value="2" table:style-name="ce1">
            <text:p>2</text:p>
          </table:table-cell>
          <table:table-cell office:value-type="float" office:value="0.16741852031985699" table:style-name="ce1">
            <text:p>0.16741852</text:p>
          </table:table-cell>
          <table:table-cell office:value-type="float" office:value="7.2312925170068001E-2" table:style-name="ce1">
            <text:p>0.072312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7204968944099403E-2" table:style-name="ce1">
            <text:p>0.04720496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2105263157894701" table:style-name="ce1">
            <text:p>0.921052632</text:p>
          </table:table-cell>
          <table:table-cell office:value-type="float" office:value="3" table:style-name="ce1">
            <text:p>3</text:p>
          </table:table-cell>
          <table:table-cell office:value-type="float" office:value="0.19029593009453699" table:style-name="ce1">
            <text:p>0.19029593</text:p>
          </table:table-cell>
          <table:table-cell office:value-type="float" office:value="0.152278911564626" table:style-name="ce1">
            <text:p>0.1522789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9275362318840603E-2" table:style-name="ce1">
            <text:p>0.04927536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9030596313450401" table:style-name="ce1">
            <text:p>1.903059631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88235294117647101" table:style-name="ce1">
            <text:p>0.882352941</text:p>
          </table:table-cell>
          <table:table-cell office:value-type="float" office:value="3" table:style-name="ce1">
            <text:p>3</text:p>
          </table:table-cell>
          <table:table-cell office:value-type="float" office:value="0.20580397198061001" table:style-name="ce1">
            <text:p>0.205803972</text:p>
          </table:table-cell>
          <table:table-cell office:value-type="float" office:value="0.17493197278911601" table:style-name="ce1">
            <text:p>0.174931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619047619047603E-2" table:style-name="ce1">
            <text:p>0.04761904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900+0j)</text:p>
          </table:table-cell>
          <table:table-cell office:value-type="string" table:style-name="ce1">
            <text:p>(1.90289445799+0j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(2+0j)</text:p>
          </table:table-cell>
          <table:table-cell office:value-type="float" office:value="0.91304347826086996" table:style-name="ce1">
            <text:p>0.913043478</text:p>
          </table:table-cell>
          <table:table-cell office:value-type="float" office:value="3" table:style-name="ce1">
            <text:p>3</text:p>
          </table:table-cell>
          <table:table-cell office:value-type="float" office:value="0.221416530997088" table:style-name="ce1">
            <text:p>0.221416531</text:p>
          </table:table-cell>
          <table:table-cell office:value-type="float" office:value="0.13057101628530199" table:style-name="ce1">
            <text:p>0.13057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993788819875802E-2" table:style-name="ce1">
            <text:p>0.0409937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0909090909090895" table:style-name="ce1">
            <text:p>0.909090909</text:p>
          </table:table-cell>
          <table:table-cell office:value-type="float" office:value="2" table:style-name="ce1">
            <text:p>2</text:p>
          </table:table-cell>
          <table:table-cell office:value-type="float" office:value="0.19297429993175999" table:style-name="ce1">
            <text:p>0.1929743</text:p>
          </table:table-cell>
          <table:table-cell office:value-type="float" office:value="5.8435374149659901E-2" table:style-name="ce1">
            <text:p>0.058435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579710144927499E-2" table:style-name="ce1">
            <text:p>0.0405797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0816326530612201" table:style-name="ce1">
            <text:p>0.908163265</text:p>
          </table:table-cell>
          <table:table-cell office:value-type="float" office:value="2" table:style-name="ce1">
            <text:p>2</text:p>
          </table:table-cell>
          <table:table-cell office:value-type="float" office:value="0.17118208433295801" table:style-name="ce1">
            <text:p>0.171182084</text:p>
          </table:table-cell>
          <table:table-cell office:value-type="float" office:value="0.15578231292517" table:style-name="ce1">
            <text:p>0.1557823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3064182194617003E-2" table:style-name="ce1">
            <text:p>0.04306418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891723709091099" table:style-name="ce1">
            <text:p>1.889172371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0384615384615397" table:style-name="ce1">
            <text:p>0.903846154</text:p>
          </table:table-cell>
          <table:table-cell office:value-type="float" office:value="2" table:style-name="ce1">
            <text:p>2</text:p>
          </table:table-cell>
          <table:table-cell office:value-type="float" office:value="0.186762456639574" table:style-name="ce1">
            <text:p>0.186762457</text:p>
          </table:table-cell>
          <table:table-cell office:value-type="float" office:value="0.14221088435374099" table:style-name="ce1">
            <text:p>0.1422108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1588785046729004" table:style-name="ce1">
            <text:p>0.91588785</text:p>
          </table:table-cell>
          <table:table-cell office:value-type="float" office:value="2" table:style-name="ce1">
            <text:p>2</text:p>
          </table:table-cell>
          <table:table-cell office:value-type="float" office:value="0.181487061693275" table:style-name="ce1">
            <text:p>0.181487062</text:p>
          </table:table-cell>
          <table:table-cell office:value-type="float" office:value="9.7324263038548797E-2" table:style-name="ce1">
            <text:p>0.0973242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761+0j)</text:p>
          </table:table-cell>
          <table:table-cell office:value-type="string" table:style-name="ce1">
            <text:p>(2+0j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(2+0j)</text:p>
          </table:table-cell>
          <table:table-cell office:value-type="float" office:value="0.92553191489361697" table:style-name="ce1">
            <text:p>0.925531915</text:p>
          </table:table-cell>
          <table:table-cell office:value-type="float" office:value="2" table:style-name="ce1">
            <text:p>2</text:p>
          </table:table-cell>
          <table:table-cell office:value-type="float" office:value="0.14280392078923901" table:style-name="ce1">
            <text:p>0.142803921</text:p>
          </table:table-cell>
          <table:table-cell office:value-type="float" office:value="0.113469387755102" table:style-name="ce1">
            <text:p>0.113469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6790890269151099E-2" table:style-name="ce1">
            <text:p>0.04679089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027492542541999" table:style-name="ce1">
            <text:p>1.902749254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3805309734513298" table:style-name="ce1">
            <text:p>0.938053097</text:p>
          </table:table-cell>
          <table:table-cell office:value-type="float" office:value="3" table:style-name="ce1">
            <text:p>3</text:p>
          </table:table-cell>
          <table:table-cell office:value-type="float" office:value="0.21203649454920301" table:style-name="ce1">
            <text:p>0.212036495</text:p>
          </table:table-cell>
          <table:table-cell office:value-type="float" office:value="0.16097505668934201" table:style-name="ce1">
            <text:p>0.160975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1.89312264131472" table:style-name="ce1">
            <text:p>1.893122641</text:p>
          </table:table-cell>
          <table:table-cell office:value-type="float" office:value="68" table:style-name="ce1">
            <text:p>68</text:p>
          </table:table-cell>
          <table:table-cell office:value-type="float" office:value="1.95453664333945" table:style-name="ce1">
            <text:p>1.954536643</text:p>
          </table:table-cell>
          <table:table-cell office:value-type="float" office:value="0.95041322314049603" table:style-name="ce1">
            <text:p>0.950413223</text:p>
          </table:table-cell>
          <table:table-cell office:value-type="float" office:value="3" table:style-name="ce1">
            <text:p>3</text:p>
          </table:table-cell>
          <table:table-cell office:value-type="float" office:value="0.22539238525312799" table:style-name="ce1">
            <text:p>0.225392385</text:p>
          </table:table-cell>
          <table:table-cell office:value-type="float" office:value="0.176995464852608" table:style-name="ce1">
            <text:p>0.176995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.00000000001" table:style-name="ce1">
            <text:p>4225</text:p>
          </table:table-cell>
          <table:table-cell office:value-type="float" office:value="1.95193954492685" table:style-name="ce1">
            <text:p>1.951939545</text:p>
          </table:table-cell>
          <table:table-cell office:value-type="float" office:value="64" table:style-name="ce1">
            <text:p>64</text:p>
          </table:table-cell>
          <table:table-cell office:value-type="float" office:value="1.9654766352941899" table:style-name="ce1">
            <text:p>1.965476635</text:p>
          </table:table-cell>
          <table:table-cell office:value-type="float" office:value="0.90291262135922301" table:style-name="ce1">
            <text:p>0.902912621</text:p>
          </table:table-cell>
          <table:table-cell office:value-type="float" office:value="2" table:style-name="ce1">
            <text:p>2</text:p>
          </table:table-cell>
          <table:table-cell office:value-type="float" office:value="0.19469020224817199" table:style-name="ce1">
            <text:p>0.194690202</text:p>
          </table:table-cell>
          <table:table-cell office:value-type="float" office:value="9.8922902494331097E-2" table:style-name="ce1">
            <text:p>0.098922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8923395445134602E-2" table:style-name="ce1">
            <text:p>0.03892339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1.91770533267524" table:style-name="ce1">
            <text:p>1.917705333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0.91489361702127703" table:style-name="ce1">
            <text:p>0.914893617</text:p>
          </table:table-cell>
          <table:table-cell office:value-type="float" office:value="2" table:style-name="ce1">
            <text:p>2</text:p>
          </table:table-cell>
          <table:table-cell office:value-type="float" office:value="0.17872313986729199" table:style-name="ce1">
            <text:p>0.17872314</text:p>
          </table:table-cell>
          <table:table-cell office:value-type="float" office:value="6.4761904761904798E-2" table:style-name="ce1">
            <text:p>0.064761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0.92233009708737901" table:style-name="ce1">
            <text:p>0.922330097</text:p>
          </table:table-cell>
          <table:table-cell office:value-type="float" office:value="2" table:style-name="ce1">
            <text:p>2</text:p>
          </table:table-cell>
          <table:table-cell office:value-type="float" office:value="0.165875674309685" table:style-name="ce1">
            <text:p>0.165875674</text:p>
          </table:table-cell>
          <table:table-cell office:value-type="float" office:value="0.10040816326530599" table:style-name="ce1">
            <text:p>0.100408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3203883495145601" table:style-name="ce1">
            <text:p>0.932038835</text:p>
          </table:table-cell>
          <table:table-cell office:value-type="float" office:value="2" table:style-name="ce1">
            <text:p>2</text:p>
          </table:table-cell>
          <table:table-cell office:value-type="float" office:value="0.204888889975257" table:style-name="ce1">
            <text:p>0.20488889</text:p>
          </table:table-cell>
          <table:table-cell office:value-type="float" office:value="0.131972789115646" table:style-name="ce1">
            <text:p>0.131972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9689440993788803E-2" table:style-name="ce1">
            <text:p>0.04968944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8525867208167399" table:style-name="ce1">
            <text:p>1.852586721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3" table:style-name="ce1">
            <text:p>3</text:p>
          </table:table-cell>
          <table:table-cell office:value-type="float" office:value="0.22672665686795401" table:style-name="ce1">
            <text:p>0.226726657</text:p>
          </table:table-cell>
          <table:table-cell office:value-type="float" office:value="0.14292517006802699" table:style-name="ce1">
            <text:p>0.14292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8033126293995899E-2" table:style-name="ce1">
            <text:p>0.04803312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489" table:style-name="ce1">
            <text:p>4489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0.93965517241379304" table:style-name="ce1">
            <text:p>0.939655172</text:p>
          </table:table-cell>
          <table:table-cell office:value-type="float" office:value="3" table:style-name="ce1">
            <text:p>3</text:p>
          </table:table-cell>
          <table:table-cell office:value-type="float" office:value="0.20739438633680701" table:style-name="ce1">
            <text:p>0.207394386</text:p>
          </table:table-cell>
          <table:table-cell office:value-type="float" office:value="0.13996598639455801" table:style-name="ce1">
            <text:p>0.139965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6024844720496899E-2" table:style-name="ce1">
            <text:p>0.036024845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4.99999999999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88505747126436796" table:style-name="ce1">
            <text:p>0.885057471</text:p>
          </table:table-cell>
          <table:table-cell office:value-type="float" office:value="2" table:style-name="ce1">
            <text:p>2</text:p>
          </table:table-cell>
          <table:table-cell office:value-type="float" office:value="0.13565415761808" table:style-name="ce1">
            <text:p>0.135654158</text:p>
          </table:table-cell>
          <table:table-cell office:value-type="float" office:value="8.3333333333333398E-2" table:style-name="ce1">
            <text:p>0.083333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9689440993788803E-2" table:style-name="ce1">
            <text:p>0.049689441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88333333333333297" table:style-name="ce1">
            <text:p>0.883333333</text:p>
          </table:table-cell>
          <table:table-cell office:value-type="float" office:value="3" table:style-name="ce1">
            <text:p>3</text:p>
          </table:table-cell>
          <table:table-cell office:value-type="float" office:value="0.22594816362818401" table:style-name="ce1">
            <text:p>0.225948164</text:p>
          </table:table-cell>
          <table:table-cell office:value-type="float" office:value="0.14207482993197301" table:style-name="ce1">
            <text:p>0.14207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720496894409899E-2" table:style-name="ce1">
            <text:p>0.04472049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" table:style-name="ce1">
            <text:p>4225</text:p>
          </table:table-cell>
          <table:table-cell office:value-type="float" office:value="1.9006906699527499" table:style-name="ce1">
            <text:p>1.90069067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.907407407407407" table:style-name="ce1">
            <text:p>0.907407407</text:p>
          </table:table-cell>
          <table:table-cell office:value-type="float" office:value="2" table:style-name="ce1">
            <text:p>2</text:p>
          </table:table-cell>
          <table:table-cell office:value-type="float" office:value="0.19082717194770801" table:style-name="ce1">
            <text:p>0.190827172</text:p>
          </table:table-cell>
          <table:table-cell office:value-type="float" office:value="0.10504535147392299" table:style-name="ce1">
            <text:p>0.105045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.01035196687371E-2" table:style-name="ce1">
            <text:p>0.05010352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624" table:style-name="ce1">
            <text:p>4624</text:p>
          </table:table-cell>
          <table:table-cell office:value-type="float" office:value="1.9012139144408" table:style-name="ce1">
            <text:p>1.901213914</text:p>
          </table:table-cell>
          <table:table-cell office:value-type="float" office:value="69" table:style-name="ce1">
            <text:p>69</text:p>
          </table:table-cell>
          <table:table-cell office:value-type="float" office:value="1.9136501444432401" table:style-name="ce1">
            <text:p>1.913650144</text:p>
          </table:table-cell>
          <table:table-cell office:value-type="float" office:value="0.92561983471074405" table:style-name="ce1">
            <text:p>0.925619835</text:p>
          </table:table-cell>
          <table:table-cell office:value-type="float" office:value="3" table:style-name="ce1">
            <text:p>3</text:p>
          </table:table-cell>
          <table:table-cell office:value-type="float" office:value="0.231250633397757" table:style-name="ce1">
            <text:p>0.231250633</text:p>
          </table:table-cell>
          <table:table-cell office:value-type="float" office:value="0.131292517006803" table:style-name="ce1">
            <text:p>0.131292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2650103519668699E-2" table:style-name="ce1">
            <text:p>0.042650104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096" table:style-name="ce1">
            <text:p>4096</text:p>
          </table:table-cell>
          <table:table-cell office:value-type="float" office:value="1.90947188145866" table:style-name="ce1">
            <text:p>1.909471881</text:p>
          </table:table-cell>
          <table:table-cell office:value-type="float" office:value="65" table:style-name="ce1">
            <text:p>65</text:p>
          </table:table-cell>
          <table:table-cell office:value-type="float" office:value="1.95859769139814" table:style-name="ce1">
            <text:p>1.958597691</text:p>
          </table:table-cell>
          <table:table-cell office:value-type="float" office:value="0.95145631067961201" table:style-name="ce1">
            <text:p>0.951456311</text:p>
          </table:table-cell>
          <table:table-cell office:value-type="float" office:value="2" table:style-name="ce1">
            <text:p>2</text:p>
          </table:table-cell>
          <table:table-cell office:value-type="float" office:value="0.20231751531641801" table:style-name="ce1">
            <text:p>0.202317515</text:p>
          </table:table-cell>
          <table:table-cell office:value-type="float" office:value="0.114331065759637" table:style-name="ce1">
            <text:p>0.114331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.00000000001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0.92523364485981296" table:style-name="ce1">
            <text:p>0.925233645</text:p>
          </table:table-cell>
          <table:table-cell office:value-type="float" office:value="2" table:style-name="ce1">
            <text:p>2</text:p>
          </table:table-cell>
          <table:table-cell office:value-type="float" office:value="0.19876160689102901" table:style-name="ce1">
            <text:p>0.198761607</text:p>
          </table:table-cell>
          <table:table-cell office:value-type="float" office:value="0.145170068027211" table:style-name="ce1">
            <text:p>0.14517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5134575569358203E-2" table:style-name="ce1">
            <text:p>0.045134576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761" table:style-name="ce1">
            <text:p>4761</text:p>
          </table:table-cell>
          <table:table-cell office:value-type="float" office:value="1.93968149831466" table:style-name="ce1">
            <text:p>1.939681498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660550458715596" table:style-name="ce1">
            <text:p>0.926605505</text:p>
          </table:table-cell>
          <table:table-cell office:value-type="float" office:value="2" table:style-name="ce1">
            <text:p>2</text:p>
          </table:table-cell>
          <table:table-cell office:value-type="float" office:value="0.19343312234679899" table:style-name="ce1">
            <text:p>0.193433122</text:p>
          </table:table-cell>
          <table:table-cell office:value-type="float" office:value="0.107482993197279" table:style-name="ce1">
            <text:p>0.1074829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407867494824002E-2" table:style-name="ce1">
            <text:p>0.041407867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string" table:style-name="ce1">
            <text:p>(4900+0j)</text:p>
          </table:table-cell>
          <table:table-cell office:value-type="string" table:style-name="ce1">
            <text:p>(2+0j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(2+0j)</text:p>
          </table:table-cell>
          <table:table-cell office:value-type="float" office:value="0.91" table:style-name="ce1">
            <text:p>0.91</text:p>
          </table:table-cell>
          <table:table-cell office:value-type="float" office:value="2" table:style-name="ce1">
            <text:p>2</text:p>
          </table:table-cell>
          <table:table-cell office:value-type="float" office:value="0.167006523219771" table:style-name="ce1">
            <text:p>0.167006523</text:p>
          </table:table-cell>
          <table:table-cell office:value-type="float" office:value="9.1700680272108898E-2" table:style-name="ce1">
            <text:p>0.0917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51552795031099E-2" table:style-name="ce1">
            <text:p>0.03975155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356" table:style-name="ce1">
            <text:p>4356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696" table:style-name="ce1">
            <text:p>0.916666667</text:p>
          </table:table-cell>
          <table:table-cell office:value-type="float" office:value="2" table:style-name="ce1">
            <text:p>2</text:p>
          </table:table-cell>
          <table:table-cell office:value-type="float" office:value="0.144213780954523" table:style-name="ce1">
            <text:p>0.144213781</text:p>
          </table:table-cell>
          <table:table-cell office:value-type="float" office:value="9.6666666666666595E-2" table:style-name="ce1">
            <text:p>0.096666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4306418219461699E-2" table:style-name="ce1">
            <text:p>0.04430641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900.00000000001" table:style-name="ce1">
            <text:p>490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.92523364485981296" table:style-name="ce1">
            <text:p>0.925233645</text:p>
          </table:table-cell>
          <table:table-cell office:value-type="float" office:value="2" table:style-name="ce1">
            <text:p>2</text:p>
          </table:table-cell>
          <table:table-cell office:value-type="float" office:value="0.20335123628017601" table:style-name="ce1">
            <text:p>0.203351236</text:p>
          </table:table-cell>
          <table:table-cell office:value-type="float" office:value="0.14122448979591801" table:style-name="ce1">
            <text:p>0.141224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962732919254699E-2" table:style-name="ce1">
            <text:p>0.045962733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3844" table:style-name="ce1">
            <text:p>3844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0.91891891891891897" table:style-name="ce1">
            <text:p>0.918918919</text:p>
          </table:table-cell>
          <table:table-cell office:value-type="float" office:value="2" table:style-name="ce1">
            <text:p>2</text:p>
          </table:table-cell>
          <table:table-cell office:value-type="float" office:value="0.18408064633075799" table:style-name="ce1">
            <text:p>0.184080646</text:p>
          </table:table-cell>
          <table:table-cell office:value-type="float" office:value="0.114149659863946" table:style-name="ce1">
            <text:p>0.1141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95238095238099E-2" table:style-name="ce1">
            <text:p>0.038095238</text:p>
          </table:table-cell>
          <table:table-cell office:value-type="float" office:value="1" table:style-name="ce1">
            <text:p>1</text:p>
          </table:table-cell>
          <table:table-cell office:value-type="float" office:value="1.4285714285714299E-2" table:style-name="ce1">
            <text:p>0.014285714</text:p>
          </table:table-cell>
          <table:table-cell office:value-type="float" office:value="4225.00000000001" table:style-name="ce1">
            <text:p>4225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0.934782608695652" table:style-name="ce1">
            <text:p>0.934782609</text:p>
          </table:table-cell>
          <table:table-cell office:value-type="float" office:value="2" table:style-name="ce1">
            <text:p>2</text:p>
          </table:table-cell>
          <table:table-cell office:value-type="float" office:value="0.158671795645657" table:style-name="ce1">
            <text:p>0.158671796</text:p>
          </table:table-cell>
          <table:table-cell office:value-type="float" office:value="8.7619047619047596E-2" table:style-name="ce1">
            <text:p>0.087619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04.08433734939759" table:formula="of:=AVERAGE([.A2:.A167])" table:style-name="ce1">
            <text:p>104.0843373</text:p>
          </table:table-cell>
          <table:table-cell office:value-type="float" office:value="4.3099104492504169E-2" table:formula="of:=AVERAGE([.B2:.B167])" table:style-name="ce1">
            <text:p>0.043099104</text:p>
          </table:table-cell>
          <table:table-cell office:value-type="float" office:value="1" table:formula="of:=AVERAGE([.C2:.C167])" table:style-name="ce1">
            <text:p>1</text:p>
          </table:table-cell>
          <table:table-cell office:value-type="float" office:value="1.4285714285714273E-2" table:formula="of:=AVERAGE([.D2:.D167])" table:style-name="ce1">
            <text:p>0.014285714</text:p>
          </table:table-cell>
          <table:table-cell office:value-type="float" office:value="4500.4304635761591" table:formula="of:=AVERAGE([.E2:.E167])" table:style-name="ce1">
            <text:p>4500.430464</text:p>
          </table:table-cell>
          <table:table-cell office:value-type="float" office:value="1.944583445385262" table:formula="of:=AVERAGE([.F2:.F167])" table:style-name="ce1">
            <text:p>1.944583445</text:p>
          </table:table-cell>
          <table:table-cell office:value-type="float" office:value="67.584337349397586" table:formula="of:=AVERAGE([.G2:.G167])" table:style-name="ce1">
            <text:p>67.58433735</text:p>
          </table:table-cell>
          <table:table-cell office:value-type="float" office:value="1.9887428539900107" table:formula="of:=AVERAGE([.H2:.H167])" table:style-name="ce1">
            <text:p>1.988742854</text:p>
          </table:table-cell>
          <table:table-cell office:value-type="float" office:value="0.92229857899677048" table:formula="of:=AVERAGE([.I2:.I167])" table:style-name="ce1">
            <text:p>0.922298579</text:p>
          </table:table-cell>
          <table:table-cell office:value-type="float" office:value="2.1807228915662651" table:formula="of:=AVERAGE([.J2:.J167])" table:style-name="ce1">
            <text:p>2.180722892</text:p>
          </table:table-cell>
          <table:table-cell office:value-type="float" office:value="0.18672931643843782" table:formula="of:=AVERAGE([.K2:.K167])" table:style-name="ce1">
            <text:p>0.186729316</text:p>
          </table:table-cell>
          <table:table-cell office:value-type="float" office:value="0.11708772008255655" table:formula="of:=AVERAGE([.L2:.L167])" table:style-name="ce1">
            <text:p>0.11708772</text:p>
          </table:table-cell>
          <table:table-cell office:value-type="float" office:value="0" table:formula="of:=AVERAGE([.M2:.M167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10.545376489998286" table:formula="of:=STDEV([.A2:.A167])" table:style-name="ce1">
            <text:p>10.54537649</text:p>
          </table:table-cell>
          <table:table-cell office:value-type="float" office:value="4.3666155238088209E-3" table:formula="of:=STDEV([.B2:.B167])" table:style-name="ce1">
            <text:p>0.004366616</text:p>
          </table:table-cell>
          <table:table-cell office:value-type="float" office:value="0" table:formula="of:=STDEV([.C2:.C167])" table:style-name="ce1">
            <text:p>0</text:p>
          </table:table-cell>
          <table:table-cell office:value-type="float" office:value="2.6099584096096923E-17" table:formula="of:=STDEV([.D2:.D167])" table:style-name="ce1">
            <text:p>2.60996E-17</text:p>
          </table:table-cell>
          <table:table-cell office:value-type="float" office:value="276.90519460479106" table:formula="of:=STDEV([.E2:.E167])" table:style-name="ce1">
            <text:p>276.9051946</text:p>
          </table:table-cell>
          <table:table-cell office:value-type="float" office:value="4.9235188419940422E-2" table:formula="of:=STDEV([.F2:.F167])" table:style-name="ce1">
            <text:p>0.049235188</text:p>
          </table:table-cell>
          <table:table-cell office:value-type="float" office:value="2.2674498786461226" table:formula="of:=STDEV([.G2:.G167])" table:style-name="ce1">
            <text:p>2.267449879</text:p>
          </table:table-cell>
          <table:table-cell office:value-type="float" office:value="2.507332597075965E-2" table:formula="of:=STDEV([.H2:.H167])" table:style-name="ce1">
            <text:p>0.025073326</text:p>
          </table:table-cell>
          <table:table-cell office:value-type="float" office:value="1.9588227831998838E-2" table:formula="of:=STDEV([.I2:.I167])" table:style-name="ce1">
            <text:p>0.019588228</text:p>
          </table:table-cell>
          <table:table-cell office:value-type="float" office:value="0.40134858462674489" table:formula="of:=STDEV([.J2:.J167])" table:style-name="ce1">
            <text:p>0.401348585</text:p>
          </table:table-cell>
          <table:table-cell office:value-type="float" office:value="2.7324641532531821E-2" table:formula="of:=STDEV([.K2:.K167])" table:style-name="ce1">
            <text:p>0.027324642</text:p>
          </table:table-cell>
          <table:table-cell office:value-type="float" office:value="3.3562674514873554E-2" table:formula="of:=STDEV([.L2:.L167])" table:style-name="ce1">
            <text:p>0.033562675</text:p>
          </table:table-cell>
          <table:table-cell office:value-type="float" office:value="0" table:formula="of:=STDEV([.M2:.M167])" table:style-name="ce1">
            <text:p>0</text:p>
          </table:table-cell>
          <table:table-cell table:number-columns-repeated="16371" table:style-name="ce1"/>
        </table:table-row>
        <table:table-row table:number-rows-repeated="1048407" table:style-name="ro1">
          <table:table-cell table:number-columns-repeated="16384"/>
        </table:table-row>
      </table:table>
      <table:database-ranges>
        <table:database-range table:target-range-address="NEG.A1:NEG.AMJ1048576" table:name="__Anonymous_Sheet_DB__2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eather</dc:creator>
    <dc:date>2016-01-27T02:00:39Z</dc:date>
  </office:meta>
</office:document-meta>
</file>